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4e6b58"/>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7" style:family="paragraph" style:parent-style-name="Standard">
      <style:text-properties officeooo:rsid="016d985e" officeooo:paragraph-rsid="016d985e"/>
    </style:style>
    <style:style style:name="P58" style:family="paragraph" style:parent-style-name="Standard">
      <style:text-properties officeooo:paragraph-rsid="0172bacb"/>
    </style:style>
    <style:style style:name="P59" style:family="paragraph" style:parent-style-name="Standard">
      <style:text-properties officeooo:paragraph-rsid="0178ab53"/>
    </style:style>
    <style:style style:name="P60" style:family="paragraph" style:parent-style-name="Standard">
      <style:text-properties officeooo:paragraph-rsid="017e0a93"/>
    </style:style>
    <style:style style:name="P61" style:family="paragraph" style:parent-style-name="Standard">
      <style:text-properties officeooo:rsid="017e69f3" officeooo:paragraph-rsid="01819461"/>
    </style:style>
    <style:style style:name="P62" style:family="paragraph" style:parent-style-name="Standard">
      <style:text-properties officeooo:rsid="00a8c116" officeooo:paragraph-rsid="018c4645"/>
    </style:style>
    <style:style style:name="P63" style:family="paragraph" style:parent-style-name="Standard">
      <style:text-properties officeooo:paragraph-rsid="018c4645"/>
    </style:style>
    <style:style style:name="P64" style:family="paragraph" style:parent-style-name="Standard">
      <style:paragraph-properties fo:text-align="start" style:justify-single-word="false"/>
      <style:text-properties officeooo:paragraph-rsid="018c4645"/>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1dd1b2d" style:font-weight-asian="bold" style:font-weight-complex="bold"/>
    </style:style>
    <style:style style:name="P67" style:family="paragraph" style:parent-style-name="Standard">
      <style:text-properties fo:font-weight="bold" officeooo:rsid="024f3e17" officeooo:paragraph-rsid="024f3e17" style:font-weight-asian="bold" style:font-weight-complex="bold"/>
    </style:style>
    <style:style style:name="P68" style:family="paragraph" style:parent-style-name="Standard">
      <style:text-properties officeooo:paragraph-rsid="0191d00e"/>
    </style:style>
    <style:style style:name="P69" style:family="paragraph" style:parent-style-name="Standard">
      <style:text-properties officeooo:rsid="0192f262" officeooo:paragraph-rsid="0192f262"/>
    </style:style>
    <style:style style:name="P70" style:family="paragraph" style:parent-style-name="Standard">
      <style:text-properties officeooo:paragraph-rsid="019fcfee"/>
    </style:style>
    <style:style style:name="P71" style:family="paragraph" style:parent-style-name="Standard">
      <style:text-properties officeooo:paragraph-rsid="01bbc01c"/>
    </style:style>
    <style:style style:name="P72" style:family="paragraph" style:parent-style-name="Standard">
      <style:text-properties officeooo:paragraph-rsid="01dd1b2d"/>
    </style:style>
    <style:style style:name="P73" style:family="paragraph" style:parent-style-name="Standard">
      <style:text-properties fo:font-size="10pt" officeooo:rsid="01c6b3b8" officeooo:paragraph-rsid="01dfec2a"/>
    </style:style>
    <style:style style:name="P74" style:family="paragraph" style:parent-style-name="Standard">
      <style:text-properties fo:font-size="10pt" officeooo:rsid="01c6b3b8" officeooo:paragraph-rsid="01f1344c"/>
    </style:style>
    <style:style style:name="P75" style:family="paragraph" style:parent-style-name="Standard">
      <style:text-properties fo:font-size="10pt" officeooo:rsid="01ecd431" officeooo:paragraph-rsid="01ecd431"/>
    </style:style>
    <style:style style:name="P76" style:family="paragraph" style:parent-style-name="Standard">
      <style:text-properties fo:font-size="10pt" officeooo:rsid="01f58529" officeooo:paragraph-rsid="01f58529"/>
    </style:style>
    <style:style style:name="P77" style:family="paragraph" style:parent-style-name="Standard">
      <style:text-properties fo:font-size="2pt" officeooo:paragraph-rsid="01dfec2a"/>
    </style:style>
    <style:style style:name="P78" style:family="paragraph" style:parent-style-name="Standard">
      <style:text-properties officeooo:paragraph-rsid="01dfec2a"/>
    </style:style>
    <style:style style:name="P79" style:family="paragraph" style:parent-style-name="Standard">
      <style:text-properties fo:font-size="12pt" officeooo:paragraph-rsid="01dfec2a"/>
    </style:style>
    <style:style style:name="P80" style:family="paragraph" style:parent-style-name="Standard">
      <style:text-properties officeooo:paragraph-rsid="01fd7b4a"/>
    </style:style>
    <style:style style:name="P81" style:family="paragraph" style:parent-style-name="Standard">
      <style:text-properties style:text-scale="98%"/>
    </style:style>
    <style:style style:name="P82" style:family="paragraph" style:parent-style-name="Standard">
      <style:text-properties officeooo:rsid="016b1bc9" officeooo:paragraph-rsid="016b1bc9" style:text-scale="98%"/>
    </style:style>
    <style:style style:name="P83" style:family="paragraph" style:parent-style-name="Standard">
      <style:text-properties officeooo:paragraph-rsid="0228a7f9"/>
    </style:style>
    <style:style style:name="P84" style:family="paragraph" style:parent-style-name="Standard">
      <style:text-properties officeooo:paragraph-rsid="023485d2"/>
    </style:style>
    <style:style style:name="P85" style:family="paragraph" style:parent-style-name="Standard">
      <style:text-properties officeooo:paragraph-rsid="020896f8"/>
    </style:style>
    <style:style style:name="P86" style:family="paragraph" style:parent-style-name="Standard">
      <style:text-properties officeooo:paragraph-rsid="024e2ed2"/>
    </style:style>
    <style:style style:name="P87" style:family="paragraph" style:parent-style-name="Standard">
      <style:text-properties officeooo:rsid="007ef187" officeooo:paragraph-rsid="011d2e0c"/>
    </style:style>
    <style:style style:name="P88" style:family="paragraph" style:parent-style-name="Text_20_body">
      <style:text-properties officeooo:rsid="000ecd18" officeooo:paragraph-rsid="000ecd18"/>
    </style:style>
    <style:style style:name="P89" style:family="paragraph" style:parent-style-name="Text_20_body">
      <style:text-properties officeooo:rsid="007b0e30" officeooo:paragraph-rsid="007b0e30"/>
    </style:style>
    <style:style style:name="P90" style:family="paragraph" style:parent-style-name="Text_20_body">
      <style:text-properties officeooo:rsid="0094d6ba" officeooo:paragraph-rsid="0094d6ba"/>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style:text-properties officeooo:paragraph-rsid="01bbc01c"/>
    </style:style>
    <style:style style:name="P93" style:family="paragraph" style:parent-style-name="Text_20_body">
      <style:paragraph-properties fo:text-align="center" style:justify-single-word="false"/>
      <style:text-properties fo:font-size="2pt" officeooo:paragraph-rsid="013fda71"/>
    </style:style>
    <style:style style:name="P94" style:family="paragraph" style:parent-style-name="Text_20_body">
      <style:text-properties officeooo:rsid="012a8625" officeooo:paragraph-rsid="024e2ed2"/>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Text_20_body">
      <style:text-properties officeooo:paragraph-rsid="0228a7f9"/>
    </style:style>
    <style:style style:name="P114" style:family="paragraph" style:parent-style-name="Text_20_body">
      <style:text-properties officeooo:paragraph-rsid="022924d2"/>
    </style:style>
    <style:style style:name="P115" style:family="paragraph" style:parent-style-name="Text_20_body">
      <style:text-properties officeooo:paragraph-rsid="024850a1"/>
    </style:style>
    <style:style style:name="P116" style:family="paragraph" style:parent-style-name="Text_20_body">
      <style:text-properties officeooo:paragraph-rsid="024e2ed2"/>
    </style:style>
    <style:style style:name="P117" style:family="paragraph" style:parent-style-name="Text_20_body">
      <style:text-properties officeooo:paragraph-rsid="025d9165"/>
    </style:style>
    <style:style style:name="P118" style:family="paragraph" style:parent-style-name="Preformatted_20_Text">
      <style:text-properties officeooo:rsid="001122ee" officeooo:paragraph-rsid="003bb47e"/>
    </style:style>
    <style:style style:name="P119" style:family="paragraph" style:parent-style-name="Preformatted_20_Text">
      <style:text-properties officeooo:rsid="00116283" officeooo:paragraph-rsid="0026ba99"/>
    </style:style>
    <style:style style:name="P120" style:family="paragraph" style:parent-style-name="Preformatted_20_Text">
      <style:text-properties officeooo:rsid="00116e17" officeooo:paragraph-rsid="003bb47e"/>
    </style:style>
    <style:style style:name="P121" style:family="paragraph" style:parent-style-name="Preformatted_20_Text">
      <style:text-properties officeooo:rsid="0012b5c9" officeooo:paragraph-rsid="003bb47e"/>
    </style:style>
    <style:style style:name="P122" style:family="paragraph" style:parent-style-name="Preformatted_20_Text">
      <style:paragraph-properties fo:text-align="center" style:justify-single-word="false"/>
      <style:text-properties officeooo:rsid="001c5d33" officeooo:paragraph-rsid="0020dbba"/>
    </style:style>
    <style:style style:name="P123" style:family="paragraph" style:parent-style-name="Preformatted_20_Text">
      <style:paragraph-properties fo:text-align="center" style:justify-single-word="false"/>
      <style:text-properties officeooo:rsid="001ddeb9" officeooo:paragraph-rsid="0020dbba"/>
    </style:style>
    <style:style style:name="P124" style:family="paragraph" style:parent-style-name="Preformatted_20_Text">
      <style:paragraph-properties fo:text-align="center" style:justify-single-word="false"/>
      <style:text-properties officeooo:rsid="001fce12" officeooo:paragraph-rsid="0020dbba"/>
    </style:style>
    <style:style style:name="P12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7" style:family="paragraph" style:parent-style-name="Preformatted_20_Text">
      <style:text-properties fo:font-style="normal" officeooo:rsid="0087e4bb" officeooo:paragraph-rsid="0087e4bb" style:font-style-asian="normal" style:font-style-complex="normal"/>
    </style:style>
    <style:style style:name="P12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0" style:family="paragraph" style:parent-style-name="Preformatted_20_Text">
      <style:paragraph-properties fo:text-align="center" style:justify-single-word="false"/>
    </style:style>
    <style:style style:name="P131" style:family="paragraph" style:parent-style-name="Preformatted_20_Text">
      <style:paragraph-properties fo:text-align="center" style:justify-single-word="false"/>
      <style:text-properties officeooo:paragraph-rsid="0020dbba"/>
    </style:style>
    <style:style style:name="P132" style:family="paragraph" style:parent-style-name="Preformatted_20_Text">
      <style:text-properties fo:font-size="9pt" officeooo:rsid="00295f4e" officeooo:paragraph-rsid="00295f4e" style:font-size-asian="10pt" style:font-size-complex="10pt" style:text-scale="98%"/>
    </style:style>
    <style:style style:name="P13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4" style:family="paragraph" style:parent-style-name="Preformatted_20_Text">
      <style:text-properties fo:font-size="8pt" officeooo:paragraph-rsid="002198e3" style:font-size-asian="8pt" style:font-size-complex="8pt" style:text-scale="98%"/>
    </style:style>
    <style:style style:name="P135" style:family="paragraph" style:parent-style-name="Preformatted_20_Text">
      <style:paragraph-properties fo:text-align="start" style:justify-single-word="false"/>
      <style:text-properties fo:font-size="8pt" officeooo:paragraph-rsid="01d14477" style:font-size-asian="8pt" style:font-size-complex="8pt"/>
    </style:style>
    <style:style style:name="P136" style:family="paragraph" style:parent-style-name="Preformatted_20_Text">
      <style:text-properties fo:font-size="8pt" style:font-size-asian="10pt" style:font-size-complex="10pt"/>
    </style:style>
    <style:style style:name="P137" style:family="paragraph" style:parent-style-name="Preformatted_20_Text">
      <style:paragraph-properties fo:text-align="center" style:justify-single-word="false"/>
      <style:text-properties fo:font-size="8pt" style:font-size-asian="10pt" style:font-size-complex="10pt"/>
    </style:style>
    <style:style style:name="P138" style:family="paragraph" style:parent-style-name="Preformatted_20_Text">
      <style:text-properties fo:font-size="8pt" officeooo:paragraph-rsid="01bbc01c" style:font-size-asian="10pt" style:font-size-complex="10pt"/>
    </style:style>
    <style:style style:name="P139"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0"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1" style:family="paragraph" style:parent-style-name="Preformatted_20_Text">
      <style:text-properties officeooo:rsid="0026ba99" officeooo:paragraph-rsid="0026ba99"/>
    </style:style>
    <style:style style:name="P142" style:family="paragraph" style:parent-style-name="Preformatted_20_Text">
      <style:text-properties officeooo:rsid="0027e0b4" officeooo:paragraph-rsid="0027e0b4"/>
    </style:style>
    <style:style style:name="P143" style:family="paragraph" style:parent-style-name="Preformatted_20_Text">
      <style:text-properties officeooo:rsid="0027e0b4" officeooo:paragraph-rsid="00295f4e"/>
    </style:style>
    <style:style style:name="P144" style:family="paragraph" style:parent-style-name="Preformatted_20_Text">
      <style:text-properties officeooo:paragraph-rsid="00284e68"/>
    </style:style>
    <style:style style:name="P145" style:family="paragraph" style:parent-style-name="Preformatted_20_Text">
      <style:text-properties officeooo:rsid="00284e68" officeooo:paragraph-rsid="00284e68"/>
    </style:style>
    <style:style style:name="P146" style:family="paragraph" style:parent-style-name="Preformatted_20_Text">
      <style:text-properties officeooo:rsid="00284e68" officeooo:paragraph-rsid="00295f4e"/>
    </style:style>
    <style:style style:name="P147" style:family="paragraph" style:parent-style-name="Preformatted_20_Text">
      <style:text-properties officeooo:rsid="002876b5" officeooo:paragraph-rsid="002876b5"/>
    </style:style>
    <style:style style:name="P148"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0"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3"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5" style:family="paragraph" style:parent-style-name="Preformatted_20_Text">
      <style:paragraph-properties fo:text-align="start" style:justify-single-word="false"/>
      <style:text-properties officeooo:rsid="003bb47e" officeooo:paragraph-rsid="0150fbd9"/>
    </style:style>
    <style:style style:name="P166" style:family="paragraph" style:parent-style-name="Preformatted_20_Text">
      <style:paragraph-properties fo:text-align="start" style:justify-single-word="false"/>
      <style:text-properties officeooo:rsid="003bb47e" officeooo:paragraph-rsid="006f6ad0"/>
    </style:style>
    <style:style style:name="P167" style:family="paragraph" style:parent-style-name="Preformatted_20_Text">
      <style:text-properties officeooo:paragraph-rsid="003bb47e"/>
    </style:style>
    <style:style style:name="P168" style:family="paragraph" style:parent-style-name="Preformatted_20_Text">
      <style:paragraph-properties fo:text-align="start" style:justify-single-word="false"/>
      <style:text-properties officeooo:paragraph-rsid="0150fbd9"/>
    </style:style>
    <style:style style:name="P169" style:family="paragraph" style:parent-style-name="Preformatted_20_Text">
      <style:paragraph-properties fo:text-align="start" style:justify-single-word="false"/>
      <style:text-properties officeooo:paragraph-rsid="0194b720"/>
    </style:style>
    <style:style style:name="P170" style:family="paragraph" style:parent-style-name="Preformatted_20_Text">
      <style:paragraph-properties fo:text-align="start" style:justify-single-word="false"/>
      <style:text-properties officeooo:paragraph-rsid="024e2ed2"/>
    </style:style>
    <style:style style:name="P171" style:family="paragraph" style:parent-style-name="Preformatted_20_Text">
      <style:paragraph-properties fo:text-align="start" style:justify-single-word="false"/>
      <style:text-properties officeooo:rsid="004bc521" officeooo:paragraph-rsid="024e2ed2"/>
    </style:style>
    <style:style style:name="P172" style:family="paragraph" style:parent-style-name="Preformatted_20_Text">
      <style:text-properties officeooo:rsid="004eb83c" officeooo:paragraph-rsid="024e2ed2"/>
    </style:style>
    <style:style style:name="P173" style:family="paragraph" style:parent-style-name="Preformatted_20_Text">
      <style:text-properties officeooo:rsid="0053de3a" officeooo:paragraph-rsid="024e2ed2"/>
    </style:style>
    <style:style style:name="P174" style:family="paragraph" style:parent-style-name="Preformatted_20_Text">
      <style:text-properties officeooo:rsid="0060259f" officeooo:paragraph-rsid="024e2ed2"/>
    </style:style>
    <style:style style:name="P175" style:family="paragraph" style:parent-style-name="Preformatted_20_Text">
      <style:text-properties officeooo:paragraph-rsid="006f6ad0"/>
    </style:style>
    <style:style style:name="P176" style:family="paragraph" style:parent-style-name="Preformatted_20_Text">
      <style:text-properties fo:font-style="italic" officeooo:paragraph-rsid="006f6ad0" style:font-style-asian="italic" style:font-style-complex="italic"/>
    </style:style>
    <style:style style:name="P17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8" style:family="paragraph" style:parent-style-name="Preformatted_20_Text">
      <style:text-properties officeooo:rsid="000c5d08" officeooo:paragraph-rsid="000ecd18"/>
    </style:style>
    <style:style style:name="P179" style:family="paragraph" style:parent-style-name="Preformatted_20_Text">
      <style:text-properties officeooo:paragraph-rsid="00a17308" style:text-scale="88%"/>
    </style:style>
    <style:style style:name="P180" style:family="paragraph" style:parent-style-name="Preformatted_20_Text">
      <style:text-properties officeooo:rsid="00a17308" officeooo:paragraph-rsid="00a17308" style:text-scale="88%"/>
    </style:style>
    <style:style style:name="P181" style:family="paragraph" style:parent-style-name="Preformatted_20_Text">
      <style:text-properties officeooo:rsid="00a346bb" officeooo:paragraph-rsid="00a346bb" style:text-scale="88%"/>
    </style:style>
    <style:style style:name="P182" style:family="paragraph" style:parent-style-name="Preformatted_20_Text">
      <style:text-properties officeooo:rsid="00a4e240" officeooo:paragraph-rsid="00a4e240" style:text-scale="88%"/>
    </style:style>
    <style:style style:name="P183" style:family="paragraph" style:parent-style-name="Preformatted_20_Text">
      <style:paragraph-properties fo:text-align="end" style:justify-single-word="false"/>
      <style:text-properties fo:font-weight="bold" style:font-weight-asian="bold" style:font-weight-complex="bold"/>
    </style:style>
    <style:style style:name="P18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5" style:family="paragraph" style:parent-style-name="Preformatted_20_Text">
      <style:text-properties fo:font-weight="bold" officeooo:rsid="012a8625" officeooo:paragraph-rsid="019fcfee" style:font-weight-asian="bold" style:font-weight-complex="bold"/>
    </style:style>
    <style:style style:name="P186" style:family="paragraph" style:parent-style-name="Preformatted_20_Text">
      <style:text-properties fo:font-weight="bold" officeooo:paragraph-rsid="01ab7d32" style:font-weight-asian="bold" style:font-weight-complex="bold"/>
    </style:style>
    <style:style style:name="P187" style:family="paragraph" style:parent-style-name="Preformatted_20_Text">
      <style:text-properties fo:font-weight="bold" officeooo:rsid="00922dd5" officeooo:paragraph-rsid="00922dd5" style:font-weight-asian="bold" style:font-weight-complex="bold"/>
    </style:style>
    <style:style style:name="P188" style:family="paragraph" style:parent-style-name="Preformatted_20_Text">
      <style:text-properties fo:font-weight="bold" officeooo:rsid="01c6b3b8" officeooo:paragraph-rsid="01dfec2a" style:font-weight-asian="bold" style:font-weight-complex="bold"/>
    </style:style>
    <style:style style:name="P189" style:family="paragraph" style:parent-style-name="Preformatted_20_Text">
      <style:text-properties fo:font-weight="bold" officeooo:rsid="01c6b3b8" officeooo:paragraph-rsid="01f00011" style:font-weight-asian="bold" style:font-weight-complex="bold"/>
    </style:style>
    <style:style style:name="P190" style:family="paragraph" style:parent-style-name="Preformatted_20_Text">
      <style:text-properties fo:font-weight="bold" officeooo:rsid="01c621bb" officeooo:paragraph-rsid="01dfec2a" style:font-weight-asian="bold" style:font-weight-complex="bold"/>
    </style:style>
    <style:style style:name="P191" style:family="paragraph" style:parent-style-name="Preformatted_20_Text">
      <style:text-properties fo:font-weight="bold" officeooo:rsid="01c621bb" officeooo:paragraph-rsid="01f00011" style:font-weight-asian="bold" style:font-weight-complex="bold"/>
    </style:style>
    <style:style style:name="P192" style:family="paragraph" style:parent-style-name="Preformatted_20_Text">
      <style:text-properties fo:font-weight="bold" officeooo:rsid="01c621bb" officeooo:paragraph-rsid="01f1344c" style:font-weight-asian="bold" style:font-weight-complex="bold"/>
    </style:style>
    <style:style style:name="P193" style:family="paragraph" style:parent-style-name="Preformatted_20_Text">
      <style:text-properties fo:font-weight="bold" officeooo:rsid="01c8259f" officeooo:paragraph-rsid="01eff624" style:font-weight-asian="bold" style:font-weight-complex="bold"/>
    </style:style>
    <style:style style:name="P194" style:family="paragraph" style:parent-style-name="Preformatted_20_Text">
      <style:text-properties fo:font-weight="bold" officeooo:rsid="020cd13d" officeooo:paragraph-rsid="020cd13d" style:font-weight-asian="bold" style:font-weight-complex="bold"/>
    </style:style>
    <style:style style:name="P195" style:family="paragraph" style:parent-style-name="Preformatted_20_Text">
      <style:text-properties fo:font-weight="bold" officeooo:rsid="020cd13d" officeooo:paragraph-rsid="022ee015" style:font-weight-asian="bold" style:font-weight-complex="bold"/>
    </style:style>
    <style:style style:name="P196" style:family="paragraph" style:parent-style-name="Preformatted_20_Text">
      <style:text-properties fo:font-weight="bold" officeooo:rsid="021ede30" officeooo:paragraph-rsid="021ede30" style:font-weight-asian="bold" style:font-weight-complex="bold"/>
    </style:style>
    <style:style style:name="P197" style:family="paragraph" style:parent-style-name="Preformatted_20_Text">
      <style:text-properties fo:font-weight="bold" officeooo:rsid="02202324" officeooo:paragraph-rsid="02202324" style:font-weight-asian="bold" style:font-weight-complex="bold"/>
    </style:style>
    <style:style style:name="P198" style:family="paragraph" style:parent-style-name="Preformatted_20_Text">
      <style:text-properties officeooo:rsid="00966943" officeooo:paragraph-rsid="00d1b501"/>
    </style:style>
    <style:style style:name="P199" style:family="paragraph" style:parent-style-name="Preformatted_20_Text">
      <style:text-properties style:font-name="Liberation Serif" fo:font-size="12pt" officeooo:rsid="00e3396b" officeooo:paragraph-rsid="00e54c31" style:font-size-asian="10pt" style:font-size-complex="10pt"/>
    </style:style>
    <style:style style:name="P20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1" style:family="paragraph" style:parent-style-name="Preformatted_20_Text">
      <style:text-properties style:font-name="Liberation Serif" officeooo:rsid="02217e3b" officeooo:paragraph-rsid="02217e3b"/>
    </style:style>
    <style:style style:name="P202" style:family="paragraph" style:parent-style-name="Preformatted_20_Text">
      <style:paragraph-properties fo:text-align="start" style:justify-single-word="false"/>
      <style:text-properties style:font-name="Liberation Sans" officeooo:paragraph-rsid="01105773"/>
    </style:style>
    <style:style style:name="P203" style:family="paragraph" style:parent-style-name="Preformatted_20_Text">
      <style:text-properties officeooo:paragraph-rsid="01105773"/>
    </style:style>
    <style:style style:name="P204" style:family="paragraph" style:parent-style-name="Preformatted_20_Text">
      <style:text-properties officeooo:rsid="0117d829" officeooo:paragraph-rsid="01196eee"/>
    </style:style>
    <style:style style:name="P205" style:family="paragraph" style:parent-style-name="Preformatted_20_Text">
      <style:text-properties officeooo:rsid="008a716e" officeooo:paragraph-rsid="011d2e0c"/>
    </style:style>
    <style:style style:name="P206" style:family="paragraph" style:parent-style-name="Preformatted_20_Text">
      <style:text-properties officeooo:paragraph-rsid="011d2e0c"/>
    </style:style>
    <style:style style:name="P207" style:family="paragraph" style:parent-style-name="Preformatted_20_Text">
      <style:text-properties officeooo:rsid="008c3e6e" officeooo:paragraph-rsid="01216a55"/>
    </style:style>
    <style:style style:name="P208" style:family="paragraph" style:parent-style-name="Preformatted_20_Text">
      <style:text-properties officeooo:rsid="007f5894" officeooo:paragraph-rsid="01216a55"/>
    </style:style>
    <style:style style:name="P209" style:family="paragraph" style:parent-style-name="Preformatted_20_Text">
      <style:text-properties officeooo:paragraph-rsid="01216a55"/>
    </style:style>
    <style:style style:name="P210" style:family="paragraph" style:parent-style-name="Preformatted_20_Text">
      <style:text-properties officeooo:paragraph-rsid="0131515d"/>
    </style:style>
    <style:style style:name="P211"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3" style:family="paragraph" style:parent-style-name="Preformatted_20_Text">
      <style:text-properties officeooo:rsid="00ae66f0" officeooo:paragraph-rsid="014e6b58"/>
    </style:style>
    <style:style style:name="P214" style:family="paragraph" style:parent-style-name="Preformatted_20_Text">
      <style:text-properties officeooo:paragraph-rsid="014e6b58" style:text-scale="97%"/>
    </style:style>
    <style:style style:name="P215" style:family="paragraph" style:parent-style-name="Preformatted_20_Text">
      <style:text-properties officeooo:paragraph-rsid="014e6b58"/>
    </style:style>
    <style:style style:name="P216" style:family="paragraph" style:parent-style-name="Preformatted_20_Text">
      <style:text-properties officeooo:rsid="0135a8ef" officeooo:paragraph-rsid="014f4dd1"/>
    </style:style>
    <style:style style:name="P217" style:family="paragraph" style:parent-style-name="Preformatted_20_Text">
      <style:text-properties officeooo:paragraph-rsid="014f4dd1"/>
    </style:style>
    <style:style style:name="P218" style:family="paragraph" style:parent-style-name="Preformatted_20_Text">
      <style:paragraph-properties fo:text-align="start" style:justify-single-word="false"/>
      <style:text-properties officeooo:rsid="0037b647" officeooo:paragraph-rsid="0150fbd9"/>
    </style:style>
    <style:style style:name="P219" style:family="paragraph" style:parent-style-name="Preformatted_20_Text">
      <style:text-properties officeooo:rsid="0037b647" officeooo:paragraph-rsid="0150fbd9"/>
    </style:style>
    <style:style style:name="P220" style:family="paragraph" style:parent-style-name="Preformatted_20_Text">
      <style:text-properties officeooo:paragraph-rsid="0150fbd9"/>
    </style:style>
    <style:style style:name="P221" style:family="paragraph" style:parent-style-name="Preformatted_20_Text">
      <style:text-properties fo:font-size="10pt" style:font-size-asian="10pt" style:font-size-complex="10pt"/>
    </style:style>
    <style:style style:name="P222" style:family="paragraph" style:parent-style-name="Preformatted_20_Text">
      <style:paragraph-properties fo:text-align="center" style:justify-single-word="false"/>
      <style:text-properties officeooo:rsid="016b1bc9" officeooo:paragraph-rsid="016b1bc9"/>
    </style:style>
    <style:style style:name="P22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5" style:family="paragraph" style:parent-style-name="Preformatted_20_Text">
      <style:text-properties officeooo:rsid="016d985e"/>
    </style:style>
    <style:style style:name="P226" style:family="paragraph" style:parent-style-name="Preformatted_20_Text">
      <style:paragraph-properties fo:text-align="center" style:justify-single-word="false"/>
      <style:text-properties officeooo:rsid="016d985e" officeooo:paragraph-rsid="016d985e"/>
    </style:style>
    <style:style style:name="P22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8" style:family="paragraph" style:parent-style-name="Preformatted_20_Text">
      <style:text-properties style:text-scale="86%"/>
    </style:style>
    <style:style style:name="P229" style:family="paragraph" style:parent-style-name="Preformatted_20_Text">
      <style:text-properties officeooo:paragraph-rsid="0175f237"/>
    </style:style>
    <style:style style:name="P230" style:family="paragraph" style:parent-style-name="Preformatted_20_Text">
      <style:text-properties officeooo:rsid="00b26293" officeooo:paragraph-rsid="014e6b58"/>
    </style:style>
    <style:style style:name="P231" style:family="paragraph" style:parent-style-name="Preformatted_20_Text">
      <style:text-properties officeooo:rsid="01985d0f" officeooo:paragraph-rsid="01985d0f"/>
    </style:style>
    <style:style style:name="P232" style:family="paragraph" style:parent-style-name="Preformatted_20_Text">
      <style:text-properties officeooo:rsid="01993d13" officeooo:paragraph-rsid="01993d13"/>
    </style:style>
    <style:style style:name="P233" style:family="paragraph" style:parent-style-name="Preformatted_20_Text">
      <style:text-properties officeooo:rsid="019cf702" officeooo:paragraph-rsid="024e2ed2"/>
    </style:style>
    <style:style style:name="P234" style:family="paragraph" style:parent-style-name="Preformatted_20_Text">
      <style:text-properties officeooo:rsid="019d1df0" officeooo:paragraph-rsid="024e2ed2"/>
    </style:style>
    <style:style style:name="P235" style:family="paragraph" style:parent-style-name="Preformatted_20_Text">
      <style:text-properties fo:font-weight="normal" officeooo:rsid="012a8625" officeooo:paragraph-rsid="019fcfee" style:font-weight-asian="normal" style:font-weight-complex="normal"/>
    </style:style>
    <style:style style:name="P236" style:family="paragraph" style:parent-style-name="Preformatted_20_Text">
      <style:text-properties fo:font-weight="normal" officeooo:rsid="01d82c88" officeooo:paragraph-rsid="01f58529" style:font-weight-asian="normal" style:font-weight-complex="normal"/>
    </style:style>
    <style:style style:name="P237" style:family="paragraph" style:parent-style-name="Preformatted_20_Text">
      <style:text-properties officeooo:paragraph-rsid="019fcfee"/>
    </style:style>
    <style:style style:name="P23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40" style:family="paragraph" style:parent-style-name="Preformatted_20_Text">
      <style:paragraph-properties fo:text-align="start" style:justify-single-word="false"/>
      <style:text-properties officeooo:rsid="0033fd4e" officeooo:paragraph-rsid="0034979b"/>
    </style:style>
    <style:style style:name="P241" style:family="paragraph" style:parent-style-name="Preformatted_20_Text">
      <style:text-properties officeooo:paragraph-rsid="01ab0a0a"/>
    </style:style>
    <style:style style:name="P242" style:family="paragraph" style:parent-style-name="Preformatted_20_Text">
      <style:text-properties officeooo:rsid="01ac701b" officeooo:paragraph-rsid="01ac701b"/>
    </style:style>
    <style:style style:name="P243" style:family="paragraph" style:parent-style-name="Preformatted_20_Text">
      <style:text-properties officeooo:rsid="01ac701b" officeooo:paragraph-rsid="01ac701b" style:text-scale="92%"/>
    </style:style>
    <style:style style:name="P244" style:family="paragraph" style:parent-style-name="Preformatted_20_Text">
      <style:text-properties officeooo:rsid="019b4dd8" officeooo:paragraph-rsid="019b4dd8"/>
    </style:style>
    <style:style style:name="P245" style:family="paragraph" style:parent-style-name="Preformatted_20_Text">
      <style:text-properties officeooo:paragraph-rsid="01bbc01c"/>
    </style:style>
    <style:style style:name="P246" style:family="paragraph" style:parent-style-name="Preformatted_20_Text">
      <style:paragraph-properties fo:text-align="center" style:justify-single-word="false"/>
      <style:text-properties officeooo:rsid="01b2c0f8" officeooo:paragraph-rsid="01bbc01c"/>
    </style:style>
    <style:style style:name="P247" style:family="paragraph" style:parent-style-name="Preformatted_20_Text">
      <style:paragraph-properties fo:text-align="start" style:justify-single-word="false"/>
      <style:text-properties officeooo:rsid="01b6b4b4" officeooo:paragraph-rsid="01bbc01c"/>
    </style:style>
    <style:style style:name="P248" style:family="paragraph" style:parent-style-name="Preformatted_20_Text">
      <style:text-properties officeooo:rsid="01c8259f" officeooo:paragraph-rsid="01dfec2a"/>
    </style:style>
    <style:style style:name="P249" style:family="paragraph" style:parent-style-name="Preformatted_20_Text">
      <style:text-properties officeooo:rsid="01c8259f" officeooo:paragraph-rsid="01ec94a9"/>
    </style:style>
    <style:style style:name="P250" style:family="paragraph" style:parent-style-name="Preformatted_20_Text">
      <style:text-properties officeooo:rsid="01c6e3fd" officeooo:paragraph-rsid="01dfec2a"/>
    </style:style>
    <style:style style:name="P251" style:family="paragraph" style:parent-style-name="Preformatted_20_Text">
      <style:text-properties officeooo:paragraph-rsid="01dfec2a"/>
    </style:style>
    <style:style style:name="P252" style:family="paragraph" style:parent-style-name="Preformatted_20_Text">
      <style:text-properties officeooo:paragraph-rsid="01ea82be"/>
    </style:style>
    <style:style style:name="P253" style:family="paragraph" style:parent-style-name="Preformatted_20_Text">
      <style:text-properties officeooo:paragraph-rsid="01f00011"/>
    </style:style>
    <style:style style:name="P254" style:family="paragraph" style:parent-style-name="Preformatted_20_Text">
      <style:text-properties officeooo:paragraph-rsid="0201051d"/>
    </style:style>
    <style:style style:name="P255" style:family="paragraph" style:parent-style-name="Preformatted_20_Text">
      <style:text-properties officeooo:rsid="02037532" officeooo:paragraph-rsid="02037532"/>
    </style:style>
    <style:style style:name="P256" style:family="paragraph" style:parent-style-name="Preformatted_20_Text">
      <style:text-properties officeooo:rsid="020b3b5a" officeooo:paragraph-rsid="020b3b5a"/>
    </style:style>
    <style:style style:name="P257" style:family="paragraph" style:parent-style-name="Preformatted_20_Text">
      <style:text-properties officeooo:rsid="020cd13d" officeooo:paragraph-rsid="020cd13d"/>
    </style:style>
    <style:style style:name="P258" style:family="paragraph" style:parent-style-name="Preformatted_20_Text">
      <style:text-properties officeooo:rsid="020cd13d" officeooo:paragraph-rsid="02217e3b"/>
    </style:style>
    <style:style style:name="P259" style:family="paragraph" style:parent-style-name="Preformatted_20_Text">
      <style:text-properties officeooo:rsid="020cd13d" officeooo:paragraph-rsid="022ee015"/>
    </style:style>
    <style:style style:name="P260" style:family="paragraph" style:parent-style-name="Preformatted_20_Text">
      <style:text-properties officeooo:rsid="0210d905" officeooo:paragraph-rsid="0210d905"/>
    </style:style>
    <style:style style:name="P261" style:family="paragraph" style:parent-style-name="Preformatted_20_Text">
      <style:text-properties officeooo:rsid="0213bb65" officeooo:paragraph-rsid="0213bb65"/>
    </style:style>
    <style:style style:name="P262" style:family="paragraph" style:parent-style-name="Preformatted_20_Text">
      <style:text-properties officeooo:rsid="02195654" officeooo:paragraph-rsid="02195654"/>
    </style:style>
    <style:style style:name="P263" style:family="paragraph" style:parent-style-name="Preformatted_20_Text">
      <style:text-properties officeooo:rsid="022924d2" officeooo:paragraph-rsid="022924d2"/>
    </style:style>
    <style:style style:name="P264" style:family="paragraph" style:parent-style-name="Preformatted_20_Text">
      <style:text-properties officeooo:rsid="022924d2" officeooo:paragraph-rsid="022a9ca9"/>
    </style:style>
    <style:style style:name="P265" style:family="paragraph" style:parent-style-name="Preformatted_20_Text">
      <style:text-properties officeooo:rsid="022924d2" officeooo:paragraph-rsid="0243f4cf"/>
    </style:style>
    <style:style style:name="P266" style:family="paragraph" style:parent-style-name="Preformatted_20_Text">
      <style:text-properties officeooo:rsid="022a9ca9" officeooo:paragraph-rsid="0243f4cf"/>
    </style:style>
    <style:style style:name="P267" style:family="paragraph" style:parent-style-name="Preformatted_20_Text">
      <style:text-properties officeooo:rsid="022d36f0" officeooo:paragraph-rsid="023485d2"/>
    </style:style>
    <style:style style:name="P268" style:family="paragraph" style:parent-style-name="Preformatted_20_Text">
      <style:text-properties officeooo:rsid="022502de" officeooo:paragraph-rsid="0242c645"/>
    </style:style>
    <style:style style:name="P269" style:family="paragraph" style:parent-style-name="Preformatted_20_Text">
      <style:text-properties officeooo:rsid="02247072" officeooo:paragraph-rsid="0242c645"/>
    </style:style>
    <style:style style:name="P270" style:family="paragraph" style:parent-style-name="Preformatted_20_Text">
      <style:text-properties officeooo:paragraph-rsid="0242c645"/>
    </style:style>
    <style:style style:name="P271" style:family="paragraph" style:parent-style-name="Preformatted_20_Text">
      <style:text-properties officeooo:rsid="0243f4cf" officeooo:paragraph-rsid="0243f4cf"/>
    </style:style>
    <style:style style:name="P272" style:family="paragraph" style:parent-style-name="Preformatted_20_Text">
      <style:text-properties officeooo:rsid="02457ca2" officeooo:paragraph-rsid="02457ca2"/>
    </style:style>
    <style:style style:name="P273" style:family="paragraph" style:parent-style-name="Preformatted_20_Text">
      <style:paragraph-properties fo:text-align="end" style:justify-single-word="false"/>
      <style:text-properties officeooo:paragraph-rsid="024a8641"/>
    </style:style>
    <style:style style:name="P274" style:family="paragraph" style:parent-style-name="Preformatted_20_Text">
      <style:text-properties officeooo:paragraph-rsid="024e2ed2"/>
    </style:style>
    <style:style style:name="P275" style:family="paragraph" style:parent-style-name="Preformatted_20_Text">
      <style:text-properties officeooo:rsid="024f3e17" officeooo:paragraph-rsid="024f3e17"/>
    </style:style>
    <style:style style:name="P276" style:family="paragraph" style:parent-style-name="Preformatted_20_Text">
      <style:paragraph-properties fo:text-align="end" style:justify-single-word="false"/>
      <style:text-properties officeooo:rsid="024f3e17" officeooo:paragraph-rsid="024f3e17"/>
    </style:style>
    <style:style style:name="P277" style:family="paragraph" style:parent-style-name="Preformatted_20_Text">
      <style:paragraph-properties fo:text-align="start" style:justify-single-word="false"/>
      <style:text-properties officeooo:rsid="025093e9" officeooo:paragraph-rsid="025093e9"/>
    </style:style>
    <style:style style:name="P278" style:family="paragraph" style:parent-style-name="Preformatted_20_Text">
      <style:text-properties officeooo:rsid="025d9165" officeooo:paragraph-rsid="025d9165"/>
    </style:style>
    <style:style style:name="P279" style:family="paragraph" style:parent-style-name="Table_20_Contents">
      <style:text-properties officeooo:rsid="000ecd18" officeooo:paragraph-rsid="000ecd18"/>
    </style:style>
    <style:style style:name="P280" style:family="paragraph" style:parent-style-name="Table_20_Contents">
      <style:paragraph-properties fo:text-align="center" style:justify-single-word="false"/>
      <style:text-properties officeooo:rsid="000ecd18" officeooo:paragraph-rsid="000ecd18"/>
    </style:style>
    <style:style style:name="P281"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8"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89"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90"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1" style:family="paragraph" style:parent-style-name="Table_20_Contents">
      <style:text-properties officeooo:rsid="00d1b501"/>
    </style:style>
    <style:style style:name="P292" style:family="paragraph" style:parent-style-name="Table_20_Contents">
      <style:text-properties officeooo:rsid="00d1b501" officeooo:paragraph-rsid="00d1b501"/>
    </style:style>
    <style:style style:name="P293" style:family="paragraph" style:parent-style-name="Table_20_Contents">
      <style:paragraph-properties fo:text-align="start" style:justify-single-word="false"/>
      <style:text-properties officeooo:paragraph-rsid="01dfec2a"/>
    </style:style>
    <style:style style:name="P294" style:family="paragraph" style:parent-style-name="Title">
      <style:text-properties officeooo:paragraph-rsid="000e30a9"/>
    </style:style>
    <style:style style:name="P295" style:family="paragraph" style:parent-style-name="Preformatted_20_Text">
      <style:paragraph-properties fo:margin-top="0mm" fo:margin-bottom="4.99mm" loext:contextual-spacing="false"/>
      <style:text-properties officeooo:paragraph-rsid="014eb473"/>
    </style:style>
    <style:style style:name="P296" style:family="paragraph" style:parent-style-name="Text_20_body">
      <style:paragraph-properties fo:margin-top="0mm" fo:margin-bottom="0mm" loext:contextual-spacing="false" fo:text-align="end" style:justify-single-word="false"/>
      <style:text-properties officeooo:paragraph-rsid="0150fbd9"/>
    </style:style>
    <style:style style:name="P297" style:family="paragraph" style:parent-style-name="Text_20_body">
      <style:paragraph-properties fo:margin-top="0mm" fo:margin-bottom="0mm" loext:contextual-spacing="false"/>
      <style:text-properties officeooo:paragraph-rsid="0150fbd9"/>
    </style:style>
    <style:style style:name="P298"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9" style:family="paragraph" style:parent-style-name="Standard">
      <style:paragraph-properties fo:break-before="column"/>
      <style:text-properties officeooo:paragraph-rsid="01dfec2a"/>
    </style:style>
    <style:style style:name="P300" style:family="paragraph" style:parent-style-name="Text_20_body">
      <style:paragraph-properties fo:break-before="column"/>
    </style:style>
    <style:style style:name="P301" style:family="paragraph" style:parent-style-name="Contents_20_1">
      <style:paragraph-properties>
        <style:tab-stops>
          <style:tab-stop style:position="170mm" style:type="right" style:leader-style="dotted" style:leader-text="."/>
        </style:tab-stops>
      </style:paragraph-properties>
    </style:style>
    <style:style style:name="P302" style:family="paragraph" style:parent-style-name="Contents_20_3">
      <style:paragraph-properties>
        <style:tab-stops>
          <style:tab-stop style:position="168.01mm" style:type="right" style:leader-style="dotted" style:leader-text="."/>
        </style:tab-stops>
      </style:paragraph-properties>
    </style:style>
    <style:style style:name="P303" style:family="paragraph" style:parent-style-name="Contents_20_2">
      <style:paragraph-properties>
        <style:tab-stops>
          <style:tab-stop style:position="169mm" style:type="right" style:leader-style="dotted" style:leader-text="."/>
        </style:tab-stops>
      </style:paragraph-properties>
    </style:style>
    <style:style style:name="P304" style:family="paragraph" style:parent-style-name="Standard">
      <style:text-properties officeooo:paragraph-rsid="025e64ee"/>
    </style:style>
    <style:style style:name="P305" style:family="paragraph" style:parent-style-name="Text_20_body" style:list-style-name="">
      <style:paragraph-properties fo:break-before="column"/>
      <style:text-properties officeooo:paragraph-rsid="000ecd18"/>
    </style:style>
    <style:style style:name="P306" style:family="paragraph" style:parent-style-name="Text_20_body" style:list-style-name="">
      <style:text-properties officeooo:paragraph-rsid="000ecd18"/>
    </style:style>
    <style:style style:name="P307" style:family="paragraph" style:parent-style-name="Text_20_body">
      <style:text-properties officeooo:rsid="00a17308" officeooo:paragraph-rsid="00a17308"/>
    </style:style>
    <style:style style:name="P308" style:family="paragraph" style:parent-style-name="Heading_20_1" style:list-style-name="">
      <style:text-properties officeooo:paragraph-rsid="000ecd18"/>
    </style:style>
    <style:style style:name="P309" style:family="paragraph" style:parent-style-name="Heading_20_1" style:list-style-name="">
      <style:text-properties officeooo:paragraph-rsid="006f6ad0"/>
    </style:style>
    <style:style style:name="P310" style:family="paragraph" style:parent-style-name="Heading_20_1" style:list-style-name="">
      <style:text-properties officeooo:paragraph-rsid="01bbc01c"/>
    </style:style>
    <style:style style:name="P311" style:family="paragraph" style:parent-style-name="Heading_20_1">
      <style:text-properties officeooo:paragraph-rsid="000ecd18"/>
    </style:style>
    <style:style style:name="P312" style:family="paragraph" style:parent-style-name="Heading_20_1">
      <style:text-properties officeooo:paragraph-rsid="01511ab5"/>
    </style:style>
    <style:style style:name="P313" style:family="paragraph" style:parent-style-name="Heading_20_1">
      <style:text-properties officeooo:rsid="01a5283a"/>
    </style:style>
    <style:style style:name="P314" style:family="paragraph" style:parent-style-name="Heading_20_1">
      <style:text-properties officeooo:rsid="002e9755" officeooo:paragraph-rsid="002e9755"/>
    </style:style>
    <style:style style:name="P31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6" style:family="paragraph" style:parent-style-name="Heading_20_1" style:list-style-name="">
      <style:text-properties officeooo:rsid="00ad94c2" officeooo:paragraph-rsid="014e6b58"/>
    </style:style>
    <style:style style:name="P317" style:family="paragraph" style:parent-style-name="Heading_20_1">
      <style:text-properties officeooo:rsid="024850a1" officeooo:paragraph-rsid="024850a1"/>
    </style:style>
    <style:style style:name="P318" style:family="paragraph" style:parent-style-name="Heading_20_1" style:list-style-name="">
      <style:text-properties officeooo:rsid="02037532" officeooo:paragraph-rsid="02037532"/>
    </style:style>
    <style:style style:name="P319" style:family="paragraph" style:parent-style-name="Heading_20_1">
      <style:paragraph-properties fo:break-before="column"/>
      <style:text-properties officeooo:rsid="00626861" officeooo:paragraph-rsid="0228a7f9"/>
    </style:style>
    <style:style style:name="P320" style:family="paragraph" style:parent-style-name="Heading_20_1">
      <style:paragraph-properties fo:break-before="column"/>
      <style:text-properties officeooo:paragraph-rsid="01bbc01c"/>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rsid="00ba312e" officeooo:paragraph-rsid="01dfec2a"/>
    </style:style>
    <style:style style:name="P323" style:family="paragraph" style:parent-style-name="Heading_20_1">
      <style:paragraph-properties fo:break-before="page"/>
      <style:text-properties officeooo:rsid="006febcf" officeooo:paragraph-rsid="01d460b6"/>
    </style:style>
    <style:style style:name="P324" style:family="paragraph" style:parent-style-name="Heading_20_1">
      <style:paragraph-properties fo:break-before="page"/>
      <style:text-properties fo:font-size="18.1000003814697pt" style:font-size-asian="16.1000003814697pt" style:font-size-complex="16.1000003814697pt"/>
    </style:style>
    <style:style style:name="P325" style:family="paragraph" style:parent-style-name="Heading_20_1">
      <style:paragraph-properties fo:break-before="page"/>
      <style:text-properties officeooo:paragraph-rsid="024e2ed2"/>
    </style:style>
    <style:style style:name="P326" style:family="paragraph" style:parent-style-name="Heading_20_1">
      <style:paragraph-properties fo:break-before="page"/>
      <style:text-properties officeooo:rsid="007b0e30" officeooo:paragraph-rsid="007b0e30"/>
    </style:style>
    <style:style style:name="P327" style:family="paragraph" style:parent-style-name="Heading_20_1">
      <style:paragraph-properties fo:break-before="page"/>
      <style:text-properties officeooo:rsid="0035c779" officeooo:paragraph-rsid="0150fbd9"/>
    </style:style>
    <style:style style:name="P328" style:family="paragraph" style:parent-style-name="Heading_20_1">
      <style:paragraph-properties fo:break-before="page"/>
      <style:text-properties officeooo:rsid="00ad94c2" officeooo:paragraph-rsid="014e6b58"/>
    </style:style>
    <style:style style:name="P329" style:family="paragraph" style:parent-style-name="Heading_20_1">
      <style:paragraph-properties fo:break-before="page"/>
      <style:text-properties officeooo:paragraph-rsid="01bbc01c"/>
    </style:style>
    <style:style style:name="P330" style:family="paragraph" style:parent-style-name="Heading_20_1">
      <style:paragraph-properties fo:break-before="page"/>
      <style:text-properties officeooo:rsid="02037532" officeooo:paragraph-rsid="02037532"/>
    </style:style>
    <style:style style:name="P331" style:family="paragraph" style:parent-style-name="Preformatted_20_Text">
      <style:text-properties officeooo:paragraph-rsid="025e64ee"/>
    </style:style>
    <style:style style:name="P332" style:family="paragraph" style:parent-style-name="Preformatted_20_Text">
      <style:paragraph-properties fo:text-align="end" style:justify-single-word="false"/>
      <style:text-properties officeooo:paragraph-rsid="025e64ee"/>
    </style:style>
    <style:style style:name="P333" style:family="paragraph" style:parent-style-name="Preformatted_20_Text">
      <style:text-properties style:text-scale="98%"/>
    </style:style>
    <style:style style:name="P334" style:family="paragraph" style:parent-style-name="Heading_20_3">
      <style:text-properties style:font-name="Liberation Mono"/>
    </style:style>
    <style:style style:name="P335" style:family="paragraph" style:parent-style-name="Heading_20_3">
      <style:text-properties style:font-name="Liberation Mono" officeooo:paragraph-rsid="01105773"/>
    </style:style>
    <style:style style:name="P336"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9" style:family="paragraph" style:parent-style-name="Heading_20_3">
      <style:text-properties officeooo:rsid="001c5d33" officeooo:paragraph-rsid="001c5d33"/>
    </style:style>
    <style:style style:name="P340" style:family="paragraph" style:parent-style-name="Heading_20_3">
      <style:text-properties officeooo:rsid="002b64c2" officeooo:paragraph-rsid="002b64c2"/>
    </style:style>
    <style:style style:name="P341" style:family="paragraph" style:parent-style-name="Heading_20_3">
      <style:text-properties officeooo:rsid="0116beaa" officeooo:paragraph-rsid="0116beaa"/>
    </style:style>
    <style:style style:name="P342" style:family="paragraph" style:parent-style-name="Heading_20_3">
      <style:text-properties officeooo:paragraph-rsid="011d2e0c"/>
    </style:style>
    <style:style style:name="P343" style:family="paragraph" style:parent-style-name="Heading_20_3">
      <style:text-properties officeooo:rsid="011d2e0c" officeooo:paragraph-rsid="011d2e0c"/>
    </style:style>
    <style:style style:name="P344" style:family="paragraph" style:parent-style-name="Heading_20_3">
      <style:text-properties officeooo:paragraph-rsid="01226fd1"/>
    </style:style>
    <style:style style:name="P345" style:family="paragraph" style:parent-style-name="Heading_20_3">
      <style:paragraph-properties fo:text-align="center" style:justify-single-word="false"/>
      <style:text-properties officeooo:paragraph-rsid="013fda71"/>
    </style:style>
    <style:style style:name="P346" style:family="paragraph" style:parent-style-name="Heading_20_3">
      <style:text-properties officeooo:paragraph-rsid="014f4dd1"/>
    </style:style>
    <style:style style:name="P347" style:family="paragraph" style:parent-style-name="Heading_20_3">
      <style:text-properties officeooo:rsid="01e2c7ce" officeooo:paragraph-rsid="01e2c7ce"/>
    </style:style>
    <style:style style:name="P348" style:family="paragraph" style:parent-style-name="Heading_20_3">
      <style:text-properties officeooo:paragraph-rsid="01216a55"/>
    </style:style>
    <style:style style:name="P349" style:family="paragraph" style:parent-style-name="Heading_20_3">
      <style:text-properties officeooo:paragraph-rsid="024e2ed2"/>
    </style:style>
    <style:style style:name="P350" style:family="paragraph" style:parent-style-name="Heading_20_3">
      <style:text-properties officeooo:rsid="004c64e9" officeooo:paragraph-rsid="024e2ed2"/>
    </style:style>
    <style:style style:name="P351" style:family="paragraph" style:parent-style-name="Heading_20_3">
      <style:text-properties officeooo:rsid="019b4dd8" officeooo:paragraph-rsid="019b4dd8"/>
    </style:style>
    <style:style style:name="P352" style:family="paragraph" style:parent-style-name="Heading_20_3">
      <style:text-properties officeooo:rsid="022ee015" officeooo:paragraph-rsid="022ee015"/>
    </style:style>
    <style:style style:name="P353" style:family="paragraph" style:parent-style-name="Heading_20_3">
      <style:paragraph-properties fo:margin-top="1.01mm" fo:margin-bottom="0mm" loext:contextual-spacing="false"/>
      <style:text-properties officeooo:paragraph-rsid="0228a7f9"/>
    </style:style>
    <style:style style:name="P354" style:family="paragraph" style:parent-style-name="Heading_20_3">
      <style:paragraph-properties fo:break-before="column"/>
    </style:style>
    <style:style style:name="P355"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6" style:family="paragraph" style:parent-style-name="Heading_20_2">
      <style:text-properties officeooo:paragraph-rsid="0228a7f9"/>
    </style:style>
    <style:style style:name="P357" style:family="paragraph" style:parent-style-name="Heading_20_2">
      <style:text-properties officeooo:paragraph-rsid="00116283"/>
    </style:style>
    <style:style style:name="P358" style:family="paragraph" style:parent-style-name="Heading_20_2" style:list-style-name=""/>
    <style:style style:name="P359" style:family="paragraph" style:parent-style-name="Heading_20_2" style:list-style-name="">
      <style:text-properties officeooo:rsid="00626861"/>
    </style:style>
    <style:style style:name="P360" style:family="paragraph" style:parent-style-name="Heading_20_2">
      <style:text-properties officeooo:paragraph-rsid="024e2ed2"/>
    </style:style>
    <style:style style:name="P361" style:family="paragraph" style:parent-style-name="Heading_20_2">
      <style:text-properties officeooo:rsid="025d9165" officeooo:paragraph-rsid="025d9165"/>
    </style:style>
    <style:style style:name="P362" style:family="paragraph" style:parent-style-name="Heading_20_2">
      <style:text-properties officeooo:rsid="01ae02bd" officeooo:paragraph-rsid="01bbc01c"/>
    </style:style>
    <style:style style:name="P363" style:family="paragraph" style:parent-style-name="Heading_20_2">
      <style:text-properties officeooo:paragraph-rsid="014e6b58"/>
    </style:style>
    <style:style style:name="P364" style:family="paragraph" style:parent-style-name="Heading_20_2">
      <style:text-properties officeooo:rsid="02037532" officeooo:paragraph-rsid="02037532"/>
    </style:style>
    <style:style style:name="P365" style:family="paragraph" style:parent-style-name="Heading_20_2">
      <style:text-properties officeooo:rsid="02094a74" officeooo:paragraph-rsid="02094a74"/>
    </style:style>
    <style:style style:name="P366" style:family="paragraph" style:parent-style-name="Heading_20_2">
      <style:text-properties officeooo:rsid="0204b80e" officeooo:paragraph-rsid="0204b80e"/>
    </style:style>
    <style:style style:name="P367" style:family="paragraph" style:parent-style-name="Heading_20_2">
      <style:text-properties officeooo:rsid="021ed18d" officeooo:paragraph-rsid="021ed18d"/>
    </style:style>
    <style:style style:name="P368" style:family="paragraph" style:parent-style-name="Heading_20_2">
      <style:text-properties officeooo:paragraph-rsid="021ed18d"/>
    </style:style>
    <style:style style:name="P369" style:family="paragraph" style:parent-style-name="Heading_20_2">
      <style:text-properties officeooo:rsid="022924d2" officeooo:paragraph-rsid="022924d2"/>
    </style:style>
    <style:style style:name="P370" style:family="paragraph" style:parent-style-name="Heading_20_2">
      <style:paragraph-properties fo:margin-top="1.01mm" fo:margin-bottom="1.01mm" loext:contextual-spacing="false"/>
      <style:text-properties officeooo:paragraph-rsid="0228a7f9"/>
    </style:style>
    <style:style style:name="P371" style:family="paragraph" style:parent-style-name="Heading_20_2">
      <style:paragraph-properties fo:break-before="column"/>
      <style:text-properties officeooo:paragraph-rsid="024e2ed2"/>
    </style:style>
    <style:style style:name="P372" style:family="paragraph" style:parent-style-name="Heading_20_2">
      <style:paragraph-properties fo:break-before="page"/>
    </style:style>
    <style:style style:name="P373" style:family="paragraph">
      <loext:graphic-properties draw:fill="none" draw:fill-image-width="0mm" draw:fill-image-height="0mm"/>
      <style:paragraph-properties fo:text-align="center"/>
    </style:style>
    <style:style style:name="P37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3aaf41"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5d9165"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5f480a" style:font-size-asian="8pt" style:font-weight-asian="normal" style:font-size-complex="8pt" style:font-weight-complex="normal"/>
    </style:style>
    <style:style style:name="T61" style:family="text">
      <style:text-properties style:font-name="Liberation Mono" fo:font-size="8pt" style:font-name-asian="NSimSun" style:font-size-asian="10pt" style:font-name-complex="Liberation Mono" style:font-size-complex="10pt"/>
    </style:style>
    <style:style style:name="T62" style:family="text">
      <style:text-properties style:font-name="Liberation Mono" fo:font-size="8pt" officeooo:rsid="0163cd02" style:font-name-asian="NSimSun" style:font-size-asian="10pt" style:font-name-complex="Liberation Mono" style:font-size-complex="10pt"/>
    </style:style>
    <style:style style:name="T6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4" style:family="text">
      <style:text-properties style:font-name="Liberation Mono" fo:font-size="9pt" fo:font-weight="normal" officeooo:rsid="00b46693" style:font-size-asian="9pt" style:font-weight-asian="normal" style:font-size-complex="9pt" style:font-weight-complex="normal"/>
    </style:style>
    <style:style style:name="T6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6" style:family="text">
      <style:text-properties style:font-name="Liberation Mono" fo:font-size="9pt" style:font-size-asian="9pt" style:font-size-complex="9pt"/>
    </style:style>
    <style:style style:name="T67" style:family="text">
      <style:text-properties style:font-name="Liberation Mono" fo:font-size="9pt" officeooo:rsid="00295f4e" style:font-name-asian="NSimSun" style:font-size-asian="10pt" style:font-name-complex="Liberation Mono" style:font-size-complex="10pt" style:text-scale="98%"/>
    </style:style>
    <style:style style:name="T68" style:family="text">
      <style:text-properties style:font-name="Liberation Mono" fo:font-size="10pt"/>
    </style:style>
    <style:style style:name="T69" style:family="text">
      <style:text-properties style:font-name="Liberation Mono" fo:font-size="10pt" style:font-name-asian="NSimSun" style:font-size-asian="10pt" style:font-name-complex="Liberation Mono" style:font-size-complex="10pt"/>
    </style:style>
    <style:style style:name="T70" style:family="text">
      <style:text-properties style:font-name="Liberation Mono" fo:font-size="10pt" officeooo:rsid="002e9755" style:font-name-asian="NSimSun" style:font-size-asian="10pt" style:font-name-complex="Liberation Mono" style:font-size-complex="10pt"/>
    </style:style>
    <style:style style:name="T71" style:family="text">
      <style:text-properties style:font-name="Liberation Mono" fo:font-size="10pt" officeooo:rsid="003ce6c9" style:font-name-asian="NSimSun" style:font-size-asian="10pt" style:font-name-complex="Liberation Mono" style:font-size-complex="10pt"/>
    </style:style>
    <style:style style:name="T72" style:family="text">
      <style:text-properties style:font-name="Liberation Mono" fo:font-size="10pt" officeooo:rsid="006f6ad0"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text-scale="92%"/>
    </style:style>
    <style:style style:name="T75" style:family="text">
      <style:text-properties style:font-name="Liberation Mono" fo:font-size="10pt" officeooo:rsid="0075113f" style:font-name-asian="NSimSun" style:font-size-asian="10pt" style:font-name-complex="Liberation Mono" style:font-size-complex="10pt"/>
    </style:style>
    <style:style style:name="T76" style:family="text">
      <style:text-properties style:font-name="Liberation Mono" fo:font-size="10pt" officeooo:rsid="0077ddbd" style:font-name-asian="NSimSun" style:font-size-asian="10pt" style:font-name-complex="Liberation Mono" style:font-size-complex="10pt"/>
    </style:style>
    <style:style style:name="T77" style:family="text">
      <style:text-properties style:font-name="Liberation Mono" fo:font-size="10pt" officeooo:rsid="007f5894" style:font-name-asian="NSimSun" style:font-size-asian="10pt" style:font-name-complex="Liberation Mono" style:font-size-complex="10pt"/>
    </style:style>
    <style:style style:name="T78" style:family="text">
      <style:text-properties style:font-name="Liberation Mono" fo:font-size="10pt" officeooo:rsid="00a8c116" style:font-name-asian="NSimSun" style:font-size-asian="10pt" style:font-name-complex="Liberation Mono" style:font-size-complex="10pt"/>
    </style:style>
    <style:style style:name="T79" style:family="text">
      <style:text-properties style:font-name="Liberation Mono" fo:font-size="10pt" officeooo:rsid="0012b5c9" style:font-name-asian="NSimSun" style:font-size-asian="10pt" style:font-name-complex="Liberation Mono" style:font-size-complex="10pt"/>
    </style:style>
    <style:style style:name="T80" style:family="text">
      <style:text-properties style:font-name="Liberation Mono" fo:font-size="10pt" style:font-name-asian="NSimSun" style:font-size-asian="10pt" style:font-name-complex="Liberation Mono" style:font-size-complex="10pt" style:text-scale="96%"/>
    </style:style>
    <style:style style:name="T81" style:family="text">
      <style:text-properties style:font-name="Liberation Mono" fo:font-size="10pt" officeooo:rsid="00284e68" style:font-name-asian="NSimSun" style:font-size-asian="10pt" style:font-name-complex="Liberation Mono" style:font-size-complex="10pt" style:text-scale="94%" loext:shadow="none"/>
    </style:style>
    <style:style style:name="T82" style:family="text">
      <style:text-properties style:font-name="Liberation Mono" fo:font-size="10pt" style:font-name-asian="NSimSun" style:font-size-asian="10pt" style:font-name-complex="Liberation Mono" style:font-size-complex="10pt" style:text-scale="87%"/>
    </style:style>
    <style:style style:name="T83" style:family="text">
      <style:text-properties style:font-name="Liberation Mono" fo:font-size="10pt" style:font-name-asian="NSimSun" style:font-size-asian="10pt" style:font-name-complex="Liberation Mono" style:font-size-complex="10pt" style:text-scale="93%"/>
    </style:style>
    <style:style style:name="T84" style:family="text">
      <style:text-properties style:font-name="Liberation Mono" fo:font-size="10pt" officeooo:rsid="011c5d76" style:font-name-asian="NSimSun" style:font-size-asian="10pt" style:font-name-complex="Liberation Mono" style:font-size-complex="10pt"/>
    </style:style>
    <style:style style:name="T85" style:family="text">
      <style:text-properties style:font-name="Liberation Mono" fo:font-size="10pt" officeooo:rsid="011e41ed"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5%"/>
    </style:style>
    <style:style style:name="T87" style:family="text">
      <style:text-properties style:font-name="Liberation Mono" fo:font-size="10pt" officeooo:rsid="00284e68" style:font-name-asian="NSimSun" style:font-size-asian="10pt" style:font-name-complex="Liberation Mono" style:font-size-complex="10pt" style:text-scale="100%"/>
    </style:style>
    <style:style style:name="T88" style:family="text">
      <style:text-properties style:font-name="Liberation Mono" fo:font-size="10pt" officeooo:rsid="012b109c"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8%"/>
    </style:style>
    <style:style style:name="T90" style:family="text">
      <style:text-properties style:font-name="Liberation Mono" fo:font-size="10pt" officeooo:rsid="0175179a" style:font-name-asian="NSimSun" style:font-size-asian="10pt" style:font-name-complex="Liberation Mono" style:font-size-complex="10pt"/>
    </style:style>
    <style:style style:name="T91" style:family="text">
      <style:text-properties style:font-name="Liberation Mono" fo:font-size="10pt" officeooo:rsid="008a07f8" style:font-name-asian="NSimSun" style:font-size-asian="10pt" style:font-name-complex="Liberation Mono" style:font-size-complex="10pt"/>
    </style:style>
    <style:style style:name="T92" style:family="text">
      <style:text-properties style:font-name="Liberation Mono" fo:font-size="10pt" officeooo:rsid="0192403a" style:font-name-asian="NSimSun" style:font-size-asian="10pt" style:font-name-complex="Liberation Mono" style:font-size-complex="10pt"/>
    </style:style>
    <style:style style:name="T93" style:family="text">
      <style:text-properties style:font-name="Liberation Mono" fo:font-size="10pt" officeooo:rsid="01993d13" style:font-name-asian="NSimSun" style:font-size-asian="10pt" style:font-name-complex="Liberation Mono" style:font-size-complex="10pt"/>
    </style:style>
    <style:style style:name="T94" style:family="text">
      <style:text-properties style:font-name="Liberation Mono" fo:font-size="10pt" officeooo:rsid="01b2c0f8" style:font-name-asian="NSimSun" style:font-size-asian="10pt" style:font-name-complex="Liberation Mono" style:font-size-complex="10pt"/>
    </style:style>
    <style:style style:name="T95" style:family="text">
      <style:text-properties style:font-name="Liberation Mono" fo:font-size="10pt" officeooo:rsid="019b4dd8" style:font-name-asian="NSimSun" style:font-size-asian="10pt" style:font-name-complex="Liberation Mono" style:font-size-complex="10pt"/>
    </style:style>
    <style:style style:name="T96" style:family="text">
      <style:text-properties style:font-name="Liberation Mono" fo:font-size="10pt" officeooo:rsid="0205a2cf" style:font-name-asian="NSimSun" style:font-size-asian="10pt" style:font-name-complex="Liberation Mono" style:font-size-complex="10pt"/>
    </style:style>
    <style:style style:name="T97" style:family="text">
      <style:text-properties style:font-name="Liberation Mono" fo:font-size="10pt" officeooo:rsid="022d36f0" style:font-name-asian="NSimSun" style:font-size-asian="10pt" style:font-name-complex="Liberation Mono" style:font-size-complex="10pt"/>
    </style:style>
    <style:style style:name="T98" style:family="text">
      <style:text-properties style:font-name="Liberation Mono" fo:font-size="10pt" officeooo:rsid="020cd13d" style:font-name-asian="NSimSun" style:font-size-asian="10pt" style:font-name-complex="Liberation Mono" style:font-size-complex="10pt"/>
    </style:style>
    <style:style style:name="T99" style:family="text">
      <style:text-properties style:font-name="Liberation Mono" fo:font-size="10pt" style:font-name-asian="NSimSun" style:font-name-complex="Liberation Mono"/>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c56f73" style:font-weight-asian="bold" style:font-weight-complex="bold"/>
    </style:style>
    <style:style style:name="T113" style:family="text">
      <style:text-properties style:font-name="Liberation Mono" fo:font-size="10pt" fo:font-weight="bold" officeooo:rsid="00c56f73" style:font-weight-asian="bold" style:font-weight-complex="bold" style:text-scale="98%"/>
    </style:style>
    <style:style style:name="T114" style:family="text">
      <style:text-properties style:font-name="Liberation Mono" fo:font-size="10pt" fo:font-weight="bold" officeooo:rsid="00c56f73" style:font-weight-asian="bold" style:font-weight-complex="bold" style:text-scale="96%"/>
    </style:style>
    <style:style style:name="T11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6" style:family="text">
      <style:text-properties style:font-name="Liberation Mono" fo:font-size="10pt" officeooo:rsid="0157d994"/>
    </style:style>
    <style:style style:name="T11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6pt" style:font-name-asian="NSimSun" style:font-size-asian="10pt" style:font-name-complex="Liberation Mono" style:font-size-complex="10pt"/>
    </style:style>
    <style:style style:name="T12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weight="bold" officeooo:rsid="014e0c59" style:font-name-asian="Microsoft YaHei" style:font-weight-asian="bold" style:font-name-complex="Arial" style:font-weight-complex="bold"/>
    </style:style>
    <style:style style:name="T125" style:family="text">
      <style:text-properties style:font-name="Liberation Mono" fo:font-weight="bold" officeooo:rsid="007f3310" style:font-name-asian="Microsoft YaHei" style:font-weight-asian="bold" style:font-name-complex="Arial" style:font-weight-complex="bold"/>
    </style:style>
    <style:style style:name="T126" style:family="text">
      <style:text-properties style:font-name="Liberation Mono" fo:font-weight="bold" officeooo:rsid="008b41cc" style:font-name-asian="Microsoft YaHei" style:font-weight-asian="bold" style:font-name-complex="Arial" style:font-weight-complex="bold"/>
    </style:style>
    <style:style style:name="T127" style:family="text">
      <style:text-properties style:font-name="Liberation Mono" fo:font-size="18pt" officeooo:rsid="00a54dd6" style:font-name-asian="NSimSun" style:font-size-asian="10pt" style:font-name-complex="Liberation Mono" style:font-size-complex="10pt"/>
    </style:style>
    <style:style style:name="T128" style:family="text">
      <style:text-properties style:font-name="Liberation Mono" fo:font-size="14pt" fo:font-weight="bold" style:font-weight-asian="bold" style:font-weight-complex="bold"/>
    </style:style>
    <style:style style:name="T129" style:family="text">
      <style:text-properties officeooo:rsid="000c5d08"/>
    </style:style>
    <style:style style:name="T130" style:family="text">
      <style:text-properties fo:font-weight="normal" style:font-weight-asian="normal" style:font-weight-complex="normal"/>
    </style:style>
    <style:style style:name="T131" style:family="text">
      <style:text-properties fo:font-weight="normal" officeooo:rsid="0066f94a" style:font-weight-asian="normal" style:font-weight-complex="normal"/>
    </style:style>
    <style:style style:name="T132" style:family="text">
      <style:text-properties fo:font-weight="normal" officeooo:rsid="008d28ae" style:font-weight-asian="normal" style:font-weight-complex="normal"/>
    </style:style>
    <style:style style:name="T133" style:family="text">
      <style:text-properties fo:font-weight="normal" officeooo:rsid="00f07efe" style:font-weight-asian="normal" style:font-weight-complex="normal"/>
    </style:style>
    <style:style style:name="T134" style:family="text">
      <style:text-properties fo:font-weight="normal" officeooo:rsid="016eae7e" style:font-weight-asian="normal" style:font-weight-complex="normal"/>
    </style:style>
    <style:style style:name="T135" style:family="text">
      <style:text-properties fo:font-weight="normal" style:font-weight-asian="normal" style:font-weight-complex="normal" style:text-scale="98%"/>
    </style:style>
    <style:style style:name="T136" style:family="text">
      <style:text-properties fo:font-weight="normal" officeooo:rsid="01ebe05e" style:font-weight-asian="normal" style:font-weight-complex="normal" style:text-scale="98%"/>
    </style:style>
    <style:style style:name="T137" style:family="text">
      <style:text-properties fo:font-weight="normal" style:font-weight-asian="normal" style:font-weight-complex="normal" style:text-scale="96%"/>
    </style:style>
    <style:style style:name="T138" style:family="text">
      <style:text-properties fo:font-weight="normal" officeooo:rsid="01ebe05e" style:font-weight-asian="normal" style:font-weight-complex="normal"/>
    </style:style>
    <style:style style:name="T139" style:family="text">
      <style:text-properties fo:font-weight="normal" officeooo:rsid="01d82c88" style:font-weight-asian="normal" style:font-weight-complex="normal"/>
    </style:style>
    <style:style style:name="T140" style:family="text">
      <style:text-properties fo:font-weight="normal" officeooo:rsid="01c8259f" style:font-weight-asian="normal" style:font-weight-complex="normal"/>
    </style:style>
    <style:style style:name="T141" style:family="text">
      <style:text-properties fo:font-weight="normal" officeooo:rsid="01f00011" style:font-weight-asian="normal" style:font-weight-complex="normal"/>
    </style:style>
    <style:style style:name="T142" style:family="text">
      <style:text-properties officeooo:rsid="00116283"/>
    </style:style>
    <style:style style:name="T143" style:family="text">
      <style:text-properties officeooo:rsid="00116e17"/>
    </style:style>
    <style:style style:name="T144" style:family="text">
      <style:text-properties officeooo:rsid="001510d3"/>
    </style:style>
    <style:style style:name="T145" style:family="text">
      <style:text-properties officeooo:rsid="00193083"/>
    </style:style>
    <style:style style:name="T146" style:family="text">
      <style:text-properties officeooo:rsid="001c5910"/>
    </style:style>
    <style:style style:name="T147" style:family="text">
      <style:text-properties fo:font-style="italic" style:font-style-asian="italic" style:font-style-complex="italic"/>
    </style:style>
    <style:style style:name="T148" style:family="text">
      <style:text-properties fo:font-style="italic" officeooo:rsid="0047ba66" style:font-style-asian="italic" style:font-style-complex="italic"/>
    </style:style>
    <style:style style:name="T149" style:family="text">
      <style:text-properties fo:font-style="italic" officeooo:rsid="00497c88"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193083" style:font-style-asian="italic" style:font-style-complex="italic"/>
    </style:style>
    <style:style style:name="T152" style:family="text">
      <style:text-properties fo:font-style="italic" style:text-underline-style="none" fo:font-weight="bold" officeooo:rsid="00193083"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47ba66" style:font-style-asian="italic" style:font-weight-asian="bold" style:font-style-complex="italic" style:font-weight-complex="bold"/>
    </style:style>
    <style:style style:name="T156" style:family="text">
      <style:text-properties fo:font-style="normal"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02198e3"/>
    </style:style>
    <style:style style:name="T159" style:family="text">
      <style:text-properties fo:font-size="12pt"/>
    </style:style>
    <style:style style:name="T16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officeooo:rsid="0026ba99"/>
    </style:style>
    <style:style style:name="T163" style:family="text">
      <style:text-properties officeooo:rsid="00284e68"/>
    </style:style>
    <style:style style:name="T164" style:family="text">
      <style:text-properties officeooo:rsid="002876b5"/>
    </style:style>
    <style:style style:name="T165" style:family="text">
      <style:text-properties officeooo:rsid="00295f4e"/>
    </style:style>
    <style:style style:name="T166" style:family="text">
      <style:text-properties officeooo:rsid="002c2cfa"/>
    </style:style>
    <style:style style:name="T167" style:family="text">
      <style:text-properties officeooo:rsid="0033fd4e"/>
    </style:style>
    <style:style style:name="T168" style:family="text">
      <style:text-properties officeooo:rsid="003ce6c9"/>
    </style:style>
    <style:style style:name="T169" style:family="text">
      <style:text-properties officeooo:rsid="003d1d02"/>
    </style:style>
    <style:style style:name="T170" style:family="text">
      <style:text-properties officeooo:rsid="003e1316"/>
    </style:style>
    <style:style style:name="T171" style:family="text">
      <style:text-properties officeooo:rsid="0047ba66"/>
    </style:style>
    <style:style style:name="T172" style:family="text">
      <style:text-properties officeooo:rsid="00497c88"/>
    </style:style>
    <style:style style:name="T173" style:family="text">
      <style:text-properties officeooo:rsid="004c64e9"/>
    </style:style>
    <style:style style:name="T174" style:family="text">
      <style:text-properties officeooo:rsid="004ddfc6"/>
    </style:style>
    <style:style style:name="T175" style:family="text">
      <style:text-properties officeooo:rsid="004eb83c"/>
    </style:style>
    <style:style style:name="T176" style:family="text">
      <style:text-properties officeooo:rsid="0053de3a"/>
    </style:style>
    <style:style style:name="T177" style:family="text">
      <style:text-properties officeooo:rsid="0065d951"/>
    </style:style>
    <style:style style:name="T178" style:family="text">
      <style:text-properties officeooo:rsid="00661b04"/>
    </style:style>
    <style:style style:name="T179" style:family="text">
      <style:text-properties officeooo:rsid="0066f94a"/>
    </style:style>
    <style:style style:name="T180" style:family="text">
      <style:text-properties style:font-name="Liberation Serif"/>
    </style:style>
    <style:style style:name="T181" style:family="text">
      <style:text-properties style:font-name="Liberation Serif" fo:font-size="12pt" fo:font-weight="normal" style:font-size-asian="12pt" style:font-weight-asian="normal" style:font-size-complex="12pt" style:font-weight-complex="normal"/>
    </style:style>
    <style:style style:name="T18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5" style:family="text">
      <style:text-properties style:font-name="Liberation Serif" fo:font-size="12pt" officeooo:rsid="00e3396b" style:font-size-asian="10pt" style:font-size-complex="10pt"/>
    </style:style>
    <style:style style:name="T186" style:family="text">
      <style:text-properties style:font-name="Liberation Serif" fo:font-size="12pt" officeooo:rsid="01993d13" style:font-name-asian="NSimSun" style:font-size-asian="10pt" style:font-name-complex="Liberation Mono" style:font-size-complex="10pt"/>
    </style:style>
    <style:style style:name="T187" style:family="text">
      <style:text-properties style:font-name="Liberation Serif" fo:font-size="10pt"/>
    </style:style>
    <style:style style:name="T188" style:family="text">
      <style:text-properties officeooo:rsid="006b8dd0" fo:background-color="#ffff00" loext:char-shading-value="0"/>
    </style:style>
    <style:style style:name="T189" style:family="text">
      <style:text-properties officeooo:rsid="006f6ad0"/>
    </style:style>
    <style:style style:name="T190" style:family="text">
      <style:text-properties style:text-scale="92%"/>
    </style:style>
    <style:style style:name="T191" style:family="text">
      <style:text-properties officeooo:rsid="0071a0f6"/>
    </style:style>
    <style:style style:name="T192" style:family="text">
      <style:text-properties officeooo:rsid="007ab5ae"/>
    </style:style>
    <style:style style:name="T193" style:family="text">
      <style:text-properties officeooo:rsid="0080eb18"/>
    </style:style>
    <style:style style:name="T194" style:family="text">
      <style:text-properties officeooo:rsid="00863f4e"/>
    </style:style>
    <style:style style:name="T195" style:family="text">
      <style:text-properties style:text-scale="93%"/>
    </style:style>
    <style:style style:name="T196" style:family="text">
      <style:text-properties officeooo:rsid="008a716e"/>
    </style:style>
    <style:style style:name="T197" style:family="text">
      <style:text-properties officeooo:rsid="008b41cc"/>
    </style:style>
    <style:style style:name="T198" style:family="text">
      <style:text-properties officeooo:rsid="008d28ae"/>
    </style:style>
    <style:style style:name="T199" style:family="text">
      <style:text-properties officeooo:rsid="009917f1"/>
    </style:style>
    <style:style style:name="T200" style:family="text">
      <style:text-properties officeooo:rsid="009edb05"/>
    </style:style>
    <style:style style:name="T201" style:family="text">
      <style:text-properties officeooo:rsid="00a077a9"/>
    </style:style>
    <style:style style:name="T202" style:family="text">
      <style:text-properties officeooo:rsid="00a346bb" style:text-scale="88%"/>
    </style:style>
    <style:style style:name="T203" style:family="text">
      <style:text-properties officeooo:rsid="00a54dd6"/>
    </style:style>
    <style:style style:name="T204" style:family="text">
      <style:text-properties officeooo:rsid="00a8c116"/>
    </style:style>
    <style:style style:name="T205" style:family="text">
      <style:text-properties officeooo:rsid="00afe6dd"/>
    </style:style>
    <style:style style:name="T206" style:family="text">
      <style:text-properties officeooo:rsid="00c2087c"/>
    </style:style>
    <style:style style:name="T207" style:family="text">
      <style:text-properties officeooo:rsid="00c4ff30"/>
    </style:style>
    <style:style style:name="T208" style:family="text">
      <style:text-properties style:text-scale="96%"/>
    </style:style>
    <style:style style:name="T209" style:family="text">
      <style:text-properties officeooo:rsid="01852726" style:text-scale="96%"/>
    </style:style>
    <style:style style:name="T210" style:family="text">
      <style:text-properties style:text-scale="98%"/>
    </style:style>
    <style:style style:name="T211" style:family="text">
      <style:text-properties fo:font-size="9pt" fo:font-weight="normal" officeooo:rsid="00295f4e" style:font-size-asian="10pt" style:font-weight-asian="normal" style:font-size-complex="10pt" style:font-weight-complex="normal" style:text-scale="98%"/>
    </style:style>
    <style:style style:name="T212" style:family="text">
      <style:text-properties officeooo:rsid="00cf96b9"/>
    </style:style>
    <style:style style:name="T213" style:family="text">
      <style:text-properties officeooo:rsid="00d03ee3"/>
    </style:style>
    <style:style style:name="T214" style:family="text">
      <style:text-properties officeooo:rsid="00d9174c"/>
    </style:style>
    <style:style style:name="T215" style:family="text">
      <style:text-properties officeooo:rsid="00f0f530"/>
    </style:style>
    <style:style style:name="T216" style:family="text">
      <style:text-properties officeooo:rsid="00f2c19d"/>
    </style:style>
    <style:style style:name="T217" style:family="text">
      <style:text-properties officeooo:rsid="00f442a6"/>
    </style:style>
    <style:style style:name="T218" style:family="text">
      <style:text-properties officeooo:rsid="00fa0429"/>
    </style:style>
    <style:style style:name="T219" style:family="text">
      <style:text-properties officeooo:rsid="00687dda"/>
    </style:style>
    <style:style style:name="T220" style:family="text">
      <style:text-properties officeooo:rsid="01064dff"/>
    </style:style>
    <style:style style:name="T221" style:family="text">
      <style:text-properties fo:font-size="8pt"/>
    </style:style>
    <style:style style:name="T222" style:family="text">
      <style:text-properties fo:font-size="8pt" style:font-size-asian="10pt" style:font-size-complex="10pt"/>
    </style:style>
    <style:style style:name="T223" style:family="text">
      <style:text-properties fo:font-size="8pt" officeooo:rsid="01c6b3b8"/>
    </style:style>
    <style:style style:name="T224" style:family="text">
      <style:text-properties style:text-scale="94%" loext:shadow="none"/>
    </style:style>
    <style:style style:name="T225" style:family="text">
      <style:text-properties officeooo:rsid="0111c561"/>
    </style:style>
    <style:style style:name="T226" style:family="text">
      <style:text-properties officeooo:rsid="011c5d76"/>
    </style:style>
    <style:style style:name="T227" style:family="text">
      <style:text-properties officeooo:rsid="01216a55"/>
    </style:style>
    <style:style style:name="T228" style:family="text">
      <style:text-properties officeooo:rsid="01226fd1"/>
    </style:style>
    <style:style style:name="T229" style:family="text">
      <style:text-properties style:text-scale="95%"/>
    </style:style>
    <style:style style:name="T230" style:family="text">
      <style:text-properties style:text-scale="100%"/>
    </style:style>
    <style:style style:name="T231" style:family="text">
      <style:text-properties officeooo:rsid="012a8625"/>
    </style:style>
    <style:style style:name="T232" style:family="text">
      <style:text-properties officeooo:rsid="012b109c"/>
    </style:style>
    <style:style style:name="T233" style:family="text">
      <style:text-properties officeooo:rsid="013316c7"/>
    </style:style>
    <style:style style:name="T234" style:family="text">
      <style:text-properties officeooo:rsid="01353a1b"/>
    </style:style>
    <style:style style:name="T235" style:family="text">
      <style:text-properties officeooo:rsid="01375a4c"/>
    </style:style>
    <style:style style:name="T236" style:family="text">
      <style:text-properties officeooo:rsid="013b5730"/>
    </style:style>
    <style:style style:name="T237" style:family="text">
      <style:text-properties officeooo:rsid="014e5b38"/>
    </style:style>
    <style:style style:name="T238" style:family="text">
      <style:text-properties officeooo:rsid="0157d994"/>
    </style:style>
    <style:style style:name="T239" style:family="text">
      <style:text-properties officeooo:rsid="01605fd5"/>
    </style:style>
    <style:style style:name="T240" style:family="text">
      <style:text-properties officeooo:rsid="0167e694"/>
    </style:style>
    <style:style style:name="T241" style:family="text">
      <style:text-properties officeooo:rsid="016b1bc9"/>
    </style:style>
    <style:style style:name="T242" style:family="text">
      <style:text-properties officeooo:rsid="0172bacb"/>
    </style:style>
    <style:style style:name="T243" style:family="text">
      <style:text-properties officeooo:rsid="0176e4e5"/>
    </style:style>
    <style:style style:name="T244" style:family="text">
      <style:text-properties officeooo:rsid="018a823a"/>
    </style:style>
    <style:style style:name="T245" style:family="text">
      <style:text-properties officeooo:rsid="0192403a"/>
    </style:style>
    <style:style style:name="T246" style:family="text">
      <style:text-properties officeooo:rsid="019768ae"/>
    </style:style>
    <style:style style:name="T247" style:family="text">
      <style:text-properties officeooo:rsid="01985d0f"/>
    </style:style>
    <style:style style:name="T248" style:family="text">
      <style:text-properties officeooo:rsid="01993d13"/>
    </style:style>
    <style:style style:name="T249" style:family="text">
      <style:text-properties officeooo:rsid="01a4379a"/>
    </style:style>
    <style:style style:name="T250" style:family="text">
      <style:text-properties officeooo:rsid="01a6a125"/>
    </style:style>
    <style:style style:name="T251" style:family="text">
      <style:text-properties officeooo:rsid="01a9e1e0"/>
    </style:style>
    <style:style style:name="T252" style:family="text">
      <style:text-properties officeooo:rsid="01ae02bd"/>
    </style:style>
    <style:style style:name="T253" style:family="text">
      <style:text-properties officeooo:rsid="01cdd35a"/>
    </style:style>
    <style:style style:name="T254" style:family="text">
      <style:text-properties officeooo:rsid="01d82c88"/>
    </style:style>
    <style:style style:name="T255" style:family="text">
      <style:text-properties officeooo:rsid="019b4dd8"/>
    </style:style>
    <style:style style:name="T256" style:family="text">
      <style:text-properties officeooo:rsid="01e1eb98"/>
    </style:style>
    <style:style style:name="T257" style:family="text">
      <style:text-properties officeooo:rsid="01e2c7ce"/>
    </style:style>
    <style:style style:name="T258" style:family="text">
      <style:text-properties officeooo:rsid="01c8259f"/>
    </style:style>
    <style:style style:name="T259" style:family="text">
      <style:text-properties officeooo:rsid="01f8e59b"/>
    </style:style>
    <style:style style:name="T260" style:family="text">
      <style:text-properties officeooo:rsid="01fbbba1"/>
    </style:style>
    <style:style style:name="T261" style:family="text">
      <style:text-properties officeooo:rsid="0201671b"/>
    </style:style>
    <style:style style:name="T262" style:family="text">
      <style:text-properties officeooo:rsid="01d11811" fo:background-color="#ff00ff" loext:char-shading-value="0"/>
    </style:style>
    <style:style style:name="T263" style:family="text">
      <style:text-properties officeooo:rsid="02037532"/>
    </style:style>
    <style:style style:name="T264" style:family="text">
      <style:text-properties officeooo:rsid="020d0e0e"/>
    </style:style>
    <style:style style:name="T265" style:family="text">
      <style:text-properties officeooo:rsid="020e4f32"/>
    </style:style>
    <style:style style:name="T266" style:family="text">
      <style:text-properties officeooo:rsid="02148323"/>
    </style:style>
    <style:style style:name="T267" style:family="text">
      <style:text-properties officeooo:rsid="02195654"/>
    </style:style>
    <style:style style:name="T268" style:family="text">
      <style:text-properties officeooo:rsid="021b3378"/>
    </style:style>
    <style:style style:name="T269" style:family="text">
      <style:text-properties officeooo:rsid="021cc47a"/>
    </style:style>
    <style:style style:name="T270" style:family="text">
      <style:text-properties officeooo:rsid="021ed18d"/>
    </style:style>
    <style:style style:name="T271" style:family="text">
      <style:text-properties officeooo:rsid="02217e3b"/>
    </style:style>
    <style:style style:name="T272" style:family="text">
      <style:text-properties officeooo:rsid="0228a7f9"/>
    </style:style>
    <style:style style:name="T273" style:family="text">
      <style:text-properties officeooo:rsid="022b1593"/>
    </style:style>
    <style:style style:name="T274" style:family="text">
      <style:text-properties officeooo:rsid="022dcd3e"/>
    </style:style>
    <style:style style:name="T275" style:family="text">
      <style:text-properties officeooo:rsid="0231fa2a"/>
    </style:style>
    <style:style style:name="T276" style:family="text">
      <style:text-properties officeooo:rsid="023485d2"/>
    </style:style>
    <style:style style:name="T277" style:family="text">
      <style:text-properties officeooo:rsid="02414728"/>
    </style:style>
    <style:style style:name="T278" style:family="text">
      <style:text-properties officeooo:rsid="024850a1"/>
    </style:style>
    <style:style style:name="T279" style:family="text">
      <style:text-properties officeooo:rsid="02486f96"/>
    </style:style>
    <style:style style:name="T280" style:family="text">
      <style:text-properties officeooo:rsid="0253c2e2"/>
    </style:style>
    <style:style style:name="T281" style:family="text">
      <style:text-properties officeooo:rsid="02543689"/>
    </style:style>
    <style:style style:name="T282" style:family="text">
      <style:text-properties officeooo:rsid="00a1730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3">glossary <text:span text:style-name="T20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1"><text:a xlink:type="simple" xlink:href="#__RefHeading___Toc1454_1812042296" text:style-name="Index_20_Link" text:visited-style-name="Index_20_Link">new app<text:tab/>2</text:a></text:p>
          <text:p text:style-name="P301"><text:a xlink:type="simple" xlink:href="#__RefHeading___Toc1832_779349869" text:style-name="Index_20_Link" text:visited-style-name="Index_20_Link">console<text:tab/>2</text:a></text:p>
          <text:p text:style-name="P302"><text:a xlink:type="simple" xlink:href="#__RefHeading___Toc3102_974113296" text:style-name="Index_20_Link" text:visited-style-name="Index_20_Link">!reload<text:tab/>2</text:a></text:p>
          <text:p text:style-name="P301"><text:a xlink:type="simple" xlink:href="#__RefHeading___Toc5308_359886375" text:style-name="Index_20_Link" text:visited-style-name="Index_20_Link">local server<text:tab/>2</text:a></text:p>
          <text:p text:style-name="P301"><text:a xlink:type="simple" xlink:href="#__RefHeading___Toc3281_1309305363" text:style-name="Index_20_Link" text:visited-style-name="Index_20_Link">rake<text:tab/>2</text:a></text:p>
          <text:p text:style-name="P301"><text:a xlink:type="simple" xlink:href="#__RefHeading___Toc4148_984982547" text:style-name="Index_20_Link" text:visited-style-name="Index_20_Link">Gems<text:tab/>2</text:a></text:p>
          <text:p text:style-name="P303"><text:a xlink:type="simple" xlink:href="#__RefHeading___Toc7531_559895456" text:style-name="Index_20_Link" text:visited-style-name="Index_20_Link">gemfile<text:tab/>2</text:a></text:p>
          <text:p text:style-name="P302"><text:a xlink:type="simple" xlink:href="#__RefHeading___Toc7533_559895456" text:style-name="Index_20_Link" text:visited-style-name="Index_20_Link">version range<text:tab/>2</text:a></text:p>
          <text:p text:style-name="P303"><text:a xlink:type="simple" xlink:href="#__RefHeading___Toc7535_559895456" text:style-name="Index_20_Link" text:visited-style-name="Index_20_Link">install gems<text:tab/>2</text:a></text:p>
          <text:p text:style-name="P301"><text:a xlink:type="simple" xlink:href="#__RefHeading___Toc8859_59198305" text:style-name="Index_20_Link" text:visited-style-name="Index_20_Link">Folders<text:tab/>3</text:a></text:p>
          <text:p text:style-name="P301"><text:a xlink:type="simple" xlink:href="#__RefHeading___Toc1684_1812042296" text:style-name="Index_20_Link" text:visited-style-name="Index_20_Link">Databases<text:tab/>5</text:a></text:p>
          <text:p text:style-name="P303"><text:a xlink:type="simple" xlink:href="#__RefHeading___Toc1686_1812042296" text:style-name="Index_20_Link" text:visited-style-name="Index_20_Link">Create<text:tab/>5</text:a></text:p>
          <text:p text:style-name="P303"><text:a xlink:type="simple" xlink:href="#__RefHeading___Toc1456_1812042296" text:style-name="Index_20_Link" text:visited-style-name="Index_20_Link">Read<text:tab/>5</text:a></text:p>
          <text:p text:style-name="P302"><text:a xlink:type="simple" xlink:href="#__RefHeading___Toc2039_1812042296" text:style-name="Index_20_Link" text:visited-style-name="Index_20_Link">other read methods<text:tab/>5</text:a></text:p>
          <text:p text:style-name="P303"><text:a xlink:type="simple" xlink:href="#__RefHeading___Toc1696_1812042296" text:style-name="Index_20_Link" text:visited-style-name="Index_20_Link">Update<text:tab/>5</text:a></text:p>
          <text:p text:style-name="P303"><text:a xlink:type="simple" xlink:href="#__RefHeading___Toc1698_1812042296" text:style-name="Index_20_Link" text:visited-style-name="Index_20_Link">Delete<text:tab/>5</text:a></text:p>
          <text:p text:style-name="P302"><text:a xlink:type="simple" xlink:href="#__RefHeading___Toc2047_1812042296" text:style-name="Index_20_Link" text:visited-style-name="Index_20_Link">destroy all<text:tab/>5</text:a></text:p>
          <text:p text:style-name="P303"><text:a xlink:type="simple" xlink:href="#__RefHeading___Toc5310_359886375" text:style-name="Index_20_Link" text:visited-style-name="Index_20_Link">Migration<text:tab/>5</text:a></text:p>
          <text:p text:style-name="P301"><text:a xlink:type="simple" xlink:href="#__RefHeading___Toc8781_59198305" text:style-name="Index_20_Link" text:visited-style-name="Index_20_Link">MVC pattern<text:tab/>6</text:a></text:p>
          <text:p text:style-name="P301"><text:a xlink:type="simple" xlink:href="#__RefHeading___Toc3104_974113296" text:style-name="Index_20_Link" text:visited-style-name="Index_20_Link">1-router<text:tab/>6</text:a></text:p>
          <text:p text:style-name="P302"><text:a xlink:type="simple" xlink:href="#__RefHeading___Toc3106_974113296" text:style-name="Index_20_Link" text:visited-style-name="Index_20_Link">routes.rb:<text:tab/>6</text:a></text:p>
          <text:p text:style-name="P302"><text:a xlink:type="simple" xlink:href="#__RefHeading___Toc12690_952624381" text:style-name="Index_20_Link" text:visited-style-name="Index_20_Link">root route<text:tab/>6</text:a></text:p>
          <text:p text:style-name="P302"><text:a xlink:type="simple" xlink:href="#__RefHeading___Toc5403_359886375" text:style-name="Index_20_Link" text:visited-style-name="Index_20_Link">rake routes<text:tab/>6</text:a></text:p>
          <text:p text:style-name="P301"><text:a xlink:type="simple" xlink:href="#__RefHeading___Toc12692_952624381" text:style-name="Index_20_Link" text:visited-style-name="Index_20_Link">2-controller<text:tab/>7</text:a></text:p>
          <text:p text:style-name="P302"><text:a xlink:type="simple" xlink:href="#__RefHeading___Toc3108_974113296" text:style-name="Index_20_Link" text:visited-style-name="Index_20_Link">generate controllers<text:tab/>7</text:a></text:p>
          <text:p text:style-name="P302"><text:a xlink:type="simple" xlink:href="#__RefHeading___Toc3110_974113296" text:style-name="Index_20_Link" text:visited-style-name="Index_20_Link">wtf_controller.rb<text:tab/>7</text:a></text:p>
          <text:p text:style-name="P302"><text:a xlink:type="simple" xlink:href="#__RefHeading___Toc3112_974113296" text:style-name="Index_20_Link" text:visited-style-name="Index_20_Link">instance variables<text:tab/>7</text:a></text:p>
          <text:p text:style-name="P301"><text:a xlink:type="simple" xlink:href="#__RefHeading___Toc12696_952624381" text:style-name="Index_20_Link" text:visited-style-name="Index_20_Link">3-view<text:tab/>8</text:a></text:p>
          <text:p text:style-name="P302"><text:a xlink:type="simple" xlink:href="#__RefHeading___Toc3114_974113296" text:style-name="Index_20_Link" text:visited-style-name="Index_20_Link">ERB<text:tab/>8</text:a></text:p>
          <text:p text:style-name="P302"><text:a xlink:type="simple" xlink:href="#__RefHeading___Toc3118_974113296" text:style-name="Index_20_Link" text:visited-style-name="Index_20_Link">layouts<text:tab/>8</text:a></text:p>
          <text:p text:style-name="P302"><text:a xlink:type="simple" xlink:href="#__RefHeading___Toc8626_750884121" text:style-name="Index_20_Link" text:visited-style-name="Index_20_Link">styles<text:tab/>8</text:a></text:p>
          <text:p text:style-name="P302"><text:a xlink:type="simple" xlink:href="#__RefHeading___Toc3797_3366807044" text:style-name="Index_20_Link" text:visited-style-name="Index_20_Link">forms<text:tab/>8</text:a></text:p>
          <text:p text:style-name="P301"><text:a xlink:type="simple" xlink:href="#__RefHeading___Toc3120_974113296" text:style-name="Index_20_Link" text:visited-style-name="Index_20_Link">4-models<text:tab/>9</text:a></text:p>
          <text:p text:style-name="P302"><text:a xlink:type="simple" xlink:href="#__RefHeading___Toc1701_1363528564" text:style-name="Index_20_Link" text:visited-style-name="Index_20_Link">features<text:tab/>9</text:a></text:p>
          <text:p text:style-name="P302"><text:a xlink:type="simple" xlink:href="#__RefHeading___Toc3289_1309305363" text:style-name="Index_20_Link" text:visited-style-name="Index_20_Link">generate models<text:tab/>9</text:a></text:p>
          <text:p text:style-name="P301"><text:a xlink:type="simple" xlink:href="#__RefHeading___Toc3392_662114661" text:style-name="Index_20_Link" text:visited-style-name="Index_20_Link">helpers<text:tab/>9</text:a></text:p>
          <text:p text:style-name="P301"><text:a xlink:type="simple" xlink:href="#__RefHeading___Toc4401_3061750504" text:style-name="Index_20_Link" text:visited-style-name="Index_20_Link">Syntax<text:tab/>10</text:a></text:p>
          <text:p text:style-name="P303"><text:a xlink:type="simple" xlink:href="#__RefHeading___Toc5040_408927193" text:style-name="Index_20_Link" text:visited-style-name="Index_20_Link">provide and yield<text:tab/>10</text:a></text:p>
          <text:p text:style-name="P303"><text:a xlink:type="simple" xlink:href="#__RefHeading___Toc4403_3061750504" text:style-name="Index_20_Link" text:visited-style-name="Index_20_Link">loop<text:tab/>10</text:a></text:p>
          <text:p text:style-name="P303"><text:a xlink:type="simple" xlink:href="#__RefHeading___Toc3899_20905896541" text:style-name="Index_20_Link" text:visited-style-name="Index_20_Link">conditionals (if)<text:tab/>10</text:a></text:p>
          <text:p text:style-name="P303"><text:a xlink:type="simple" xlink:href="#__RefHeading___Toc3287_1309305363" text:style-name="Index_20_Link" text:visited-style-name="Index_20_Link">partials<text:tab/>10</text:a></text:p>
          <text:p text:style-name="P303"><text:a xlink:type="simple" xlink:href="#__RefHeading___Toc1056_17269507521" text:style-name="Index_20_Link" text:visited-style-name="Index_20_Link">link_to<text:tab/>10</text:a></text:p>
          <text:p text:style-name="P302"><text:a xlink:type="simple" xlink:href="#__RefHeading___Toc4405_3061750504" text:style-name="Index_20_Link" text:visited-style-name="Index_20_Link">alt sintax<text:tab/>10</text:a></text:p>
          <text:p text:style-name="P302"><text:a xlink:type="simple" xlink:href="#__RefHeading___Toc4407_3061750504" text:style-name="Index_20_Link" text:visited-style-name="Index_20_Link">arguments<text:tab/>10</text:a></text:p>
          <text:p text:style-name="P301"><text:a xlink:type="simple" xlink:href="#__RefHeading___Toc12698_952624381" text:style-name="Index_20_Link" text:visited-style-name="Index_20_Link">REST<text:tab/>11</text:a></text:p>
          <text:p text:style-name="P303"><text:a xlink:type="simple" xlink:href="#__RefHeading___Toc11862_750884121" text:style-name="Index_20_Link" text:visited-style-name="Index_20_Link">HTTP verbs<text:tab/>11</text:a></text:p>
          <text:p text:style-name="P302"><text:a xlink:type="simple" xlink:href="#__RefHeading___Toc1842_779349869" text:style-name="Index_20_Link" text:visited-style-name="Index_20_Link">GET<text:tab/>11</text:a></text:p>
          <text:p text:style-name="P302"><text:a xlink:type="simple" xlink:href="#__RefHeading___Toc1844_779349869" text:style-name="Index_20_Link" text:visited-style-name="Index_20_Link">POST<text:tab/>11</text:a></text:p>
          <text:p text:style-name="P302"><text:a xlink:type="simple" xlink:href="#__RefHeading___Toc1846_779349869" text:style-name="Index_20_Link" text:visited-style-name="Index_20_Link">PATCH &amp; DELETE<text:tab/>11</text:a></text:p>
          <text:p text:style-name="P301"><text:a xlink:type="simple" xlink:href="#__RefHeading___Toc1836_779349869" text:style-name="Index_20_Link" text:visited-style-name="Index_20_Link">Destroy<text:tab/>11</text:a></text:p>
          <text:p text:style-name="P301"><text:a xlink:type="simple" xlink:href="#__RefHeading___Toc3293_1309305363" text:style-name="Index_20_Link" text:visited-style-name="Index_20_Link">Relationships<text:tab/>12</text:a></text:p>
          <text:p text:style-name="P301"><text:a xlink:type="simple" xlink:href="#__RefHeading___Toc12700_952624381" text:style-name="Index_20_Link" text:visited-style-name="Index_20_Link">Scaffolding wtf<text:tab/>12</text:a></text:p>
          <text:p text:style-name="P301"><text:a xlink:type="simple" xlink:href="#__RefHeading___Toc1745_1812042296" text:style-name="Index_20_Link" text:visited-style-name="Index_20_Link">Validation<text:tab/>12</text:a></text:p>
          <text:p text:style-name="P302"><text:a xlink:type="simple" xlink:href="#__RefHeading___Toc2229_1812042296" text:style-name="Index_20_Link" text:visited-style-name="Index_20_Link">Alternate form<text:tab/>12</text:a></text:p>
          <text:p text:style-name="P301"><text:a xlink:type="simple" xlink:href="#__RefHeading___Toc3442_662114661" text:style-name="Index_20_Link" text:visited-style-name="Index_20_Link">Authentification<text:tab/>12</text:a></text:p>
          <text:p text:style-name="P303"><text:a xlink:type="simple" xlink:href="#__RefHeading___Toc3396_662114661" text:style-name="Index_20_Link" text:visited-style-name="Index_20_Link">sorcery<text:tab/>12</text:a></text:p>
          <text:p text:style-name="P301"><text:a xlink:type="simple" xlink:href="#__RefHeading___Toc3197_1309305363" text:style-name="Index_20_Link" text:visited-style-name="Index_20_Link">Testing<text:tab/>13</text:a></text:p>
          <text:p text:style-name="P303"><text:a xlink:type="simple" xlink:href="#__RefHeading___Toc3903_2090589654" text:style-name="Index_20_Link" text:visited-style-name="Index_20_Link">color tests<text:tab/>13</text:a></text:p>
          <text:p text:style-name="P303"><text:a xlink:type="simple" xlink:href="#__RefHeading___Toc3905_2090589654" text:style-name="Index_20_Link" text:visited-style-name="Index_20_Link">test.rb<text:tab/>13</text:a></text:p>
          <text:p text:style-name="P303"><text:a xlink:type="simple" xlink:href="#__RefHeading___Toc5042_408927193" text:style-name="Index_20_Link" text:visited-style-name="Index_20_Link">Guard gem<text:tab/>13</text:a></text:p>
          <text:p text:style-name="P302"><text:a xlink:type="simple" xlink:href="#__RefHeading___Toc5044_408927193" text:style-name="Index_20_Link" text:visited-style-name="Index_20_Link">kill springcoso<text:tab/>13</text:a></text:p>
          <text:p text:style-name="P301"><text:a xlink:type="simple" xlink:href="#__RefHeading___Toc3444_662114661" text:style-name="Index_20_Link" text:visited-style-name="Index_20_Link">Cloud9<text:tab/>13</text:a></text:p>
          <text:p text:style-name="P301"><text:a xlink:type="simple" xlink:href="#__RefHeading___Toc4409_3061750504" text:style-name="Index_20_Link" text:visited-style-name="Index_20_Link">Heroku<text:tab/>13</text:a></text:p>
          <text:p text:style-name="P301"><text:a xlink:type="simple" xlink:href="#__RefHeading___Toc3799_3366807044" text:style-name="Index_20_Link" text:visited-style-name="Index_20_Link">Sinatra<text:tab/>14</text:a></text:p>
          <text:p text:style-name="P303"><text:a xlink:type="simple" xlink:href="#__RefHeading___Toc3801_3366807044" text:style-name="Index_20_Link" text:visited-style-name="Index_20_Link">start server<text:tab/>14</text:a></text:p>
          <text:p text:style-name="P303"><text:a xlink:type="simple" xlink:href="#__RefHeading___Toc3803_3366807044" text:style-name="Index_20_Link" text:visited-style-name="Index_20_Link">reloader<text:tab/>14</text:a></text:p>
          <text:p text:style-name="P303"><text:a xlink:type="simple" xlink:href="#__RefHeading___Toc4016_3366807044" text:style-name="Index_20_Link" text:visited-style-name="Index_20_Link">files structure<text:tab/>14</text:a></text:p>
          <text:p text:style-name="P303"><text:a xlink:type="simple" xlink:href="#__RefHeading___Toc4018_3366807044" text:style-name="Index_20_Link" text:visited-style-name="Index_20_Link">app.rb<text:tab/>14</text:a></text:p>
          <text:p text:style-name="P302"><text:a xlink:type="simple" xlink:href="#__RefHeading___Toc4215_3461777943" text:style-name="Index_20_Link" text:visited-style-name="Index_20_Link">URL PARAMS<text:tab/>14</text:a></text:p>
          <text:p text:style-name="P303"><text:a xlink:type="simple" xlink:href="#__RefHeading___Toc4020_3366807044" text:style-name="Index_20_Link" text:visited-style-name="Index_20_Link">views/<text:tab/>14</text:a></text:p>
          <text:p text:style-name="P302"><text:a xlink:type="simple" xlink:href="#__RefHeading___Toc4022_3366807044" text:style-name="Index_20_Link" text:visited-style-name="Index_20_Link">/main.erb (layout)<text:tab/>14</text:a></text:p>
          <text:p text:style-name="P302"><text:a xlink:type="simple" xlink:href="#__RefHeading___Toc4024_3366807044" text:style-name="Index_20_Link" text:visited-style-name="Index_20_Link">/index.erb<text:tab/>14</text:a></text:p>
          <text:p text:style-name="P302"><text:a xlink:type="simple" xlink:href="#__RefHeading___Toc4026_3366807044" text:style-name="Index_20_Link" text:visited-style-name="Index_20_Link"><text:s/>/show.erb<text:tab/>14</text:a></text:p>
          <text:p text:style-name="P303"><text:a xlink:type="simple" xlink:href="#__RefHeading___Toc4028_3366807044" text:style-name="Index_20_Link" text:visited-style-name="Index_20_Link">db/<text:tab/>14</text:a></text:p>
          <text:p text:style-name="P302"><text:a xlink:type="simple" xlink:href="#__RefHeading___Toc4030_3366807044" text:style-name="Index_20_Link" text:visited-style-name="Index_20_Link"><text:s/>/schema.rb<text:tab/>14</text:a></text:p>
          <text:p text:style-name="P302"><text:a xlink:type="simple" xlink:href="#__RefHeading___Toc4032_3366807044" text:style-name="Index_20_Link" text:visited-style-name="Index_20_Link">/connection.rb<text:tab/>14</text:a></text:p>
          <text:p text:style-name="P303"><text:a xlink:type="simple" xlink:href="#__RefHeading___Toc4138_984982547" text:style-name="Index_20_Link" text:visited-style-name="Index_20_Link">Forms<text:tab/>15</text:a></text:p>
          <text:p text:style-name="P303"><text:a xlink:type="simple" xlink:href="#__RefHeading___Toc4217_3461777943" text:style-name="Index_20_Link" text:visited-style-name="Index_20_Link">Post<text:tab/>15</text:a></text:p>
        </text:index-body>
      </text:table-of-content>
      <text:section text:style-name="Sect3" text:name="Section1">
        <text:h text:style-name="P308" text:outline-level="1"/>
        <text:h text:style-name="P305" text:outline-level="1"/>
        <text:h text:style-name="P306" text:outline-level="1"/>
        <text:h text:style-name="P306" text:outline-level="1"/>
        <text:h text:style-name="P306" text:outline-level="1"/>
        <text:h text:style-name="P306" text:outline-level="1"/>
        <text:h text:style-name="P306" text:outline-level="1"/>
        <text:h text:style-name="P306" text:outline-level="1"/>
        <text:h text:style-name="P311" text:outline-level="1"><text:bookmark-start text:name="__RefHeading___Toc1454_1812042296"/><text:soft-page-break/>new <text:span text:style-name="T129">app</text:span><text:bookmark-end text:name="__RefHeading___Toc1454_1812042296"/></text:h>
        <text:p text:style-name="P17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0">rails' irb!</text:p>
        <text:p text:style-name="P187"><text:span text:style-name="T253">$ </text:span>rails console</text:p>
        <text:h text:style-name="P334" text:outline-level="3"><text:bookmark-start text:name="__RefHeading___Toc3102_974113296"/>!<text:span text:style-name="T236">reload</text:span><text:bookmark-end text:name="__RefHeading___Toc3102_974113296"/></text:h>
        <text:p text:style-name="P96">refreshes any code changes</text:p>
        <text:h text:style-name="P31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1">or</text:p>
              <text:p text:style-name="P292">or</text:p>
            </table:table-cell>
          </table:table-row>
        </table:table>
        <text:p text:style-name="Standard"><text:span text:style-name="Source_20_Text"/></text:p>
        <text:p text:style-name="Text_20_body"><text:span text:style-name="Source_20_Text"><text:span text:style-name="T180">to change port:</text:span></text:span></text:p>
        <text:p text:style-name="Preformatted_20_Text"><text:span text:style-name="Source_20_Text">$ rails server -p 3001</text:span></text:p>
        <text:h text:style-name="P31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9">uby m</text:span><text:span text:style-name="T10">ake</text:span><text:span text:style-name="T189">, a make-like language written in Ruby. Rails uses Rake extensively, especially for the innumerable little administrative tasks necessary when developing database-ba</text:span>cked <text:span text:style-name="T189">web applications. The </text:span><text:span text:style-name="T72">rake db:migrate </text:span>command is probably the most common, but there are many others; <text:bookmark-end text:name="__RefHeading___Toc3283_1309305363"/></text:p>
        <text:h text:style-name="P319" text:outline-level="1"><text:bookmark-start text:name="__RefHeading___Toc4148_984982547"/>Gems<text:bookmark-end text:name="__RefHeading___Toc4148_984982547"/></text:h>
        <text:p text:style-name="P113">In case you’ve previously installed a version of a gem (such as Rails itself) other than the one specified by the Gemfile , it’s a good idea to update the gems with bundle update to make sure the versions match: <text:s text:c="5"/><text:span text:style-name="T90">$ bundle update</text:span></text:p>
        <text:h text:style-name="P370" text:outline-level="2"><text:bookmark-start text:name="__RefHeading___Toc7531_559895456"/>gemfile<text:bookmark-end text:name="__RefHeading___Toc7531_559895456"/></text:h>
        <text:h text:style-name="P353" text:outline-level="3"><text:bookmark-start text:name="__RefHeading___Toc7533_559895456"/>version <text:span text:style-name="T177">range</text:span> <text:bookmark-end text:name="__RefHeading___Toc7533_559895456"/></text:h>
        <text:p text:style-name="P83"><text:span text:style-name="T1">&gt;= </text:span><text:s/>always installs the <text:span text:style-name="T1">latest</text:span> gem </text:p>
        <text:p text:style-name="P8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6" text:outline-level="2"><text:bookmark-start text:name="__RefHeading___Toc7535_559895456"/>install <text:span text:style-name="T17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3">to prevent the local installation of any <text:span text:style-name="T179">p</text:span>roduction gems:</text:p>
            </table:table-cell>
            <table:table-cell table:style-name="Table9.B1" office:value-type="string">
              <text:p text:style-name="P156"><text:span text:style-name="T181">install the gems using</text:span><text:span text:style-name="T1"> </text:span><text:span text:style-name="T131">$</text:span><text:span text:style-name="T9"> </text:span><text:span text:style-name="T1">bundle install</text:span></text:p>
            </table:table-cell>
          </table:table-row>
          <table:table-row>
            <table:covered-table-cell/>
            <table:table-cell table:style-name="Table9.A1" office:value-type="string">
              <text:p text:style-name="P156"/>
            </table:table-cell>
          </table:table-row>
        </table:table>
        <text:p text:style-name="Standard"><text:bookmark-start text:name="__RefHeading___Toc8787_59198305"/><text:span text:style-name="T62">$ bundle install </text:span><text:span text:style-name="T63">--without production</text:span><text:bookmark-end text:name="__RefHeading___Toc8787_59198305"/></text:p>
        <text:h text:style-name="P322"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8">app</text:p>
              </table:table-cell>
              <table:table-cell table:style-name="Table18.A1" office:value-type="string">
                <text:p text:style-name="P73">Core application (app) code, including models, views, controllers, and helpers</text:p>
              </table:table-cell>
            </table:table-row>
            <table:table-row>
              <table:table-cell table:style-name="Table18.A1" office:value-type="string">
                <text:p text:style-name="P253"><text:span text:style-name="T258">| <text:s/>├</text:span><text:span text:style-name="T23">─</text:span>assets</text:p>
                <text:p text:style-name="P253"><text:span text:style-name="T140">| </text:span><text:span text:style-name="T141"><text:s/></text:span><text:span text:style-name="T27">├</text:span><text:span text:style-name="T23">─</text:span><text:span text:style-name="T1">controllers</text:span></text:p>
                <text:p text:style-name="P189"><text:span text:style-name="T140">| </text:span><text:span text:style-name="T141"><text:s/></text:span><text:span text:style-name="T258">├─</text:span>helpers</text:p>
                <text:p text:style-name="P189"><text:span text:style-name="T140">| </text:span><text:span text:style-name="T141"><text:s/></text:span><text:span text:style-name="T140">├</text:span><text:span text:style-name="T254">─</text:span>mailers</text:p>
                <text:p text:style-name="P189"><text:span text:style-name="T140">|</text:span><text:span text:style-name="T141"> </text:span><text:span text:style-name="T140"><text:s/></text:span><text:span text:style-name="T258">├─</text:span>models</text:p>
                <text:p text:style-name="P189"><text:span text:style-name="T140">| </text:span><text:span text:style-name="T141"><text:s/></text:span><text:span text:style-name="T140">├</text:span><text:span text:style-name="T258">─</text:span>views</text:p>
                <text:p text:style-name="P191"><text:span text:style-name="T254">│ <text:s/>└─</text:span>layouts</text:p>
              </table:table-cell>
              <table:table-cell table:style-name="Table18.A1" office:value-type="string">
                <text:p text:style-name="P73">Applications assets such as cascading style sheets (CSS), JavaScript files, and images</text:p>
              </table:table-cell>
            </table:table-row>
            <table:table-row>
              <table:table-cell table:style-name="Table18.A1" office:value-type="string">
                <text:p text:style-name="P190"><text:span text:style-name="T254">├──</text:span>bin</text:p>
              </table:table-cell>
              <table:table-cell table:style-name="Table18.A1" office:value-type="string">
                <text:p text:style-name="P78"><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2"><text:span text:style-name="T254">│ <text:s/></text:span><text:span text:style-name="T140">├</text:span><text:span text:style-name="T254">─</text:span><text:span text:style-name="T139">rails</text:span></text:p>
              </table:table-cell>
              <table:table-cell table:style-name="Table18.A1" office:value-type="string">
                <text:p text:style-name="P74">A program for generating code, opening console sessions, or starting a local server</text:p>
              </table:table-cell>
            </table:table-row>
            <table:table-row>
              <table:table-cell table:style-name="Table18.A1" office:value-type="string">
                <text:p text:style-name="P248">| <text:span text:style-name="T254"><text:s/></text:span><text:span text:style-name="T23">└─</text:span><text:span text:style-name="T28">rake</text:span></text:p>
              </table:table-cell>
              <table:table-cell table:style-name="Table18.A1" office:value-type="string">
                <text:p text:style-name="P73"/>
              </table:table-cell>
            </table:table-row>
            <table:table-row>
              <table:table-cell table:style-name="Table18.A1" office:value-type="string">
                <text:p text:style-name="P188"><text:span text:style-name="T254">├──</text:span>config</text:p>
              </table:table-cell>
              <table:table-cell table:style-name="Table18.A1" office:value-type="string">
                <text:p text:style-name="P73">Application configuration</text:p>
              </table:table-cell>
            </table:table-row>
            <table:table-row>
              <table:table-cell table:style-name="Table18.A1" office:value-type="string">
                <text:p text:style-name="P236">│ <text:s/>├─initializers</text:p>
              </table:table-cell>
              <table:table-cell table:style-name="Table18.A1" office:value-type="string">
                <text:p text:style-name="P76">items to be run on startup</text:p>
              </table:table-cell>
            </table:table-row>
            <table:table-row>
              <table:table-cell table:style-name="Table18.A1" office:value-type="string">
                <text:p text:style-name="P249">| <text:span text:style-name="T254"><text:s/></text:span><text:span text:style-name="T23">└─</text:span><text:span text:style-name="T26">routes.rb</text:span></text:p>
              </table:table-cell>
              <table:table-cell table:style-name="Table18.A1" office:value-type="string">
                <text:p text:style-name="P75"/>
              </table:table-cell>
            </table:table-row>
            <table:table-row>
              <table:table-cell table:style-name="Table18.A1" office:value-type="string">
                <text:p text:style-name="P251"><text:span text:style-name="T23">├──</text:span><text:span text:style-name="T1">db</text:span></text:p>
              </table:table-cell>
              <table:table-cell table:style-name="Table18.A1" office:value-type="string">
                <text:p text:style-name="P73">Database files<text:span text:style-name="T259"> (when using the default SQLite3)</text:span></text:p>
              </table:table-cell>
            </table:table-row>
            <table:table-row>
              <table:table-cell table:style-name="Table18.A1" office:value-type="string">
                <text:p text:style-name="P193">| <text:span text:style-name="T254"><text:s/>└─migrations</text:span></text:p>
              </table:table-cell>
              <table:table-cell table:style-name="Table18.A1" office:value-type="string">
                <text:p text:style-name="P73"/>
              </table:table-cell>
            </table:table-row>
            <table:table-row>
              <table:table-cell table:style-name="Table18.A1" office:value-type="string">
                <text:p text:style-name="P190"><text:span text:style-name="T254">├──</text:span>doc</text:p>
              </table:table-cell>
              <table:table-cell table:style-name="Table18.A1" office:value-type="string">
                <text:p text:style-name="P73">Documentation for the application</text:p>
              </table:table-cell>
            </table:table-row>
            <table:table-row>
              <table:table-cell table:style-name="Table18.A1" office:value-type="string">
                <text:p text:style-name="P251"><text:span text:style-name="T23">├──</text:span><text:span text:style-name="T1">lib</text:span></text:p>
              </table:table-cell>
              <table:table-cell table:style-name="Table18.A1" office:value-type="string">
                <text:p text:style-name="P73">Library modules</text:p>
              </table:table-cell>
            </table:table-row>
            <table:table-row>
              <table:table-cell table:style-name="Table18.A1" office:value-type="string">
                <text:p text:style-name="P250">| <text:span text:style-name="T254"><text:s/></text:span><text:span text:style-name="T23">└─</text:span>assets</text:p>
              </table:table-cell>
              <table:table-cell table:style-name="Table18.A1" office:value-type="string">
                <text:p text:style-name="P73">Library assets such as cascading style sheets (CSS), JavaScript files, and images</text:p>
              </table:table-cell>
            </table:table-row>
            <table:table-row>
              <table:table-cell table:style-name="Table18.A1" office:value-type="string">
                <text:p text:style-name="P251"><text:span text:style-name="T23">├──</text:span><text:span text:style-name="T1">log</text:span></text:p>
              </table:table-cell>
              <table:table-cell table:style-name="Table18.A1" office:value-type="string">
                <text:p text:style-name="P79"><text:span text:style-name="T42">Application log files </text:span><text:span text:style-name="T223">(</text:span><text:span text:style-name="T36">development, test, production</text:span><text:span text:style-name="T44">)</text:span></text:p>
              </table:table-cell>
            </table:table-row>
            <table:table-row>
              <table:table-cell table:style-name="Table18.A1" office:value-type="string">
                <text:p text:style-name="P251"><text:span text:style-name="T23">├──</text:span><text:span text:style-name="T1">public</text:span></text:p>
              </table:table-cell>
              <table:table-cell table:style-name="Table18.A1" office:value-type="string">
                <text:p text:style-name="P73"><text:span text:style-name="T260">Static d</text:span>ata accessible to the public (e.g., via web browsers), such as error pages</text:p>
              </table:table-cell>
            </table:table-row>
            <table:table-row>
              <table:table-cell table:style-name="Table18.A1" office:value-type="string">
                <text:p text:style-name="P248"><text:span text:style-name="T23">├──</text:span>test</text:p>
              </table:table-cell>
              <table:table-cell table:style-name="Table18.A1" office:value-type="string">
                <text:p text:style-name="P73">the default <text:span text:style-name="Source_20_Text"><text:span text:style-name="T221">Test::Unit</text:span></text:span> testing library</text:p>
              </table:table-cell>
            </table:table-row>
            <table:table-row>
              <table:table-cell table:style-name="Table18.A1" office:value-type="string">
                <text:p text:style-name="P248"><text:span text:style-name="T23">├──</text:span>tmp</text:p>
              </table:table-cell>
              <table:table-cell table:style-name="Table18.A1" office:value-type="string">
                <text:p text:style-name="P80"><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51"><text:span text:style-name="T23">├──</text:span><text:span text:style-name="T1">script</text:span></text:p>
              </table:table-cell>
              <table:table-cell table:style-name="Table18.A1" office:value-type="string">
                <text:p text:style-name="P73"/>
              </table:table-cell>
            </table:table-row>
            <table:table-row>
              <table:table-cell table:style-name="Table18.A1" office:value-type="string">
                <text:p text:style-name="P248"><text:span text:style-name="T23">├──</text:span>vendor</text:p>
              </table:table-cell>
              <table:table-cell table:style-name="Table18.A1" office:value-type="string">
                <text:p text:style-name="P78"><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48">| <text:span text:style-name="T254"><text:s/></text:span><text:span text:style-name="T23">└─</text:span>assets</text:p>
              </table:table-cell>
              <table:table-cell table:style-name="Table18.A1" office:value-type="string">
                <text:p text:style-name="P73">Third-party assets such as cascading style sheets (CSS), JavaScript files, and images</text:p>
              </table:table-cell>
            </table:table-row>
            <table:table-row>
              <table:table-cell table:style-name="Table18.A1" office:value-type="string">
                <text:p text:style-name="P248"><text:span text:style-name="T23">├──</text:span>README.rdoc</text:p>
              </table:table-cell>
              <table:table-cell table:style-name="Table18.A1" office:value-type="string">
                <text:p text:style-name="P73">A brief description of the application</text:p>
              </table:table-cell>
            </table:table-row>
            <table:table-row>
              <table:table-cell table:style-name="Table18.A1" office:value-type="string">
                <text:p text:style-name="P248"><text:span text:style-name="T23">├──</text:span>Rakefile</text:p>
              </table:table-cell>
              <table:table-cell table:style-name="Table18.A1" office:value-type="string">
                <text:p text:style-name="P73">Utility tasks available via the rake command</text:p>
              </table:table-cell>
            </table:table-row>
            <table:table-row>
              <table:table-cell table:style-name="Table18.A1" office:value-type="string">
                <text:p text:style-name="P248"><text:span text:style-name="T23">├──</text:span>Gemfile</text:p>
              </table:table-cell>
              <table:table-cell table:style-name="Table18.A1" office:value-type="string">
                <text:p text:style-name="P73">Gem requirements for this app</text:p>
              </table:table-cell>
            </table:table-row>
            <table:table-row>
              <table:table-cell table:style-name="Table18.A1" office:value-type="string">
                <text:p text:style-name="P248"><text:span text:style-name="T23">├──</text:span>Gemfile.lock</text:p>
              </table:table-cell>
              <table:table-cell table:style-name="Table18.A1" office:value-type="string">
                <text:p text:style-name="P73">A list of gems used to ensure that all copies of the app use the same gem versions</text:p>
              </table:table-cell>
            </table:table-row>
            <table:table-row>
              <table:table-cell table:style-name="Table18.A1" office:value-type="string">
                <text:p text:style-name="P248"><text:span text:style-name="T23">├──</text:span>config.ru</text:p>
              </table:table-cell>
              <table:table-cell table:style-name="Table18.A1" office:value-type="string">
                <text:p text:style-name="P73">A configuration file for Rack middleware</text:p>
              </table:table-cell>
            </table:table-row>
            <table:table-row>
              <table:table-cell table:style-name="Table18.A1" office:value-type="string">
                <text:p text:style-name="P248"><text:span text:style-name="T23">└─</text:span>.gitignore</text:p>
              </table:table-cell>
              <table:table-cell table:style-name="Table18.A1" office:value-type="string">
                <text:p text:style-name="P73">Patterns for files that should be ignored by Git</text:p>
              </table:table-cell>
            </table:table-row>
          </table:table>
          <text:p text:style-name="P77"/>
        </text:section>
        <text:p text:style-name="P107"><text:span text:style-name="T11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7">bundle</text:span></text:span>, <text:span text:style-name="Source_20_Text"><text:span text:style-name="T67">rails</text:span></text:span>, <text:span text:style-name="Source_20_Text"><text:span text:style-name="T67">rake</text:span></text:span>, and <text:span text:style-name="Source_20_Text"><text:span text:style-name="T67">spring</text:span></text:span>.</text:p>
        <text:p text:style-name="P107"><text:span text:style-name="T112">components</text:span> − This directory holds components, tiny self-contained applications that bundle model, view, and controller.</text:p>
        <text:p text:style-name="P107"><text:span text:style-name="T112">lib</text:span> − You'll put libraries here, unless they explicitly belong elsewhere (such as vendor libraries). <text:span text:style-name="T212">C</text:span>ode you control that is reusable outside the project.</text:p>
        <text:p text:style-name="P111"><text:span text:style-name="T112">test</text:span> − The tests you write and those that Rails creates for you, all goes here. You'll see a subdir for <text:span text:style-name="T67">mocks</text:span>, <text:span text:style-name="T67">unit</text:span> tests, <text:span text:style-name="T67">fixtures</text:span>, <text:s text:c="5"/>and <text:span text:style-name="T67">functional</text:span> tests.<text:span text:style-name="T263"><text:tab/><text:tab/></text:span><text:span text:style-name="T262">NEXT PAGE</text:span></text:p>
        <text:p text:style-name="P299"><text:soft-page-break/><text:span text:style-name="T11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8"><text:span text:style-name="T112">app/view</text:span> − The views subdirectory <text:span text:style-name="T130">holds the display templates to fill in with data from </text:span><text:span text:style-name="T137">our application, convert</text:span><text:span text:style-name="T130"> to </text:span><text:span text:style-name="T65">HTML</text:span><text:span text:style-name="T130">, and return to the user's browser</text:span></text:p>
            </table:table-cell>
            <table:covered-table-cell/>
            <table:table-cell table:style-name="Table21.C1" office:value-type="string">
              <text:p text:style-name="P78"><text:span text:style-name="T112">app/helpers</text:span> − holds any helper classes used t<text:span text:style-name="T130">o assist the model, view, and controller classes. </text:span>This helps to keep the model, view, and controller code small, focused, and unclutte<text:span text:style-name="T206">red</text:span></text:p>
            </table:table-cell>
          </table:table-row>
          <table:table-row table:style-name="Table21.2">
            <table:table-cell table:style-name="Table21.A2" office:value-type="string">
              <text:p text:style-name="P78"><text:span text:style-name="T11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8"><text:span text:style-name="T112">app/view/layouts</text:span> − Holds the template files for layouts to be used with views. This models the common header/footer method of wrapping views. In your views, define a layout using the <text:span text:style-name="T67">&lt;tt&gt;layout:default&lt;/tt&gt; </text:span>and create a file named <text:span text:style-name="T67">default.html.erb</text:span>. Inside <text:span text:style-name="T67">default.html.erb</text:span>, call </text:p>
              <text:p text:style-name="P78"><text:span text:style-name="T67">&lt;% yield %&gt; </text:span>to render the view using this layout.</text:p>
            </table:table-cell>
            <table:covered-table-cell/>
          </table:table-row>
          <table:table-row>
            <table:table-cell table:style-name="Table21.B2" table:number-columns-spanned="3" office:value-type="string">
              <text:p text:style-name="P78"><text:span text:style-name="T112">app/controllers</text:span> − <text:s/>is where Rails looks to find the controller classes. A controller handles a web request from the user.</text:p>
            </table:table-cell>
            <table:covered-table-cell/>
            <table:covered-table-cell/>
          </table:table-row>
        </table:table>
        <text:p text:style-name="P109"><text:span text:style-name="T112">config</text:span> − This directory contains the small amount of configuration code that your application will need, including your database configuration (in <text:span text:style-name="T67">database.yml</text:span>), your Rails environment structure (<text:span text:style-name="T67">environment.rb</text:span>), and routing of incoming web requests (<text:span text:style-name="T67">routes.rb</text:span>). You can also tailor the behavior of the three Rails environments for test, development, and deployment with files found in the environments directory. It also includes the <text:span text:style-name="Source_20_Text"><text:span text:style-name="T67">initializers</text:span></text:span> subfolder which holds items to be run on startup.</text:p>
        <text:p text:style-name="Standard"><text:span text:style-name="T113">db</text:span><text:span text:style-name="T32"> − </text:span><text:span text:style-name="T135">You can manage the relational database with scripts you create and place in this directory. </text:span></text:p>
        <text:p text:style-name="Text_20_body"><text:span text:style-name="T136">It can </text:span><text:span text:style-name="T130">have a </text:span><text:span text:style-name="Source_20_Text"><text:span text:style-name="T211">migrations</text:span></text:span><text:span text:style-name="T130"> subfolder where your migrations</text:span><text:span text:style-name="T138"> (used </text:span><text:span text:style-name="T130">to structure the database</text:span><text:span text:style-name="T138">)</text:span><text:span text:style-name="T130"> will be stored. When using SQLite3</text:span><text:span text:style-name="T138"> (</text:span><text:span text:style-name="T130">Rails</text:span><text:span text:style-name="T138">'s </text:span><text:span text:style-name="T130">default</text:span><text:span text:style-name="T138">)</text:span><text:span text:style-name="T130">, the database file will also be stored in this folder.</text:span></text:p>
        <text:p text:style-name="P107"><text:span text:style-name="T112">doc</text:span> − Ruby has a framework, called <text:span text:style-name="T67">RubyDoc</text:span>, that can automatically generate documentation for code you create. You can assist <text:span text:style-name="T67">RubyDoc</text:span> with comments in your code. This directory holds all the <text:span text:style-name="T67">RubyDoc</text:span>-generated Rails and application documentation.</text:p>
        <text:p text:style-name="P107"><text:span text:style-name="T112">log</text:span> − Error logs go here. Rails creates scripts that help you manage various error logs. You'll find separate logs for the server (<text:span text:style-name="T67">server.log</text:span>) and each Rails environment (<text:span text:style-name="T67">development.log</text:span>, <text:span text:style-name="T67">test.log</text:span>, and <text:span text:style-name="T67">production.log</text:span>).</text:p>
        <text:p text:style-name="P107"><text:span text:style-name="T114">public</text:span><text:span text:style-name="T208"> − Like the public directory for a web server, this directory has web files that don't change, such </text:span><text:span text:style-name="T67">public/javascripts</text:span>, <text:span text:style-name="T67">public/images</text:span>, <text:span text:style-name="T67">public/stylesheets</text:span>, and <text:span text:style-name="T67">HTML</text:span> files (<text:span text:style-name="T67">public</text:span>).</text:p>
        <text:p text:style-name="P107"><text:span text:style-name="T112">script</text:span> − This directory holds scripts to launch and manage the various tools that you'll use with Rails. For example, there are scripts to generate <text:span text:style-name="T208">code (generate) and launch the web server (server).</text:span></text:p>
        <text:p text:style-name="P107"><text:span text:style-name="T112">tmp</text:span> − Rails uses this directory to hold temporary files for intermediate processing.</text:p>
        <text:p text:style-name="P107"><text:span text:style-name="T112">vendor</text:span> − Infrequently used, this folder is to store code you <text:span text:style-name="Emphasis">do not</text:span> control: <text:span text:style-name="T213">l</text:span>ibraries provided by third-party vendors (such as security libraries or database utilities beyond the basic Rails distr)</text:p>
        <text:p text:style-name="P78">Apart from these directories, there will be <text:span text:style-name="T215">four</text:span> files available in <text:span text:style-name="T216">the</text:span> demo directory.</text:p>
        <table:table table:name="Table31" table:style-name="Table31">
          <table:table-column table:style-name="Table31.A"/>
          <table:table-row>
            <table:table-cell table:style-name="Table31.A1" office:value-type="string">
              <text:p text:style-name="P78"><text:span text:style-name="T112">README</text:span> − This file contains a basic detail about Rail Application and description of the directory structure explained above.</text:p>
            </table:table-cell>
          </table:table-row>
          <table:table-row>
            <table:table-cell table:style-name="Table31.A2" office:value-type="string">
              <text:p text:style-name="P78"><text:span text:style-name="T112">Rakefile</text:span> − This file is similar to Unix Makefile, which helps with building, packaging and testing the Rails code. This will be used by rake utility supplied along with the Ruby installation <text:span text:style-name="T217">to locate and load tasks to be run from the command line.</text:span></text:p>
            </table:table-cell>
          </table:table-row>
          <table:table-row>
            <table:table-cell table:style-name="Table31.A2" office:value-type="string">
              <text:p text:style-name="P293"><text:span text:style-name="T112">Gemfile</text:span><text:span text:style-name="T1"> </text:span><text:span text:style-name="T133">and </text:span><text:span text:style-name="T112">Gemfile.lock</text:span><text:span text:style-name="T1"> </text:span><text:span text:style-name="T13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7">T = Tweet.new</text:p>
              <text:p text:style-name="P167">t.status=“Status1”</text:p>
              <text:p text:style-name="P118">t.save</text:p>
            </table:table-cell>
            <table:covered-table-cell/>
            <table:table-cell table:style-name="Table3.C1" office:value-type="string">
              <text:p text:style-name="P121">t = <text:span text:style-name="T1">TableName</text:span>.new</text:p>
              <text:p text:style-name="P121">t.<text:span text:style-name="T1">key</text:span> = <text:span text:style-name="T1">value</text:span></text:p>
              <text:p text:style-name="P121">t.save</text:p>
            </table:table-cell>
          </table:table-row>
          <table:table-row>
            <table:table-cell table:style-name="Table3.A2" table:number-columns-spanned="2" office:value-type="string">
              <text:p text:style-name="P120">t = Tweet.new(</text:p>
              <text:p text:style-name="P120"><text:s/>status: “Status1”,</text:p>
              <text:p text:style-name="P120"><text:s/>zombie:“Jim”)</text:p>
              <text:p text:style-name="P120">t.save</text:p>
            </table:table-cell>
            <table:covered-table-cell/>
            <table:table-cell table:style-name="Table3.C2" office:value-type="string">
              <text:p text:style-name="P65"><text:bookmark-start text:name="__RefHeading___Toc11300_1812042296"/>alt form <text:span text:style-name="T144">#1</text:span><text:bookmark-end text:name="__RefHeading___Toc11300_1812042296"/></text:p>
              <text:p text:style-name="P121">t = <text:span text:style-name="T1">Tablename</text:span>.new(</text:p>
              <text:p text:style-name="P121"><text:s text:c="5"/><text:span text:style-name="T1">hash</text:span>)</text:p>
              <text:p text:style-name="P121">t.save</text:p>
            </table:table-cell>
          </table:table-row>
          <table:table-row>
            <table:table-cell table:style-name="Table3.A3" office:value-type="string">
              <text:p text:style-name="P65"><text:bookmark-start text:name="__RefHeading___Toc11302_1812042296"/>alt form #2<text:bookmark-end text:name="__RefHeading___Toc11302_1812042296"/></text:p>
            </table:table-cell>
            <table:table-cell table:style-name="Table3.B3" table:number-columns-spanned="2" office:value-type="string">
              <text:p text:style-name="P167"><text:span text:style-name="T5">TableName</text:span><text:span text:style-name="T143">.create(</text:span><text:span text:style-name="T5">hash</text:span><text:span text:style-name="T143">)</text:span></text:p>
            </table:table-cell>
            <table:covered-table-cell/>
          </table:table-row>
          <table:table-row>
            <table:table-cell table:style-name="Table3.C1" table:number-columns-spanned="3" office:value-type="string">
              <text:p text:style-name="P121">Tweet.create(status: “Status1”, </text:p>
              <text:p text:style-name="P121"><text:s text:c="13"/>zombie: “Jim”)</text:p>
            </table:table-cell>
            <table:covered-table-cell/>
            <table:covered-table-cell/>
          </table:table-row>
        </table:table>
        <text:h text:style-name="Heading_20_2" text:outline-level="2"><text:bookmark-start text:name="__RefHeading___Toc1456_1812042296"/><text:span text:style-name="T142">R</text:span>e<text:span text:style-name="T14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80">Id</text:p>
                  </table:table-cell>
                  <table:table-cell table:style-name="Table1.A1" office:value-type="string">
                    <text:p text:style-name="P279">Status</text:p>
                  </table:table-cell>
                  <table:table-cell table:style-name="Table1.C1" office:value-type="string">
                    <text:p text:style-name="P279">zombie</text:p>
                  </table:table-cell>
                </table:table-row>
                <table:table-row>
                  <table:table-cell table:style-name="Table1.A2" office:value-type="string">
                    <text:p text:style-name="P280">1</text:p>
                  </table:table-cell>
                  <table:table-cell table:style-name="Table1.A2" office:value-type="string">
                    <text:p text:style-name="P279">Status1</text:p>
                  </table:table-cell>
                  <table:table-cell table:style-name="Table1.C2" office:value-type="string">
                    <text:p text:style-name="P279">Ash</text:p>
                  </table:table-cell>
                </table:table-row>
                <table:table-row>
                  <table:table-cell table:style-name="Table1.A2" office:value-type="string">
                    <text:p text:style-name="P280">2</text:p>
                  </table:table-cell>
                  <table:table-cell table:style-name="Table1.A2" office:value-type="string">
                    <text:p text:style-name="P279">Status2</text:p>
                  </table:table-cell>
                  <table:table-cell table:style-name="Table1.C2" office:value-type="string">
                    <text:p text:style-name="P279">Bob</text:p>
                  </table:table-cell>
                </table:table-row>
                <table:table-row>
                  <table:table-cell table:style-name="Table1.A2" office:value-type="string">
                    <text:p text:style-name="P280">3</text:p>
                  </table:table-cell>
                  <table:table-cell table:style-name="Table1.A2" office:value-type="string">
                    <text:p text:style-name="P279">Status3</text:p>
                  </table:table-cell>
                  <table:table-cell table:style-name="Table1.C2" office:value-type="string">
                    <text:p text:style-name="P279">Jim</text:p>
                  </table:table-cell>
                </table:table-row>
                <table:table-row>
                  <table:table-cell table:style-name="Table1.A2" office:value-type="string">
                    <text:p text:style-name="P280">4</text:p>
                  </table:table-cell>
                  <table:table-cell table:style-name="Table1.A2" office:value-type="string">
                    <text:p text:style-name="P279">Status<text:span text:style-name="T130">4</text:span></text:p>
                  </table:table-cell>
                  <table:table-cell table:style-name="Table1.C2" office:value-type="string">
                    <text:p text:style-name="P279">Ash</text:p>
                  </table:table-cell>
                </table:table-row>
              </table:table>
              <text:p text:style-name="P88"/>
            </table:table-cell>
            <table:table-cell table:style-name="Table2.B1" office:value-type="string">
              <text:p text:style-name="Preformatted_20_Text">Tweet.<text:span text:style-name="T1">find</text:span>(3)</text:p>
              <text:p text:style-name="P279"/>
              <text:p text:style-name="P279"><text:span text:style-name="T69">puts t[:id] <text:s/></text:span>=&gt; <text:s/>3</text:p>
              <text:p text:style-name="P281">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1"><text:span text:style-name="T146">T</text:span>wee<text:span text:style-name="T145">t.</text:span><text:span text:style-name="T2">find</text:span><text:span text:style-name="T145">(3,4,5)</text:span></text:p>
            </table:table-cell>
            <table:table-cell table:style-name="Table4.B1" office:value-type="string">
              <text:p text:style-name="P122">Tweet.<text:span text:style-name="T1">first</text:span><text:tab/></text:p>
            </table:table-cell>
          </table:table-row>
          <table:table-row>
            <table:table-cell table:style-name="Table4.A1" office:value-type="string">
              <text:p text:style-name="P125"><text:span text:style-name="T156">Tweet.</text:span><text:span text:style-name="T1">order</text:span><text:span text:style-name="T156">(:zombie)</text:span></text:p>
            </table:table-cell>
            <table:table-cell table:style-name="Table4.B1" office:value-type="string">
              <text:p text:style-name="P124"><text:span text:style-name="T156">Tweet.</text:span><text:span text:style-name="T157">count</text:span></text:p>
            </table:table-cell>
          </table:table-row>
          <table:table-row>
            <table:table-cell table:style-name="Table4.A1" office:value-type="string">
              <text:p text:style-name="P125">Tweet.<text:span text:style-name="T1">limit</text:span>(10)</text:p>
            </table:table-cell>
            <table:table-cell table:style-name="Table4.B1" office:value-type="string">
              <text:p text:style-name="P123"><text:span text:style-name="T156">Tweet.</text:span><text:span text:style-name="T157">all</text:span></text:p>
            </table:table-cell>
          </table:table-row>
          <table:table-row>
            <table:table-cell table:style-name="Table4.B1" table:number-columns-spanned="2" office:value-type="string">
              <text:p text:style-name="P126"><text:span text:style-name="T151">Tweet.</text:span><text:span text:style-name="T152">where</text:span><text:span text:style-name="T151">(zombie: “ash”)</text:span></text:p>
            </table:table-cell>
            <table:covered-table-cell/>
          </table:table-row>
        </table:table>
        <text:p text:style-name="Standard">you can <text:span text:style-name="T159">combine</text:span> them</text:p>
        <text:p text:style-name="P134">Tweet.<text:span text:style-name="T158">where(zombie:”ash”).order(:status).limit(10)</text:span></text:p>
        <text:p text:style-name="P134"/>
        <text:p text:style-name="Preformatted_20_Text">Zombie.find(1).weapons</text:p>
        <text:h text:style-name="P357" text:outline-level="2"><text:bookmark-start text:name="__RefHeading___Toc1696_1812042296"/><text:span text:style-name="T14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9">t = Tweet.find(3)</text:p>
              <text:p text:style-name="P119">t.zombie = “<text:span text:style-name="T162">blah</text:span>”</text:p>
              <text:p text:style-name="P119">t.save</text:p>
            </table:table-cell>
            <table:table-cell table:style-name="Table5.B1" office:value-type="string">
              <text:p text:style-name="P141">t = <text:span text:style-name="T1">Table</text:span>.find(id)</text:p>
              <text:p text:style-name="P141">t.<text:span text:style-name="T1">key</text:span> = <text:span text:style-name="T1">value</text:span></text:p>
              <text:p text:style-name="P141">t.save</text:p>
            </table:table-cell>
          </table:table-row>
          <table:table-row>
            <table:table-cell table:style-name="Table5.A2" office:value-type="string">
              <text:p text:style-name="P142">t = Tweet.find(2)</text:p>
              <text:p text:style-name="P142">t.attributes = {</text:p>
              <text:p text:style-name="P142"><text:s text:c="2"/><text:span text:style-name="T1">status:</text:span> “uhuh”,</text:p>
              <text:p text:style-name="P142"><text:s text:c="2"/><text:span text:style-name="T1">zombie:</text:span> “Frank”}</text:p>
              <text:p text:style-name="P142">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3">t = <text:span text:style-name="T1">Table</text:span>.find(<text:span text:style-name="T1">id</text:span>)</text:p>
              <text:p text:style-name="P142">t.attributes =<text:span text:style-name="T1">hash</text:span></text:p>
              <text:p text:style-name="P142">t.save</text:p>
            </table:table-cell>
          </table:table-row>
          <table:table-row>
            <table:table-cell table:style-name="Table5.A2" office:value-type="string">
              <text:p text:style-name="P145">t = Tweet.find(2)</text:p>
              <text:p text:style-name="P145">t.update (</text:p>
              <text:p text:style-name="P144"><text:s text:c="2"/><text:span text:style-name="T4">status:</text:span><text:span text:style-name="T163"> “uhuh”,</text:span></text:p>
              <text:p text:style-name="P144"><text:s text:c="2"/><text:span text:style-name="T4">zombie:</text:span><text:span text:style-name="T163"> “Frank”)</text:span> </text:p>
            </table:table-cell>
            <table:table-cell table:style-name="Table5.B3" office:value-type="string">
              <text:p text:style-name="P100"><text:bookmark-start text:name="__RefHeading___Toc2043_1812042296"/>alt form #2<text:bookmark-end text:name="__RefHeading___Toc2043_1812042296"/></text:p>
              <text:p text:style-name="P146">t = Tweet.find(2)</text:p>
              <text:p text:style-name="P145">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7">t = <text:span text:style-name="T1">Tweet</text:span>.find(2)</text:p>
              <text:p text:style-name="P147">t.destroy</text:p>
            </table:table-cell>
            <table:table-cell table:style-name="Table6.B1" office:value-type="string">
              <text:p text:style-name="Preformatted_20_Text">t = <text:span text:style-name="T3">Table</text:span><text:span text:style-name="T164">.find(</text:span><text:span text:style-name="T3">id</text:span><text:span text:style-name="T164">)</text:span></text:p>
              <text:p text:style-name="P147">t.destroy</text:p>
            </table:table-cell>
          </table:table-row>
          <table:table-row>
            <table:table-cell table:style-name="Table6.A2" office:value-type="string">
              <text:p text:style-name="P132"><text:span text:style-name="T1">Tweet</text:span>.find(2).destroy</text:p>
            </table:table-cell>
            <table:table-cell table:style-name="Table6.B3" office:value-type="string">
              <text:p text:style-name="P100"><text:bookmark-start text:name="__RefHeading___Toc2045_1812042296"/>alt<text:span text:style-name="T166">ernate</text:span> <text:span text:style-name="T165">form</text:span><text:bookmark-end text:name="__RefHeading___Toc2045_1812042296"/></text:p>
              <text:p text:style-name="P148"><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8">wtfwtfero</text:span></text:p>
        <text:p text:style-name="Standard"/>
        <text:p text:style-name="P47">That will create a file in <text:span text:style-name="T116">db/migrate/</text:span><text:span text:style-name="T238"> </text:span></text:p>
        <text:p text:style-name="P47"><text:span text:style-name="T238">that ends in </text:span><text:span text:style-name="T116">wtfwtfero</text:span><text:span text:style-name="T68">.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4"><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9">db:migrate</text:span></text:span> which means </text:p>
        <text:p text:style-name="P21">"look in your set of functions for the database (<text:span text:style-name="Source_20_Text"><text:span text:style-name="T79">db</text:span></text:span>) and run the <text:span text:style-name="Source_20_Text"><text:span text:style-name="T79">migrate</text:span></text:span> function." </text:p>
        <text:p text:style-name="Standard">The <text:span text:style-name="Source_20_Text"><text:span text:style-name="T79">migrate</text:span></text:span> action finds all migrations in <text:s/><text:span text:style-name="Source_20_Text"><text:span text:style-name="T79">db/migrate/ </text:span></text:span><text:span text:style-name="Source_20_Text"><text:span text:style-name="T180">and</text:span></text:span><text:span text:style-name="T180"> </text:span>looks at a special table in the <text:span text:style-name="T79">DB</text:span> to determine which migrations have and have not been run yet, then runs any migration that hasn’t been run.</text:p>
        <text:p text:style-name="P81">If you want to start over again, drop the database<text:span text:style-name="T261">:</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323"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3">browser</text:span> issues a request for the <text:span text:style-name="T73">/users</text:span> URL</text:p>
                    </table:table-cell>
                    <table:table-cell table:style-name="Table16.B1" office:value-type="string">
                      <text:p text:style-name="P27">2. Rails routes <text:span text:style-name="T73">/users</text:span> to the <text:span text:style-name="T89">index action</text:span> in the <text:span text:style-name="T73">Users</text:span> controller</text:p>
                    </table:table-cell>
                  </table:table-row>
                  <table:table-row>
                    <table:table-cell table:style-name="Table16.A2" office:value-type="string">
                      <text:p text:style-name="P27">3. The <text:span text:style-name="T73">index action</text:span> asks the <text:span text:style-name="T73">User model</text:span> to retrieve all <text:span text:style-name="T224">users ( </text:span><text:span text:style-name="T81">User.all</text:span><text:span text:style-name="T224"> )</text:span></text:p>
                    </table:table-cell>
                    <table:table-cell table:style-name="Table16.B2" office:value-type="string">
                      <text:p text:style-name="P27">4. The <text:span text:style-name="T73">User model</text:span> pulls all the users from the <text:span text:style-name="T73">database</text:span>.</text:p>
                    </table:table-cell>
                  </table:table-row>
                  <table:table-row>
                    <table:table-cell table:style-name="Table16.A2" office:value-type="string">
                      <text:p text:style-name="P27">5. The <text:span text:style-name="T73">User model</text:span> returns the list of users to the <text:span text:style-name="T73">controller</text:span>.</text:p>
                    </table:table-cell>
                    <table:table-cell table:style-name="Table16.B2" office:value-type="string">
                      <text:p text:style-name="P27">6. The <text:span text:style-name="T73">controller</text:span> captures the users in the <text:span text:style-name="T74">@users</text:span><text:span text:style-name="T190"> variable</text:span><text:span text:style-name="T210"> </text:span><text:span text:style-name="T229">which is passed to </text:span><text:span text:style-name="T86">index view</text:span><text:span text:style-name="T229">.</text:span></text:p>
                    </table:table-cell>
                  </table:table-row>
                  <table:table-row>
                    <table:table-cell table:style-name="Table16.A2" office:value-type="string">
                      <text:p text:style-name="P27">7. The <text:span text:style-name="T73">view</text:span> uses embedded Ruby to <text:span text:style-name="T190">render the page as </text:span><text:span text:style-name="T74">HTML</text:span></text:p>
                    </table:table-cell>
                    <table:table-cell table:style-name="Table16.B2" office:value-type="string">
                      <text:p text:style-name="P27"><text:span text:style-name="T230">8.The </text:span><text:span text:style-name="T87">controller</text:span><text:span text:style-name="T230"> </text:span>passes the <text:span text:style-name="T73">HTML</text:span> back to the <text:span text:style-name="T73">browser</text:span>. </text:p>
                    </table:table-cell>
                  </table:table-row>
                </table:table>
                <text:p text:style-name="P33"/>
              </table:table-cell>
              <table:table-cell table:style-name="Table28.B1" table:number-columns-spanned="2" office:value-type="string">
                <text:p text:style-name="P139">ACTION</text:p>
                <text:p text:style-name="P139">VIEW</text:p>
              </table:table-cell>
              <table:covered-table-cell/>
              <table:table-cell table:style-name="Table28.D3" table:number-columns-spanned="5" office:value-type="string">
                <text:p text:style-name="P30">View</text:p>
                <text:p text:style-name="P137">index.html.erb</text:p>
              </table:table-cell>
              <table:covered-table-cell/>
              <table:covered-table-cell/>
              <table:covered-table-cell/>
              <table:covered-table-cell/>
              <table:table-cell table:style-name="Table28.I2" table:number-rows-spanned="2" table:number-columns-spanned="3" office:value-type="string">
                <text:p text:style-name="P136">/<text:span text:style-name="T225">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61">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2"> <text:s text:c="4"/></text:span>3</text:p>
              </table:table-cell>
              <table:table-cell table:style-name="Table28.J5" table:number-columns-spanned="2" office:value-type="string">
                <text:p text:style-name="P32"><draw:line text:anchor-type="paragraph" draw:z-index="17" draw:style-name="gr1" draw:text-style-name="P373" svg:x1="-1.64mm" svg:y1="2.4mm" svg:x2="0.85mm" svg:y2="2.31mm"><text:p/></draw:line>Model</text:p>
                <text:p text:style-name="P162">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40">ACTIVE</text:p>
                <text:p text:style-name="P140">RECORD</text:p>
              </table:table-cell>
              <table:table-cell table:style-name="Table28.K4" office:value-type="string">
                <text:p text:style-name="P135">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0">8 <text:s text:c="4"/></text:p>
                <text:p text:style-name="P8"><draw:line text:anchor-type="paragraph" draw:z-index="18" draw:name="Shape3" draw:style-name="gr2" draw:text-style-name="P374"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20">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9"><text:s text:c="4"/></text:p>
              </table:table-cell>
              <table:table-cell table:style-name="Table28.I7" table:number-rows-spanned="2" table:number-columns-spanned="3" office:value-type="string">
                <text:p text:style-name="P159">/db</text:p>
                <text:p text:style-name="P160">/config/<text:span text:style-name="T23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74" svg:x1="44.04mm" svg:y1="5.19mm" svg:x2="80.55mm" svg:y2="7.98mm"><text:p/></draw:line><text:bookmark-start text:name="__RefHeading___Toc3104_974113296"/><text:span text:style-name="T227">1-</text:span>router<text:bookmark-end text:name="__RefHeading___Toc3104_974113296"/></text:h>
                <text:p text:style-name="P2"><text:span text:style-name="T76">/</text:span><text:span text:style-name="T75">config/</text:span><text:span text:style-name="T107">routes.rb</text:span></text:p>
                <text:p text:style-name="P38"><text:s/>This request hits the <text:span text:style-name="T69">Rails router </text:span><text:span text:style-name="T1">(Step 2)</text:span></text:p>
                <text:p text:style-name="P34"><text:span text:style-name="T191">which dispatches to the proper </text:span><text:span text:style-name="T67">controller</text:span><text:span text:style-name="T191"> action based on the URL </text:span><text:s text:c="3"/></text:p>
                <text:h text:style-name="P335" text:outline-level="3"><text:bookmark-start text:name="__RefHeading___Toc3106_974113296"/><text:span text:style-name="T161">routes.rb</text:span><text:span text:style-name="T160">:</text:span><text:bookmark-end text:name="__RefHeading___Toc3106_974113296"/></text:h>
                <text:p text:style-name="P203"><text:span text:style-name="Source_20_Text"><text:span text:style-name="T38">Blogger::Application.routes.draw do</text:span></text:span></text:p>
                <text:p text:style-name="P203"><text:span text:style-name="Source_20_Text"><text:s text:c="2"/></text:span><text:span text:style-name="Source_20_Text"><text:span text:style-name="T1">resources :articles</text:span></text:span></text:p>
                <text:p text:style-name="P202">end</text:p>
                <text:p text:style-name="P200">This line tells Rails that we have a resource named <text:span text:style-name="T99">articles</text:span> and the router should expect requests to follow the <text:span text:style-name="T99">REST</text:span>ful model of web interaction (<text:span text:style-name="T99">RE</text:span>presentational <text:span text:style-name="T99">S</text:span>tate <text:span text:style-name="T99">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9"><text:s/>The details don’t matter right now, but when you make a request like</text:p>
              <text:p text:style-name="P199"><text:a xlink:type="simple" xlink:href="http://localhost:3000/articles/" text:style-name="Internet_20_link" text:visited-style-name="Visited_20_Internet_20_Link"><text:span text:style-name="T99">http://localhost:3000/articles/</text:span></text:a></text:p>
              <text:p text:style-name="P199">the router will understand you’re looking for a listing of the articles, and</text:p>
              <text:p text:style-name="P199"><text:a xlink:type="simple" xlink:href="http://localhost:3000/articles/new" text:style-name="Internet_20_link" text:visited-style-name="Visited_20_Internet_20_Link"><text:span text:style-name="T99">http://localhost:3000/articles/new</text:span></text:a></text:p>
              <text:p text:style-name="P26"><text:span text:style-name="T185">means you’re trying to create a new article.</text:span> </text:p>
            </table:table-cell>
          </table:table-row>
        </table:table>
        <text:h text:style-name="P336" text:outline-level="3"/>
        <text:h text:style-name="P355"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4">basically </text:span>the landing page <text:span text:style-name="T194">url</text:span></text:p>
        <table:table table:name="Table32" table:style-name="Table32">
          <table:table-column table:style-name="Table32.A"/>
          <table:table-row>
            <table:table-cell table:style-name="Table32.A1" office:value-type="string">
              <text:p text:style-name="P66">root 'users#index'</text:p>
              <text:p text:style-name="P72"><text:span text:style-name="T75"><text:s/></text:span><text:span text:style-name="T91">#</text:span><text:span text:style-name="T75">root 'application#hello'</text:span></text:p>
              <text:p text:style-name="P5"/>
              <text:p text:style-name="P5">get 'static_pages/home'</text:p>
              <text:p text:style-name="P5">get 'static_pages/help'</text:p>
            </table:table-cell>
          </table:table-row>
        </table:table>
        <text:p text:style-name="Standard"><text:span text:style-name="T209">that </text:span><text:span text:style-name="T208">maps requests for th</text:span><text:span text:style-name="T209">at</text:span><text:span text:style-name="T208"> URL to the home action</text:span> in the Static Pages controller. <text:span text:style-name="T244">By using get we arrange for the route to respond to a GET request</text:span></text:p>
        <text:h text:style-name="P337" text:outline-level="3"><text:bookmark-start text:name="__RefHeading___Toc5403_359886375"/>rake route<text:span text:style-name="T233">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59" text:outline-level="2"/>
        <text:h text:style-name="P321" text:outline-level="1"><text:bookmark-start text:name="__RefHeading___Toc12692_952624381"/><text:span text:style-name="T227">2-</text:span>controller<text:bookmark-end text:name="__RefHeading___Toc12692_952624381"/></text:h>
        <text:p text:style-name="Preformatted_20_Text"><text:span text:style-name="T192">/</text:span>app/controllers</text:p>
        <text:h text:style-name="P34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19">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4">app/controllers/<text:span text:style-name="T147">articles</text:span>_controller.rb</text:p>
              <text:p text:style-name="P24">the controller file itself</text:p>
            </table:table-cell>
          </table:table-row>
          <table:table-row>
            <table:table-cell table:style-name="Table27.A2" office:value-type="string">
              <text:p text:style-name="P40"><text:span text:style-name="T69">app/views/</text:span><text:span text:style-name="T100">articles</text:span></text:p>
              <text:p text:style-name="P40"><text:span text:style-name="T249">c</text:span>ontain<text:span text:style-name="T249">s</text:span> the controller’s view templates</text:p>
            </table:table-cell>
          </table:table-row>
          <table:table-row>
            <table:table-cell table:style-name="Table27.A2" office:value-type="string">
              <text:p text:style-name="P39"><text:span text:style-name="T82">test/controllers/</text:span><text:span text:style-name="T102">articles</text:span><text:span text:style-name="T82">_controller_test.rb</text:span> the controller’s unit tests file</text:p>
            </table:table-cell>
          </table:table-row>
          <table:table-row>
            <table:table-cell table:style-name="Table27.A2" office:value-type="string">
              <text:p text:style-name="P40"><text:span text:style-name="T69">app/helpers/</text:span><text:span text:style-name="T100">articles</text:span><text:span text:style-name="T69">_helper.rb</text:span></text:p>
              <text:p text:style-name="P40">a helper file to assist with the views</text:p>
            </table:table-cell>
          </table:table-row>
          <table:table-row>
            <table:table-cell table:style-name="Table27.A2" office:value-type="string">
              <text:p text:style-name="P39"><text:span text:style-name="T69">test/helpers/</text:span><text:span text:style-name="T100">articles</text:span><text:span text:style-name="T69">_helper_test.rb</text:span> <text:s/>the helper’s unit test file</text:p>
            </table:table-cell>
          </table:table-row>
          <table:table-row>
            <table:table-cell table:style-name="Table27.A2" office:value-type="string">
              <text:p text:style-name="P39"><text:span text:style-name="T83">app/assets/javascripts/</text:span><text:span text:style-name="T103">articles</text:span><text:span text:style-name="T83">.js.coffee</text:span> a CoffeeScript file for this controller</text:p>
            </table:table-cell>
          </table:table-row>
          <table:table-row>
            <table:table-cell table:style-name="Table27.A2" office:value-type="string">
              <text:p text:style-name="P39"><text:span text:style-name="T80">app/assets/stylesheets/</text:span><text:span text:style-name="T104">articles</text:span><text:span text:style-name="T80">.css.scss</text:span> <text:s/>an <text:span text:style-name="T69">SCSS</text:span> stylesheet for this controller</text:p>
            </table:table-cell>
          </table:table-row>
        </table:table>
        <text:p text:style-name="P206"/>
        <text:p text:style-name="P61">The Static Pages controller generation also automatically updates the <text:span text:style-name="T105">routes.rb</text:span> file</text:p>
        <text:p text:style-name="P229"/>
        <text:p text:style-name="P229">$ rails <text:span text:style-name="T1">generate controller </text:span></text:p>
        <text:p text:style-name="P229"><text:tab/><text:tab/><text:tab/>StaticPages home help</text:p>
        <text:p text:style-name="Standard"><text:span text:style-name="T243">The generate script takes an optional list of actions, so we’ll include actions for the </text:span><text:span text:style-name="T20">Home</text:span><text:span text:style-name="T243"> and </text:span><text:span text:style-name="T20">Help</text:span><text:span text:style-name="T243"> </text:span>pages directly on the command line</text:p>
        <text:h text:style-name="P342" text:outline-level="3"/>
        <text:h text:style-name="P343" text:outline-level="3"><text:bookmark-start text:name="__RefHeading___Toc3110_974113296"/>wtf_controller.rb<text:bookmark-end text:name="__RefHeading___Toc3110_974113296"/></text:h>
        <text:p text:style-name="P206"><text:span text:style-name="T192">/</text:span>app/controllers/<text:span text:style-name="T16">wtf</text:span>_controller.rb</text:p>
        <text:p text:style-name="P206"/>
        <text:p text:style-name="Standard">The first feature we want to add is an "index" page. This is what the app will send back when a user requests <text:span text:style-name="T85">http://localhost:3000/</text:span><text:span text:style-name="T108">wtfs</text:span><text:span text:style-name="T85">/</text:span></text:p>
        <text:p text:style-name="P206"/>
        <text:p text:style-name="P206">class <text:span text:style-name="T16">Wtf</text:span>Controller&lt;ApplicationController</text:p>
        <text:p text:style-name="P206"><text:s text:c="2"/>def index</text:p>
        <text:p text:style-name="P206"><text:s text:c="4"/>@<text:span text:style-name="T16">wtfs</text:span> = <text:span text:style-name="T16">Wtf</text:span>.all</text:p>
        <text:p text:style-name="P206"><text:s text:c="2"/>end</text:p>
        <text:p text:style-name="P206">end</text:p>
        <text:p text:style-name="P206"/>
        <text:h text:style-name="P344" text:outline-level="3"><text:bookmark-start text:name="__RefHeading___Toc3112_974113296"/>instance variable<text:span text:style-name="T228">s</text:span><text:bookmark-end text:name="__RefHeading___Toc3112_974113296"/></text:h>
        <text:p text:style-name="P43"><text:span text:style-name="T218">the </text:span><text:span text:style-name="T1">@</text:span><text:span text:style-name="T218"> </text:span>marks this variable as an "<text:span text:style-name="T1">instance level variable</text:span>". We want the list of articles to be accessible from both the <text:span text:style-name="T69">controller</text:span> and the <text:span text:style-name="T69">view</text:span> that we’re about to create. In order for it to be visible in both places it has to be an instance variable. If we had just named it <text:span text:style-name="Source_20_Text"><text:span text:style-name="T84">Wtfs</text:span></text:span>, that local variable would only be available within the <text:span text:style-name="Source_20_Text"><text:span text:style-name="T69">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10">from the controller to the object which renders the view template. So any data we want available</text:span> in the view template should be promoted to an</text:p>
        <text:p text:style-name="P42">instance variable by adding a @ to the beginning.</text:p>
        <text:p text:style-name="P206"/>
        <text:p text:style-name="P205">class <text:span text:style-name="T195">MicropostsController&lt;ApplicationController</text:span></text:p>
        <text:p text:style-name="P206"/>
        <text:p text:style-name="P87"><text:span text:style-name="T130">this </text:span><text:span text:style-name="T1">(Step 3) </text:span>asks the <text:span text:style-name="T69">User model</text:span> to retrieve a list of all the <text:span text:style-name="T84">Wtfs</text:span> from the <text:span text:style-name="T69">database</text:span><text:span text:style-name="T1">(Step 4),</text:span> and then places them in the variable <text:span text:style-name="T69">@</text:span><text:span text:style-name="T84">Wtfs</text:span> (pronounced “at-<text:span text:style-name="T226">wtfs</text:span>”) <text:span text:style-name="T1">(Step 5)</text:span></text:p>
        <text:p text:style-name="P67"/>
        <text:p text:style-name="P67">EXAMPLE</text:p>
        <text:p text:style-name="P276">/app/controllers/articles_controller</text:p>
        <table:table table:name="Table56" table:style-name="Table56">
          <table:table-column table:style-name="Table56.A"/>
          <table:table-row>
            <table:table-cell table:style-name="Table56.A1" office:value-type="string">
              <text:p text:style-name="P275">class ArticlesController &lt; ApplicationController</text:p>
              <text:p text:style-name="P275"><text:s text:c="2"/>def index</text:p>
              <text:p text:style-name="P275"><text:s text:c="4"/>@articles = Article.all</text:p>
              <text:p text:style-name="P275"><text:s text:c="2"/>end</text:p>
              <text:p text:style-name="P275"/>
              <text:p text:style-name="P275"><text:s text:c="2"/>def show</text:p>
              <text:p text:style-name="P275"><text:s text:c="4"/><text:span text:style-name="T210">@article= Article.find(params[:id])</text:span></text:p>
              <text:p text:style-name="P275"><text:s text:c="2"/>end</text:p>
              <text:p text:style-name="P275"/>
              <text:p text:style-name="P275"><text:s text:c="2"/>def new</text:p>
              <text:p text:style-name="P275"><text:s text:c="4"/>@article = Article.new</text:p>
              <text:p text:style-name="P275"><text:s text:c="2"/>end</text:p>
              <text:p text:style-name="P275"/>
              <text:p text:style-name="P275"><text:s text:c="2"/>def create</text:p>
              <text:p text:style-name="P275"><text:s text:c="4"/>@article = Article.new(</text:p>
              <text:p text:style-name="P277"><text:span text:style-name="T280"><text:s text:c="15"/></text:span>params[:article])</text:p>
              <text:p text:style-name="P275"><text:s text:c="4"/>@article.save</text:p>
              <text:p text:style-name="P275"><text:s text:c="4"/><text:span text:style-name="T1">redirect_to article_path</text:span>(@article)</text:p>
              <text:p text:style-name="P275"><text:s text:c="2"/>end</text:p>
              <text:p text:style-name="P275">end</text:p>
            </table:table-cell>
          </table:table-row>
        </table:table>
        <text:h text:style-name="P358" text:outline-level="2"/>
        <text:h text:style-name="P321" text:outline-level="1"><text:bookmark-start text:name="__RefHeading___Toc12696_952624381"/><text:span text:style-name="T227">3-</text:span>view<text:bookmark-end text:name="__RefHeading___Toc12696_952624381"/></text:h>
        <text:p text:style-name="P237">app/views/<text:span text:style-name="T1">users</text:span>/<text:span text:style-name="T1">index.html.erb</text:span></text:p>
        <text:p text:style-name="P235">app/views/<text:span text:style-name="T1">articles/index.html.erb</text:span></text:p>
        <text:p text:style-name="P185"/>
        <text:p text:style-name="P70"><text:span text:style-name="T193">Once the </text:span><text:span text:style-name="T77">@users</text:span><text:span text:style-name="T193"> variable is defined, the </text:span><text:span text:style-name="T77">controller</text:span><text:span text:style-name="T193"> calls the </text:span><text:span text:style-name="T77">view</text:span><text:span text:style-name="T193"> </text:span><text:span text:style-name="T11">(Step 6)</text:span></text:p>
        <text:p text:style-name="P70"><text:span text:style-name="T193">Variables that start with the </text:span><text:span text:style-name="T106">@</text:span><text:span text:style-name="T77"> </text:span>sign<text:span text:style-name="T193">, called </text:span><text:span text:style-name="T106">instance variables</text:span><text:span text:style-name="T193">, are automatically available in the </text:span><text:span text:style-name="T77">views</text:span><text:span text:style-name="T193">; in this case, the </text:span><text:span text:style-name="T77">index.html.erb</text:span><text:span text:style-name="T193"> view </text:span><text:span text:style-name="T11">iterates through the </text:span><text:span text:style-name="T106">@users</text:span><text:span text:style-name="T11"> list and outputs a line of </text:span><text:span text:style-name="T106">HTML</text:span><text:span text:style-name="T11"> for each one.</text:span><text:span text:style-name="T193"><text:tab/></text:span><text:span text:style-name="T77">&lt;% @users.each do |user| %&gt;</text:span></text:p>
        <text:p text:style-name="P70">The view converts its contents to <text:span text:style-name="T77">HTML </text:span><text:span text:style-name="T1">(Step 7)</text:span>, which is then returned by the <text:span text:style-name="T77">controller</text:span> to the browser for display (Step 8).</text:p>
        <text:p text:style-name="P7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5" text:outline-level="3"><text:bookmark-start text:name="__RefHeading___Toc3114_974113296"/>ERB<text:bookmark-end text:name="__RefHeading___Toc3114_974113296"/></text:h>
              <text:p text:style-name="P93"/>
              <text:p text:style-name="P91"><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4"><text:s/>&lt;%</text:p>
            </table:table-cell>
            <table:table-cell table:style-name="Table30.B1" office:value-type="string">
              <text:p text:style-name="P18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1">output in place of the clause</text:p>
            </table:table-cell>
          </table:table-row>
          <table:table-row>
            <table:table-cell table:style-name="Table30.B1" table:number-columns-spanned="2" office:value-type="string">
              <text:p text:style-name="P158"><text:span text:style-name="T130">Hello, </text:span>&lt;%= <text:span text:style-name="T130">@name</text:span> %&gt;</text:p>
            </table:table-cell>
            <table:covered-table-cell/>
            <table:covered-table-cell/>
          </table:table-row>
        </table:table>
        <text:p text:style-name="P295">Today is <text:span text:style-name="T1">&lt;%= </text:span><text:span text:style-name="T130">Time.now.strftime('%A')</text:span><text:span text:style-name="T1"> %&gt;</text:span></text:p>
        <text:p text:style-name="P35">Why the name <text:span text:style-name="T123">new.html.erb</text:span><text:span text:style-name="T1"> </text:span>? </text:p>
        <text:p text:style-name="P36"><text:span text:style-name="T123">new</text:span> <text:tab/>matches the name of the controller method. </text:p>
        <text:p text:style-name="P35"><text:span text:style-name="T123">html</text:span> <text:s/>specifies the output format sent to the client. <text:span text:style-name="T123">erb</text:span> <text:s/>specifies the language the template is written in.</text:p>
        <text:h text:style-name="P346" text:outline-level="3"><text:bookmark-start text:name="__RefHeading___Toc3118_974113296"/>layouts<text:bookmark-end text:name="__RefHeading___Toc3118_974113296"/></text:h>
        <text:p text:style-name="P216">app/views/<text:span text:style-name="T1">layouts</text:span>/<text:span text:style-name="T235">application</text:span>.html.erb</text:p>
        <text:p text:style-name="P216"/>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7">&lt;!DOCTYPE html&gt;</text:p>
              <text:p text:style-name="P217">&lt;html&gt;</text:p>
              <text:p text:style-name="P217"><text:s text:c="2"/>&lt;head&gt;&lt;/head&gt;</text:p>
              <text:p text:style-name="P217"><text:s text:c="2"/>&lt;body&gt;<text:tab/></text:p>
              <text:p text:style-name="P217"><text:s text:c="3"/><text:span text:style-name="T1">&lt;%= yield %&gt;</text:span><text:tab/></text:p>
              <text:p text:style-name="P217"><text:s text:c="2"/>&lt;/body&gt;</text:p>
              <text:p text:style-name="P217">&lt;/html&gt;</text:p>
            </table:table-cell>
            <table:table-cell table:style-name="Table10.B1" office:value-type="string">
              <text:p text:style-name="P48"><text:span text:style-name="T183">You can create layouts specific</text:span><text:span text:style-name="T182">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39">inside </text:span><text:span text:style-name="T105">yield.</text:span> </text:p>
        <text:p text:style-name="Standard"><text:span text:style-name="T239">Using layouts makes </text:span>it easy to add site-wide elements like navigation, sidebars, and so forth.</text:p>
        <text:h text:style-name="Heading_20_3" text:outline-level="3"/>
        <text:h text:style-name="P354" text:outline-level="3"><text:bookmark-start text:name="__RefHeading___Toc8626_750884121"/>styles<text:bookmark-end text:name="__RefHeading___Toc8626_750884121"/></text:h>
        <text:p text:style-name="P97">inside <text:span text:style-name="T6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2">app/assets/stylesheets/</text:span><text:span text:style-name="T63">application</text:span><text:span text:style-name="T62">.css</text:span></text:p>
        <text:h text:style-name="P347"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2">&lt;%= <text:span text:style-name="T1">form_for :article</text:span><text:span text:style-name="T24">, url:</text:span></text:p>
              <text:p text:style-name="P25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7"><text:s text:c="2"/></text:span>&lt;%= f.text_field :title %&gt; &lt;/p&gt;</text:p>
              <text:p text:style-name="Preformatted_20_Text"><text:s text:c="2"/>&lt;p&gt; &lt;%= f.label :text %&gt;&lt;br&gt;</text:p>
              <text:p text:style-name="Preformatted_20_Text"><text:s text:c="4"/><text:span text:style-name="T257"><text:s text:c="2"/></text:span>&lt;%= f.text_area :text %&gt;<text:span text:style-name="T257"> </text:span><text:s text:c="2"/>&lt;/p&gt;</text:p>
              <text:p text:style-name="Preformatted_20_Text"><text:s text:c="2"/>&lt;p&gt; &lt;%= f.submit %&gt; <text:span text:style-name="T257"><text:s text:c="10"/></text:span><text:s/>&lt;/p&gt;</text:p>
              <text:p text:style-name="Preformatted_20_Text">&lt;% end %&gt;</text:p>
            </table:table-cell>
          </table:table-row>
        </table:table>
        <text:p text:style-name="P108">the :<text:span text:style-name="T69">symbol</text:span> tells <text:span text:style-name="T69">form_for</text:span> what the form is for</text:p>
        <text:h text:style-name="P324" text:outline-level="1"><text:bookmark-start text:name="__RefHeading___Toc3120_974113296"/><text:span text:style-name="T124">4-</text:span><text:span text:style-name="T125">model</text:span><text:span text:style-name="T126">s</text:span><text:bookmark-end text:name="__RefHeading___Toc3120_974113296"/></text:h>
        <text:p text:style-name="P58">Models are responsible for handling data storage and the business logic, <text:span text:style-name="T242">they </text:span>handle <text:span text:style-name="T242">the</text:span> database interactions <text:s text:c="4"/><text:tab/><text:span text:style-name="T77">app/models/user.rb</text:span></text:p>
        <text:p text:style-name="Preformatted_20_Text"/>
        <text:p text:style-name="Standard">Models in Rails use a singular name, and their corresponding database tables use a plural name.</text:p>
        <text:p text:style-name="P298"/>
        <text:p text:style-name="P208">class User &lt; ActiveRecord::Base</text:p>
        <text:p text:style-name="P208">end</text:p>
        <text:p text:style-name="P44">arranges for <text:span text:style-name="T77">User.all</text:span> to return</text:p>
        <text:p text:style-name="P44">all the users in the <text:span text:style-name="T77">database</text:span><text:span text:style-name="T106"> </text:span><text:span text:style-name="T184">(step 3 and 4)</text:span></text:p>
        <text:h text:style-name="P348" text:outline-level="3"><text:bookmark-start text:name="__RefHeading___Toc1701_1363528564"/>features<text:bookmark-end text:name="__RefHeading___Toc1701_1363528564"/></text:h>
        <text:p text:style-name="P44">A micropost <text:span text:style-name="T1">belongs to a user</text:span> <text:tab/><text:span text:style-name="T198">and</text:span></text:p>
        <text:p text:style-name="P44">Constraining microposts <text:span text:style-name="T1">to be at most 140 char</text:span></text:p>
        <text:p text:style-name="P209"><text:span text:style-name="T196"><text:tab/>app/models/</text:span><text:span text:style-name="T12">micropost.rb</text:span></text:p>
        <text:p text:style-name="P209">class Micropost &lt; ActiveRecord::Base</text:p>
        <text:p text:style-name="P209"><text:span text:style-name="T13">belongs_to </text:span><text:span text:style-name="T132">:user</text:span> <text:s/></text:p>
        <text:p text:style-name="P209"><text:span text:style-name="T1">validates <text:s/></text:span>:content, </text:p>
        <text:p text:style-name="P209"><text:tab/><text:tab/> <text:s text:c="2"/>length: {maximum: 140}<text:span text:style-name="T199">,</text:span></text:p>
        <text:p text:style-name="P209"><text:span text:style-name="T199"><text:s text:c="15"/>presence: true</text:span> <text:s/></text:p>
        <text:p text:style-name="P209">end</text:p>
        <text:p text:style-name="P44">A user has many microposts</text:p>
        <text:p text:style-name="P209"><text:tab/><text:span text:style-name="T197">app/models/</text:span><text:span text:style-name="T14">user.rb</text:span></text:p>
        <text:p text:style-name="P207">class User &lt; ActiverRecord::Base</text:p>
        <text:p text:style-name="P207"><text:s text:c="2"/>has_many :microposts</text:p>
        <text:p text:style-name="P207">end</text:p>
        <text:h text:style-name="Heading_20_3" text:outline-level="3"/>
        <text:h text:style-name="P354" text:outline-level="3"><text:bookmark-start text:name="__RefHeading___Toc3289_1309305363"/>generate models<text:bookmark-end text:name="__RefHeading___Toc3289_1309305363"/></text:h>
        <text:p text:style-name="P168"><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8">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68"><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7"><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97"><text:span text:style-name="T208">A database migration to create the </text:span><text:span text:style-name="Source_20_Text"><text:span text:style-name="T39">articles</text:span></text:span><text:span text:style-name="T208"> table</text:span></text:p>
            </table:table-cell>
          </table:table-row>
          <table:table-row>
            <table:table-cell table:style-name="Table12.A1" office:value-type="string">
              <text:p text:style-name="P220">app/models/article.rb </text:p>
            </table:table-cell>
          </table:table-row>
          <table:table-row>
            <table:table-cell table:style-name="Table12.A2" office:value-type="string">
              <text:p text:style-name="P296">hold<text:span text:style-name="T214">s</text:span> the model code</text:p>
            </table:table-cell>
          </table:table-row>
          <table:table-row>
            <table:table-cell table:style-name="Table12.A1" office:value-type="string">
              <text:p text:style-name="P297"><text:span text:style-name="Source_20_Text"><text:span text:style-name="T38">test/models/article_test.rb</text:span></text:span></text:p>
            </table:table-cell>
          </table:table-row>
          <table:table-row>
            <table:table-cell table:style-name="Table12.A2" office:value-type="string">
              <text:p text:style-name="P296">old unit tests for <text:span text:style-name="Source_20_Text"><text:span text:style-name="T38">Article</text:span></text:span></text:p>
            </table:table-cell>
          </table:table-row>
          <table:table-row>
            <table:table-cell table:style-name="Table12.A1" office:value-type="string">
              <text:p text:style-name="P220">test/fixtures/articles.yml</text:p>
            </table:table-cell>
          </table:table-row>
          <table:table-row>
            <table:table-cell table:style-name="Table12.A2" office:value-type="string">
              <text:p text:style-name="P25"><text:span text:style-name="T214">a</text:span> fixtures file to assist with unit testing</text:p>
            </table:table-cell>
          </table:table-row>
        </table:table>
        <text:p text:style-name="Standard"/>
        <text:h text:style-name="P31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6">app/helpers/application_helper.rb</text:p>
            </table:table-cell>
          </table:table-row>
          <table:table-row>
            <table:table-cell table:style-name="Table26.A2" office:value-type="string">
              <text:p text:style-name="P241">def full_title(page_title = '')</text:p>
              <text:p text:style-name="P241"><text:s text:c="2"/><text:span text:style-name="T1">base_title</text:span> = '<text:span text:style-name="T251">titolo culo</text:span>'</text:p>
              <text:p text:style-name="P241"><text:s text:c="2"/>if page_title.empty?</text:p>
              <text:p text:style-name="P241"><text:s text:c="4"/><text:span text:style-name="T1">base_title</text:span></text:p>
              <text:p text:style-name="P241"><text:s text:c="2"/>else</text:p>
              <text:p text:style-name="P241"><text:s text:c="4"/>"#{<text:span text:style-name="T1">page_title</text:span>} - #{base_title}"</text:p>
              <text:p text:style-name="P241"><text:s text:c="2"/>end</text:p>
              <text:p text:style-name="P155">end</text:p>
            </table:table-cell>
          </table:table-row>
          <table:table-row>
            <table:table-cell table:style-name="Table26.A2" office:value-type="string">
              <text:p text:style-name="P242">views/layouts/application.html.erb</text:p>
            </table:table-cell>
          </table:table-row>
          <table:table-row>
            <table:table-cell table:style-name="Table26.A2" office:value-type="string">
              <text:p text:style-name="P242">&lt;title&gt;</text:p>
              <text:p text:style-name="P243">&lt;%= full_title(yield(:title))&gt;&lt;/title&gt;</text:p>
            </table:table-cell>
          </table:table-row>
        </table:table>
        <text:p text:style-name="Preformatted_20_Text"/>
        <text:p text:style-name="Preformatted_20_Text"/>
        <text:h text:style-name="P325" text:outline-level="1"><text:bookmark-start text:name="__RefHeading___Toc4401_3061750504"/>Syntax<text:bookmark-end text:name="__RefHeading___Toc4401_3061750504"/></text:h>
        <text:h text:style-name="P360" text:outline-level="2"><text:bookmark-start text:name="__RefHeading___Toc5040_408927193"/>provide and yield<text:bookmark-end text:name="__RefHeading___Toc5040_408927193"/></text:h>
        <text:p text:style-name="P274">&lt;% <text:span text:style-name="T1">provide</text:span>(:title, "Home") %&gt;</text:p>
        <text:p text:style-name="P234">blablabla</text:p>
        <text:p text:style-name="P233">&lt;%= <text:span text:style-name="T1">yield</text:span>(:title) %&gt;</text:p>
        <text:h text:style-name="P360" text:outline-level="2"><text:bookmark-start text:name="__RefHeading___Toc4403_3061750504"/>loop<text:bookmark-end text:name="__RefHeading___Toc4403_3061750504"/></text:h>
        <text:p text:style-name="P274">&lt;% <text:span text:style-name="T8">Tweet.all.each do |tweet|</text:span><text:span text:style-name="T174"> %&gt;</text:span></text:p>
        <text:p text:style-name="P172"><text:s text:c="2"/>&lt;tr&gt;</text:p>
        <text:p text:style-name="P172"><text:s text:c="4"/>&lt;td&gt; &lt;%= tweet.status %&gt; &lt;/td&gt;</text:p>
        <text:p text:style-name="P274"><text:s text:c="4"/><text:span text:style-name="T175">&lt;td&gt; &lt;%= tweet.zombie.name %&gt; &lt;/td&gt;</text:span></text:p>
        <text:p text:style-name="P274"><text:s text:c="2"/><text:span text:style-name="T175">&lt;/tr&gt;</text:span></text:p>
        <text:p text:style-name="P172">&lt;% <text:span text:style-name="T1">end</text:span> %&gt;</text:p>
        <text:p text:style-name="P174"/>
        <text:p text:style-name="P174">example #2</text:p>
        <text:p text:style-name="P174">&lt;% zombies = Zombie.all %&gt; </text:p>
        <text:p text:style-name="P174">&lt;ul&gt; &lt;% <text:span text:style-name="T1">zombies.each do |zombie|</text:span> %&gt;</text:p>
        <text:p text:style-name="P174"><text:s text:c="2"/>&lt;li&gt; &lt;%= zombie.name %&gt; &lt;/li&gt;</text:p>
        <text:p text:style-name="P174"><text:s/>&lt;% end %&gt; &lt;/ul&gt;</text:p>
        <text:h text:style-name="P360" text:outline-level="2"><text:bookmark-start text:name="__RefHeading___Toc3899_20905896541"/>conditionals (if)<text:bookmark-end text:name="__RefHeading___Toc3899_20905896541"/></text:h>
        <text:p text:style-name="P274">&lt;% <text:span text:style-name="T176">tweets = Tweet.all %&gt;</text:span></text:p>
        <text:p text:style-name="P173">&lt;% tweets.each do |tweet|%&gt;</text:p>
        <text:p text:style-name="P173">…</text:p>
        <text:p text:style-name="P173">&lt;% end %&gt;</text:p>
        <text:p text:style-name="P274"/>
        <text:p text:style-name="P173">&lt;% <text:span text:style-name="T1">if tweets.size == 0</text:span> %&gt;</text:p>
        <text:p text:style-name="P173"><text:s/><text:span text:style-name="T147">&lt;em&gt;No Tweets Found&lt;/em&gt;</text:span></text:p>
        <text:p text:style-name="P173"><text:span text:style-name="T147">&lt;% </text:span><text:span text:style-name="T154">end</text:span><text:span text:style-name="T147"> %&gt;</text:span></text:p>
        <text:h text:style-name="P360" text:outline-level="2"><text:bookmark-start text:name="__RefHeading___Toc3287_1309305363"/>partials<text:bookmark-end text:name="__RefHeading___Toc3287_1309305363"/></text:h>
        <text:p text:style-name="P94">Partials are a way of packaging reusable view template code. We can pull the common parts out from the form into the partial then render that partial from both the new template and the edit template.</text:p>
        <text:p text:style-name="P274">app/views/articles/<text:span text:style-name="T1">_</text:span>form.html.erb </text:p>
        <text:p text:style-name="P116"><text:span text:style-name="T231">Partials always start with an </text:span><text:span text:style-name="T17">underscore</text:span><text:span text:style-name="T231">.</text:span></text:p>
        <text:p text:style-name="P274">&lt;%= render partial: 'form' %&gt;</text:p>
        <text:p text:style-name="P86">to <text:span text:style-name="T232">link inside the other file (</text:span><text:span text:style-name="T88">new.html.erb</text:span><text:span text:style-name="T232">)</text:span></text:p>
        <text:h text:style-name="P371" text:outline-level="2"><text:bookmark-start text:name="__RefHeading___Toc1056_17269507521"/>link_to<text:bookmark-end text:name="__RefHeading___Toc1056_17269507521"/></text:h>
        <text:p text:style-name="P86">The first part of this helper after the <text:span text:style-name="Source_20_Text">link_to</text:span>, is <text:span text:style-name="T1">the text</text:span> you want the link to say. </text:p>
        <text:p text:style-name="P116">The next part is our <text:span text:style-name="T1">route helper</text:span>.</text:p>
        <text:p text:style-name="P116">When the template is rendered, it will output HTML like this:</text:p>
        <table:table table:name="Table51" table:style-name="Table51">
          <table:table-column table:style-name="Table51.A"/>
          <table:table-row>
            <table:table-cell table:style-name="Table51.A1" office:value-type="string">
              <text:p text:style-name="P274"><text:span text:style-name="Source_20_Text">&lt;a href="/articles/1"&gt;First Sample Article&lt;/a&gt;</text:span></text:p>
            </table:table-cell>
          </table:table-row>
          <table:table-row>
            <table:table-cell table:style-name="Table51.A2" office:value-type="string">
              <text:p text:style-name="P274">&lt;%<text:span text:style-name="T171">= </text:span><text:span text:style-name="T6">link_to</text:span><text:span text:style-name="T171"> </text:span><text:span text:style-name="T148">tweet.zombie.name</text:span><text:span text:style-name="T171">, <text:s/></text:span></text:p>
              <text:p text:style-name="P274"><text:span text:style-name="T155"><text:s text:c="5"/>zombie_path</text:span><text:span text:style-name="T148">(tweet.zombie)</text:span><text:span text:style-name="T171"> %&gt;</text:span></text:p>
            </table:table-cell>
          </table:table-row>
          <table:table-row>
            <table:table-cell table:style-name="Table51.A2" office:value-type="string">
              <text:h text:style-name="P349" text:outline-level="3"><text:bookmark-start text:name="__RefHeading___Toc4405_3061750504"/>alt sintax<text:bookmark-end text:name="__RefHeading___Toc4405_3061750504"/></text:h>
              <text:p text:style-name="P274">&lt;%<text:span text:style-name="T172">= </text:span><text:span text:style-name="T7">link_to<text:tab/></text:span><text:span text:style-name="T149">tweet.zombie.name, </text:span></text:p>
              <text:p text:style-name="P170"><text:span text:style-name="T149"><text:tab/><text:tab/><text:tab/>tweet.zombie</text:span><text:span text:style-name="T172"> %&gt;</text:span></text:p>
              <text:p text:style-name="P171">&lt;%= <text:span text:style-name="T1">link_to</text:span> <text:span text:style-name="T147">text_to_show,</text:span></text:p>
              <text:p text:style-name="P171"><text:span text:style-name="T147"><text:tab/><text:tab/> <text:s text:c="3"/>model_instance</text:span> %&gt;</text:p>
            </table:table-cell>
          </table:table-row>
          <table:table-row>
            <table:table-cell table:style-name="Table51.A2" office:value-type="string">
              <text:h text:style-name="P350" text:outline-level="3"><text:bookmark-start text:name="__RefHeading___Toc4407_3061750504"/>arguments<text:bookmark-end text:name="__RefHeading___Toc4407_3061750504"/></text:h>
              <text:p text:style-name="P274">confirm</text:p>
              <text:p text:style-name="P274"><text:span text:style-name="T173">&lt;%=</text:span><text:tab/><text:span text:style-name="T173">link_to tweet.zombie.name,</text:span></text:p>
              <text:p text:style-name="P274"><text:tab/> <text:s text:c="2"/><text:tab/> <text:s/><text:span text:style-name="T173">tweet.zombie,</text:span></text:p>
              <text:p text:style-name="P274"><text:tab/><text:span text:style-name="T18">confirm:</text:span><text:span text:style-name="T173"> “Are you sure?” %&gt;</text:span></text:p>
            </table:table-cell>
          </table:table-row>
        </table:table>
        <text:h text:style-name="P361" text:outline-level="2">shortcuts</text:h>
        <table:table table:name="Table58" table:style-name="Table58">
          <table:table-column table:style-name="Table58.A"/>
          <table:table-column table:style-name="Table58.B"/>
          <table:table-row>
            <table:table-cell table:style-name="Table58.A1" office:value-type="string">
              <text:p text:style-name="P278">rails s</text:p>
            </table:table-cell>
            <table:table-cell table:style-name="Table58.B1" office:value-type="string">
              <text:p text:style-name="P278">rails server</text:p>
            </table:table-cell>
          </table:table-row>
          <table:table-row>
            <table:table-cell table:style-name="Table58.A2" office:value-type="string">
              <text:p text:style-name="P278">rails c</text:p>
            </table:table-cell>
            <table:table-cell table:style-name="Table58.B2" office:value-type="string">
              <text:p text:style-name="P278">rails console</text:p>
            </table:table-cell>
          </table:table-row>
          <table:table-row>
            <table:table-cell table:style-name="Table58.A2" office:value-type="string">
              <text:p text:style-name="P278">rails g</text:p>
            </table:table-cell>
            <table:table-cell table:style-name="Table58.B2" office:value-type="string">
              <text:p text:style-name="P278">rails generate</text:p>
            </table:table-cell>
          </table:table-row>
          <table:table-row>
            <table:table-cell table:style-name="Table58.A2" office:value-type="string">
              <text:p text:style-name="P278">rails t</text:p>
            </table:table-cell>
            <table:table-cell table:style-name="Table58.B2" office:value-type="string">
              <text:p text:style-name="P278">rails test</text:p>
            </table:table-cell>
          </table:table-row>
          <table:table-row>
            <table:table-cell table:style-name="Table58.A2" office:value-type="string">
              <text:p text:style-name="P278">bundle</text:p>
            </table:table-cell>
            <table:table-cell table:style-name="Table58.B2" office:value-type="string">
              <text:p text:style-name="P278">bundle install</text:p>
            </table:table-cell>
          </table:table-row>
        </table:table>
        <text:p text:style-name="P117"/>
        <text:h text:style-name="P326" text:outline-level="1"><text:bookmark-start text:name="__RefHeading___Toc12698_952624381"/>REST<text:bookmark-end text:name="__RefHeading___Toc12698_952624381"/></text:h>
        <text:p text:style-name="P89"><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4">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4">URL</text:p>
            </table:table-cell>
            <table:table-cell table:style-name="Table19.A1" office:value-type="string">
              <text:p text:style-name="P53">HTTP</text:p>
              <text:p text:style-name="P55">req</text:p>
            </table:table-cell>
            <table:table-cell table:style-name="Table19.A1" office:value-type="string">
              <text:p text:style-name="P56">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30">GET</text:p>
            </table:table-cell>
            <table:table-cell table:style-name="Table19.A2" office:value-type="string">
              <text:p text:style-name="P13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0">GET</text:p>
            </table:table-cell>
            <table:table-cell table:style-name="Table19.A2" office:value-type="string">
              <text:p text:style-name="P13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0">GET</text:p>
            </table:table-cell>
            <table:table-cell table:style-name="Table19.A2" office:value-type="string">
              <text:p text:style-name="P130">new</text:p>
            </table:table-cell>
            <table:table-cell table:style-name="Table19.D4" office:value-type="string">
              <text:p text:style-name="P52"><text:span text:style-name="T1">new</text:span> user<text:span text:style-name="T281"> </text:span><text:span text:style-name="T31">page</text:span></text:p>
            </table:table-cell>
          </table:table-row>
          <table:table-row>
            <table:table-cell table:style-name="Table19.A2" office:value-type="string">
              <text:p text:style-name="P221">/<text:span text:style-name="T241">users</text:span></text:p>
            </table:table-cell>
            <table:table-cell table:style-name="Table19.A2" office:value-type="string">
              <text:p text:style-name="P224">POST</text:p>
            </table:table-cell>
            <table:table-cell table:style-name="Table19.A2" office:value-type="string">
              <text:p text:style-name="P222">create</text:p>
            </table:table-cell>
            <table:table-cell table:style-name="Table19.D5" office:value-type="string">
              <text:p text:style-name="P82"><text:span text:style-name="T1">create</text:span> a new usr</text:p>
            </table:table-cell>
          </table:table-row>
          <table:table-row>
            <table:table-cell table:style-name="Table19.A2" office:value-type="string">
              <text:p text:style-name="P136">/users/1/edit</text:p>
            </table:table-cell>
            <table:table-cell table:style-name="Table19.A2" office:value-type="string">
              <text:p text:style-name="P223">GET</text:p>
            </table:table-cell>
            <table:table-cell table:style-name="Table19.A2" office:value-type="string">
              <text:p text:style-name="P13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7">PATCH</text:p>
            </table:table-cell>
            <table:table-cell table:style-name="Table19.A2" office:value-type="string">
              <text:p text:style-name="P225">update</text:p>
            </table:table-cell>
            <table:table-cell table:style-name="Table19.D7" office:value-type="string">
              <text:p text:style-name="P57"><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6">DELETE</text:p>
            </table:table-cell>
            <table:table-cell table:style-name="Table19.A2" office:value-type="string">
              <text:p text:style-name="P228">destroy</text:p>
            </table:table-cell>
            <table:table-cell table:style-name="Table19.D8" office:value-type="string">
              <text:p text:style-name="P57"><text:span text:style-name="T1">delete</text:span> <text:s/>user id1</text:p>
            </table:table-cell>
          </table:table-row>
        </table:table>
        <text:p text:style-name="Standard"><text:span text:style-name="T210">This is the way to model your requests and should</text:span> be the <text:span text:style-name="T1">ONLY</text:span> way that those requests are done</text:p>
        <text:h text:style-name="Heading_20_2" text:outline-level="2"><text:bookmark-start text:name="__RefHeading___Toc11862_750884121"/><text:span text:style-name="T127">HTTP</text:span> <text:span text:style-name="T203">verbs</text:span><text:bookmark-end text:name="__RefHeading___Toc11862_750884121"/></text:h>
        <text:p text:style-name="P64">An emphasis on <text:span text:style-name="T69">HTTP</text:span> verbs is typical of web frameworks (including Rails) influenced by the <text:span text:style-name="T6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3">is the most common <text:span text:style-name="T69">HTTP</text:span> operation, used for reading data on the web. </text:p>
            </table:table-cell>
            <table:table-cell table:style-name="Table13.B1" office:value-type="string">
              <text:p text:style-name="P63">it just means “<text:span text:style-name="T1">get a page</text:span>”, and every time you visit a site like <text:a xlink:type="simple" xlink:href="http://www.google.com/" text:style-name="Internet_20_link" text:visited-style-name="Visited_20_Internet_20_Link">http://www.google.com/</text:a></text:p>
              <text:p text:style-name="P63">your browser is submitting a <text:span text:style-name="T6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3">is the next most common operation:</text:p>
              <text:p text:style-name="P63"><text:span text:style-name="T1">the request sent by your browser when you submit a form</text:span>.</text:p>
            </table:table-cell>
            <table:table-cell table:style-name="Table17.B1" office:value-type="string">
              <text:p text:style-name="P63">In Rails applications, <text:span text:style-name="T69">POST</text:span> requests are typically used for creating things (although <text:span text:style-name="T69">HTTP</text:span> also allows <text:span text:style-name="T78">POST</text:span><text:span text:style-name="T204"> to perform updates). </text:span></text:p>
            </table:table-cell>
          </table:table-row>
          <table:table-row>
            <table:table-cell table:style-name="Table17.A2" table:number-columns-spanned="2" office:value-type="string">
              <text:p text:style-name="P63"><text:span text:style-name="T204">For example, the </text:span><text:span text:style-name="T78">POST</text:span><text:span text:style-name="T20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2">PATCH</text:span> <text:span text:style-name="T237">&amp;</text:span> <text:span text:style-name="T122">DELETE</text:span><text:bookmark-end text:name="__RefHeading___Toc1846_779349869"/></text:h>
        <text:p text:style-name="P62">are designed for updating and destroying things on the remote server. These requests are less common than <text:span text:style-name="T69">GET</text:span> and <text:span text:style-name="T69">POST</text:span> since browsers</text:p>
        <text:p text:style-name="P62">are incapable of sending them natively, but some web frameworks (including Ruby on Rails) have clever ways of making it seem like browsers are issuing such requests. </text:p>
        <text:p text:style-name="P62"/>
        <text:p text:style-name="Standard"><text:bookmark-start text:name="__RefHeading___Toc11864_750884121"/>As a result, Rails supports all four of the request types <text:span text:style-name="T69">GET</text:span>, <text:span text:style-name="T69">POST</text:span>, <text:span text:style-name="T69">PATCH</text:span>, and <text:span text:style-name="T69">DELETE</text:span>.<text:bookmark-end text:name="__RefHeading___Toc11864_750884121"/></text:p>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210">generation means removing not only the principal</text:span> generated file, but all the ancillary files as well.</text:p>
        <text:p text:style-name="P307">these two commands cancel each other out:</text:p>
        <table:table table:name="Table59" table:style-name="Table59">
          <table:table-column table:style-name="Table59.A"/>
          <table:table-row>
            <table:table-cell table:style-name="Table59.A1" office:value-type="string">
              <text:p text:style-name="P331">$ rails <text:span text:style-name="T1">generate</text:span> controller</text:p>
              <text:p text:style-name="P332"><text:s/>StaticPages home help</text:p>
            </table:table-cell>
          </table:table-row>
          <table:table-row>
            <table:table-cell table:style-name="Table59.A2" office:value-type="string">
              <text:p text:style-name="P331">$ rails <text:span text:style-name="T1">destroy</text:span> controller </text:p>
              <text:p text:style-name="P33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31">$ rails <text:span text:style-name="T1">generate</text:span> model User</text:p>
              <text:p text:style-name="P33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33">$ bundle exec rake db:<text:span text:style-name="T1">migrate</text:span> <text:span text:style-name="T1">VERSION=0</text:span></text:p>
            </table:table-cell>
          </table:table-row>
        </table:table>
        <text:p text:style-name="P304"><text:span text:style-name="T282">substituting any other number for 0 migrates </text:span>to that version number, where the version numbers come from listing the migrations sequentially.</text:p>
        <text:h text:style-name="P327" text:outline-level="1"><text:bookmark-start text:name="__RefHeading___Toc3293_1309305363"/>Relationships<text:bookmark-end text:name="__RefHeading___Toc3293_1309305363"/></text:h>
        <text:p text:style-name="P219">ash = Zombie.find(1)</text:p>
        <text:p text:style-name="P218">t = Tweet.create(<text:tab/> status: “braaainz”,</text:p>
        <text:p text:style-name="P218"><text:tab/><text:tab/><text:tab/> zombie: ash)</text:p>
        <text:p text:style-name="P218"/>
        <text:p text:style-name="P165">class Zombie &lt; ActiveRecord::Base</text:p>
        <text:p text:style-name="P165"><text:s text:c="2"/>has_many :weapons</text:p>
        <text:p text:style-name="P165">end</text:p>
        <text:p text:style-name="P218"/>
        <text:p text:style-name="P165">class Tweet &lt; ActiveRecord::Base</text:p>
        <text:p text:style-name="P165"><text:s text:c="2"/>belongs_to :zombie</text:p>
        <text:p text:style-name="P165">end</text:p>
        <text:h text:style-name="P309" text:outline-level="1"><text:bookmark-start text:name="__RefHeading___Toc12700_952624381"/><text:span text:style-name="T219">Scaffolding </text:span><text:bookmark-end text:name="__RefHeading___Toc12700_952624381"/></text:h>
        <text:p text:style-name="P175">$ rails <text:span text:style-name="T1">generate scaffold</text:span> <text:span text:style-name="T1">User</text:span></text:p>
        <text:p text:style-name="P175"><text:tab/><text:tab/> <text:span text:style-name="T1">name</text:span>:<text:span text:style-name="T147">string</text:span> <text:span text:style-name="T1">email</text:span>:<text:span text:style-name="T147">string</text:span></text:p>
        <text:p text:style-name="P176"/>
        <text:p text:style-name="P127">$ rails <text:span text:style-name="T1">generate scaffold Micropost</text:span></text:p>
        <text:p text:style-name="P128"><text:s/><text:span text:style-name="T1">content</text:span>:<text:span text:style-name="T150">text</text:span> <text:span text:style-name="T1">user_id</text:span>:<text:span text:style-name="T147">integer</text:span></text:p>
        <text:p text:style-name="P177"/>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6"/>
        <text:p text:style-name="P51"><text:span text:style-name="T240">in generating the </text:span><text:span text:style-name="T117">Users</text:span><text:span text:style-name="T240"> resource scaffolding we have also created a large number of pages for manipu</text:span>lating users. </text:p>
        <text:p text:style-name="P51">For example, <text:span text:style-name="T117">/users</text:span>, and <text:span text:style-name="T117">/users/new</text:span>. </text:p>
        <text:h text:style-name="P314" text:outline-level="1"><text:bookmark-start text:name="__RefHeading___Toc1745_1812042296"/>Validation<text:bookmark-end text:name="__RefHeading___Toc1745_1812042296"/></text:h>
        <text:p text:style-name="P238">validate<text:span text:style-name="T168">s</text:span>_<text:span text:style-name="T1">presence</text:span>_of<text:tab/><text:span text:style-name="T147">:status</text:span></text:p>
        <text:p text:style-name="P238">validate<text:span text:style-name="T168">s</text:span>_<text:span text:style-name="T1">numericality</text:span>_of <text:s/><text:span text:style-name="T100">:fingers</text:span></text:p>
        <text:p text:style-name="P238">validite<text:span text:style-name="T168">s</text:span>_<text:span text:style-name="T1">uniqueness</text:span>_of<text:tab/><text:span text:style-name="T100">:toothmarks</text:span></text:p>
        <text:p text:style-name="P238">validate<text:span text:style-name="T168">s</text:span>_<text:span text:style-name="T1">confirmation</text:span>_of<text:tab/><text:span text:style-name="T100">:password</text:span></text:p>
        <text:p text:style-name="P239">validate<text:span text:style-name="T168">s</text:span>_<text:span text:style-name="T1">acceptance</text:span>_of<text:tab/><text:span text:style-name="T101">:death</text:span></text:p>
        <text:p text:style-name="P129"><text:span text:style-name="T70">v</text:span><text:span text:style-name="T69">alidate</text:span><text:span text:style-name="T71">s</text:span><text:span text:style-name="T69">_</text:span><text:span text:style-name="T105">presence</text:span><text:span text:style-name="T115">_of<text:tab/>true</text:span></text:p>
        <table:table table:name="Table7" table:style-name="Table7">
          <table:table-column table:style-name="Table7.A"/>
          <table:table-column table:style-name="Table7.B"/>
          <table:table-row>
            <table:table-cell table:style-name="Table7.A1" office:value-type="string">
              <text:p text:style-name="P133">validate<text:span text:style-name="T169">s</text:span>_<text:span text:style-name="T1">length</text:span>_of<text:tab/></text:p>
              <text:p text:style-name="P151">:password,minimum:3</text:p>
            </table:table-cell>
            <table:table-cell table:style-name="Table7.B1" office:value-type="string">
              <text:p text:style-name="P289">validate<text:span text:style-name="T169">s</text:span>_<text:span text:style-name="T1">format</text:span><text:span text:style-name="T130">_of</text:span></text:p>
              <text:p text:style-name="P290">:email, with: /regex/i</text:p>
            </table:table-cell>
          </table:table-row>
        </table:table>
        <text:p text:style-name="P149">validate<text:span text:style-name="T170">s</text:span>_<text:span text:style-name="T1">inclusion</text:span>_of <text:s text:c="3"/><text:span text:style-name="T147">:age, in: 21..99</text:span></text:p>
        <text:p text:style-name="P153">validate<text:span text:style-name="T170">s</text:span>_<text:span text:style-name="T1">exclusion</text:span><text:span text:style-name="T130">_of: <text:s text:c="2"/></text:span><text:span text:style-name="T153">:age, in: 0...21,</text:span></text:p>
        <text:p text:style-name="P152"><text:s/>message “Sorry”</text:p>
        <table:table table:name="Table8" table:style-name="Table8">
          <table:table-column table:style-name="Table8.A"/>
          <table:table-column table:style-name="Table8.B"/>
          <table:table-row>
            <table:table-cell table:style-name="Table8.A1" office:value-type="string">
              <text:h text:style-name="P338" text:outline-level="3"><text:bookmark-start text:name="__RefHeading___Toc2229_1812042296"/>Alter<text:span text:style-name="T167">nate form</text:span><text:bookmark-end text:name="__RefHeading___Toc2229_1812042296"/></text:h>
            </table:table-cell>
            <table:table-cell table:style-name="Table8.B1" office:value-type="string">
              <text:p text:style-name="P240">validates :status,</text:p>
              <text:p text:style-name="P240"><text:s text:c="6"/>presence: true,</text:p>
              <text:p text:style-name="P150"><text:s text:c="6"/>length: {minimum: 3}</text:p>
            </table:table-cell>
          </table:table-row>
        </table:table>
        <text:p text:style-name="Standard"/>
        <text:h text:style-name="P320" text:outline-level="1"><text:bookmark-start text:name="__RefHeading___Toc3442_662114661"/>Aut<text:span text:style-name="T252">h</text:span>entification<text:bookmark-end text:name="__RefHeading___Toc3442_662114661"/></text:h>
        <text:h text:style-name="P362" text:outline-level="2"><text:bookmark-start text:name="__RefHeading___Toc3396_662114661"/>sorcery<text:bookmark-end text:name="__RefHeading___Toc3396_662114661"/></text:h>
        <text:p text:style-name="P71">add to the Gemfile: <text:tab/><text:span text:style-name="T105">gem ‘sorcery’</text:span></text:p>
        <text:p text:style-name="P106">then in the terminal do:</text:p>
        <text:p text:style-name="P245">$ bundle</text:p>
        <text:p text:style-name="P245">$ rails generate</text:p>
        <text:p text:style-name="P106">the output <text:span text:style-name="T252">has to </text:span>list <text:span text:style-name="T105">sorcery:install</text:span></text:p>
        <text:p text:style-name="P138">$ rails <text:span text:style-name="T1">generate sorcery:install</text:span> --model=Author </text:p>
        <text:p text:style-name="P105">fix the: <text:span text:style-name="T69">db/</text:span><text:span text:style-name="T105">migrate</text:span><text:span text:style-name="T69">/*_sorcery_core.rb</text:span></text:p>
        <text:p text:style-name="P92"><text:span text:style-name="T94">app/models/author.rb</text:span> should contain</text:p>
        <text:p text:style-name="P246">authenticates_with_sorcery!</text:p>
        <text:p text:style-name="P106">then</text:p>
        <text:p text:style-name="P247">$ rails generate scaffold_controller <text:s/></text:p>
        <text:p text:style-name="P247"><text:s text:c="4"/>Author username:string email:string </text:p>
        <text:p text:style-name="P247"><text:s text:c="4"/>password:password <text:tab/> <text:tab/> <text:s/></text:p>
        <text:p text:style-name="P247"><text:s text:c="4"/>password_confirmation:password</text:p>
        <text:p text:style-name="P247"/>
        <text:p text:style-name="P71">Rails has two scaffold generators: </text:p>
        <table:table table:name="Table29" table:style-name="Table29">
          <table:table-column table:style-name="Table29.A"/>
          <table:table-column table:style-name="Table29.B"/>
          <table:table-row>
            <table:table-cell table:style-name="Table29.A1" office:value-type="string">
              <text:p text:style-name="P71">The <text:span text:style-name="Strong_20_Emphasis">scaffold</text:span> generator generates the model, controller and views. </text:p>
            </table:table-cell>
            <table:table-cell table:style-name="Table29.A1" office:value-type="string">
              <text:p text:style-name="P71"><text:span text:style-name="Strong_20_Emphasis">scaffold_controller</text:span> will generate the controller and views. </text:p>
            </table:table-cell>
          </table:table-row>
        </table:table>
        <text:p text:style-name="P71">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5" text:outline-level="1"/>
        <text:h text:style-name="P316" text:outline-level="1"/>
        <text:h text:style-name="P328" text:outline-level="1"><text:bookmark-start text:name="__RefHeading___Toc3197_1309305363"/>Testing<text:bookmark-end text:name="__RefHeading___Toc3197_1309305363"/></text:h>
        <text:p text:style-name="P101">1. Tests protect against regressions, where a <text:span text:style-name="T208">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68">rails generate controller automatically generate<text:span text:style-name="T256">s</text:span> a test file to get us started:<text:tab/></text:p>
        <text:p text:style-name="P136">test/controllers/static_pages_controller_test.rb</text:p>
        <table:table table:name="Table23" table:style-name="Table23">
          <table:table-column table:style-name="Table23.A"/>
          <table:table-row>
            <table:table-cell table:style-name="Table23.A1" office:value-type="string">
              <text:p text:style-name="P169">test "should get home" do</text:p>
              <text:p text:style-name="P169"><text:s text:c="4"/><text:span text:style-name="T1">get</text:span> :home</text:p>
              <text:p text:style-name="P169"><text:s text:c="4"/>assert_response :success</text:p>
              <text:p text:style-name="P154">end</text:p>
            </table:table-cell>
          </table:table-row>
        </table:table>
        <text:p text:style-name="Standard"><text:span text:style-name="T245">the use of </text:span><text:span text:style-name="T109">get</text:span><text:span text:style-name="T245"> indicates that our tests expect the Home and Help pages to be ordinary web pages, accessed using a GET request. The response </text:span><text:span text:style-name="T92">:success</text:span><text:span text:style-name="T245"> is an abstract representation of the underlying HTTP status code.</text:span></text:p>
        <text:p text:style-name="Standard"/>
        <text:p text:style-name="P69">That test basically says: <text:tab/></text:p>
        <text:p text:style-name="P69">“<text:span text:style-name="T147">Let’s test the Home page by issuing a GET request to the home action and then making sure we receive a ‘success’ status code in response.</text:span>”</text:p>
        <text:p text:style-name="P211">Red, Green, Refactor</text:p>
        <text:p text:style-name="P211"/>
        <text:p text:style-name="P215">$ bundle exec rake test</text:p>
        <text:h text:style-name="P363" text:outline-level="2"><text:bookmark-start text:name="__RefHeading___Toc3903_2090589654"/>color <text:span text:style-name="T246">tests</text:span><text:bookmark-end text:name="__RefHeading___Toc3903_2090589654"/></text:h>
        <text:p text:style-name="P213">test/test_helper.rb</text:p>
        <text:p text:style-name="P45">add:</text:p>
        <text:p text:style-name="P214">require “<text:span text:style-name="T205">m</text:span>initest/reporters”</text:p>
        <text:p text:style-name="P215">Minitest::Reporters.use!</text:p>
        <text:h text:style-name="P363" text:outline-level="2"><text:bookmark-start text:name="__RefHeading___Toc3905_2090589654"/>test.rb<text:bookmark-end text:name="__RefHeading___Toc3905_2090589654"/></text:h>
        <text:p text:style-name="P215">require 'test_helper'</text:p>
        <text:p text:style-name="P215"/>
        <text:p text:style-name="P215">class StaticPagesControllerTest &lt; <text:s/></text:p>
        <text:p text:style-name="P215"><text:s text:c="7"/>ActionController::TestCase</text:p>
        <text:p text:style-name="P215"><text:s text:c="2"/>test "should get home" do</text:p>
        <text:p text:style-name="P215"><text:s text:c="4"/><text:span text:style-name="T1">get</text:span> :home</text:p>
        <text:p text:style-name="P215"><text:s text:c="4"/>assert_response :success</text:p>
        <text:p text:style-name="P215"><text:s text:c="2"/>end</text:p>
        <text:p text:style-name="P230">end</text:p>
        <text:h text:style-name="Heading_20_2" text:outline-level="2"><text:bookmark-start text:name="__RefHeading___Toc5042_408927193"/><text:span text:style-name="T247">G</text:span>uard gem<text:bookmark-end text:name="__RefHeading___Toc5042_408927193"/></text:h>
        <text:p text:style-name="P104">this time it’s really better to prepone <text:span text:style-name="T93">bundle exec</text:span></text:p>
        <text:p text:style-name="Standard"><text:span text:style-name="T248">1) edit the </text:span><text:span text:style-name="T105">Guardfile</text:span><text:span text:style-name="T69"><text:tab/><text:tab/></text:span><text:span text:style-name="T186">2) </text:span><text:span text:style-name="T93">$ </text:span><text:span text:style-name="T110">guard init </text:span></text:p>
        <text:p text:style-name="P23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8">3) </text:span>edit <text:s/>.<text:span text:style-name="T93">gitignore</text:span></text:p>
            </table:table-cell>
            <table:table-cell table:style-name="Table24.B1" office:value-type="string">
              <text:p text:style-name="P232"># Ignore Spring files</text:p>
              <text:p text:style-name="P232">/spring/*.pid</text:p>
            </table:table-cell>
          </table:table-row>
        </table:table>
        <text:h text:style-name="P351" text:outline-level="3"><text:bookmark-start text:name="__RefHeading___Toc5044_408927193"/>kill springcoso<text:bookmark-end text:name="__RefHeading___Toc5044_408927193"/></text:h>
        <text:p text:style-name="Preformatted_20_Text">$ spring stop</text:p>
        <text:p text:style-name="P244">$ pkill -9 -f spring</text:p>
        <text:h text:style-name="P310" text:outline-level="1"/>
        <text:h text:style-name="P329" text:outline-level="1"><text:bookmark-start text:name="__RefHeading___Toc3444_662114661"/>Cloud9<text:bookmark-end text:name="__RefHeading___Toc3444_662114661"/></text:h>
        <text:p text:style-name="P245">rails server -b $IP </text:p>
        <text:p text:style-name="P245"><text:s text:c="13"/>-p $PORT</text:p>
        <text:p text:style-name="P71">assign<text:span text:style-name="T201">s</text:span> the IP address and port number dynamically. If you <text:span text:style-name="T200">w</text:span>ant to see the values of these variables, type echo $IP or echo $PORT at the command line.</text:p>
        <text:p text:style-name="P71"/>
        <text:p text:style-name="P245"><text:bookmark-start text:name="__RefHeading___Toc5079_408927193"/><text:span text:style-name="T95">-p</text:span><text:span text:style-name="T255">, Runs Rails on the specified port. Default: </text:span><text:span text:style-name="T95">3000</text:span><text:span text:style-name="T255"><text:line-break/></text:span><text:span text:style-name="T95">-b</text:span><text:span text:style-name="T255">, Binds Rails to the specified ip. Default: </text:span><text:span text:style-name="T95">0.0.0.0</text:span><text:span text:style-name="T255"> <text:s/></text:span><text:bookmark-end text:name="__RefHeading___Toc5079_408927193"/></text:p>
        <text:h text:style-name="P317" text:outline-level="1"><text:bookmark-start text:name="__RefHeading___Toc4409_3061750504"/>Heroku<text:bookmark-end text:name="__RefHeading___Toc4409_3061750504"/></text:h>
        <text:p text:style-name="P115"><text:span text:style-name="T278">in </text:span>config.ru</text:p>
        <table:table table:name="Table48" table:style-name="Table48">
          <table:table-column table:style-name="Table48.A"/>
          <table:table-row>
            <table:table-cell table:style-name="Table48.A1" office:value-type="string">
              <text:p text:style-name="Preformatted_20_Text">require './<text:span text:style-name="T27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88">$ heroku run rails db:migrate</text:p>
            </table:table-cell>
          </table:table-row>
          <table:table-row>
            <table:table-cell table:style-name="Table57.A2" office:value-type="string">
              <text:p text:style-name="P288">$ heroku run console</text:p>
            </table:table-cell>
          </table:table-row>
          <table:table-row>
            <table:table-cell table:style-name="Table57.A2" office:value-type="string">
              <text:p text:style-name="P288">$ heroku logs -t</text:p>
            </table:table-cell>
          </table:table-row>
          <table:table-row>
            <table:table-cell table:style-name="Table57.A2" office:value-type="string">
              <text:p text:style-name="P288">$ heroku restart</text:p>
            </table:table-cell>
          </table:table-row>
        </table:table>
        <text:p text:style-name="Preformatted_20_Text"/>
        <text:h text:style-name="P318" text:outline-level="1"/>
        <text:h text:style-name="P330" text:outline-level="1"><text:bookmark-start text:name="__RefHeading___Toc3799_3366807044"/>Sinatra<text:bookmark-end text:name="__RefHeading___Toc3799_3366807044"/></text:h>
        <text:h text:style-name="P364" text:outline-level="2"><text:bookmark-start text:name="__RefHeading___Toc3801_3366807044"/>start server<text:bookmark-end text:name="__RefHeading___Toc3801_3366807044"/></text:h>
        <text:p text:style-name="P255">$ ruby file_wtfoso.rb</text:p>
        <text:h text:style-name="P364" text:outline-level="2"><text:bookmark-start text:name="__RefHeading___Toc3803_3366807044"/>reloader<text:bookmark-end text:name="__RefHeading___Toc3803_3366807044"/></text:h>
        <text:p text:style-name="Preformatted_20_Text"><text:span text:style-name="Source_20_Text"><text:span text:style-name="T263">$ </text:span></text:span><text:span text:style-name="Source_20_Text">gem install sinatra-contrib</text:span> </text:p>
        <text:p text:style-name="P85">and in<text:span text:style-name="T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3"><text:span text:style-name="Source_20_Text"><text:span text:style-name="T30">if development?</text:span></text:span></text:p>
              <text:p text:style-name="P23"><text:span text:style-name="Source_20_Text"><text:span text:style-name="T187">Heroku will automatically know not to use it (and it will still work locally!)</text:span></text:span></text:p>
            </table:table-cell>
          </table:table-row>
          <table:table-row>
            <table:table-cell table:style-name="Table36.A2" office:value-type="string">
              <text:p text:style-name="P84">or the <text:span text:style-name="T97">shotgun</text:span> gem can be used:</text:p>
              <text:p text:style-name="P267">$ <text:span text:style-name="T1">shotgun</text:span> app.rb</text:p>
              <text:p text:style-name="P84">As Shotgun's listening on a different port<text:span text:style-name="T274">:</text:span> <text:span text:style-name="Source_20_Text">http://localhost:9393/</text:span></text:p>
            </table:table-cell>
          </table:table-row>
        </table:table>
        <text:h text:style-name="P36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6">├── <text:span text:style-name="T1">app.rb</text:span></text:p>
              <text:p text:style-name="P196">├── db</text:p>
              <text:p text:style-name="P196">│ <text:s text:c="2"/>├── connection.rb</text:p>
              <text:p text:style-name="P196">│ <text:s text:c="2"/>└── schema.rb</text:p>
              <text:p text:style-name="P197">├── finatra.db</text:p>
              <text:p text:style-name="P256">├── <text:span text:style-name="T1">Gemfile</text:span></text:p>
              <text:p text:style-name="P256">├── Gemfile.lock</text:p>
              <text:p text:style-name="P256">├── public</text:p>
              <text:p text:style-name="P256">│ <text:s text:c="2"/>└── <text:span text:style-name="T1">styles</text:span>.<text:span text:style-name="T1">css</text:span></text:p>
              <text:p text:style-name="P256">└── <text:span text:style-name="T1">views</text:span></text:p>
              <text:p text:style-name="P256"><text:s text:c="4"/>├── <text:span text:style-name="T1">index</text:span>.erb</text:p>
              <text:p text:style-name="P256"><text:s text:c="4"/>├── <text:span text:style-name="T1">main</text:span>.erb</text:p>
              <text:p text:style-name="P256"><text:s text:c="4"/>└── <text:span text:style-name="T1">show</text:span>.erb</text:p>
            </table:table-cell>
          </table:table-row>
        </table:table>
        <text:h text:style-name="P366" text:outline-level="2"><text:bookmark-start text:name="__RefHeading___Toc4018_3366807044"/>app.rb<text:bookmark-end text:name="__RefHeading___Toc4018_3366807044"/></text:h>
        <text:p text:style-name="Standard"><text:span text:style-name="T111">layout:</text:span> is NOT mandatory</text:p>
        <table:table table:name="Table39" table:style-name="Table39">
          <table:table-column table:style-name="Table39.A"/>
          <table:table-row>
            <table:table-cell table:style-name="Table39.A1" office:value-type="string">
              <text:p text:style-name="P194">require 'sinatra'</text:p>
              <text:p text:style-name="P194">require 'sinatra/reloader'</text:p>
              <text:p text:style-name="P257"/>
              <text:p text:style-name="P258"><text:span text:style-name="T1">get "/"</text:span> do<text:span text:style-name="T271"> <text:s/></text:span></text:p>
              <text:p text:style-name="P201"><text:s text:c="6"/>name_of :page, <text:s text:c="7"/>nameof: :layout</text:p>
              <text:p text:style-name="P194"><text:s text:c="2"/>erb :index, layout: :main</text:p>
              <text:p text:style-name="P257">end</text:p>
              <text:p text:style-name="P257"/>
              <text:p text:style-name="P257">get "/wo<text:span text:style-name="T264">m</text:span>bat" <text:span text:style-name="T276">{</text:span> "this is a wombat"<text:span text:style-name="T276"> }</text:span></text:p>
            </table:table-cell>
          </table:table-row>
          <table:table-row>
            <table:table-cell table:style-name="Table39.A2" office:value-type="string">
              <text:h text:style-name="P352" text:outline-level="3"><text:bookmark-start text:name="__RefHeading___Toc4215_3461777943"/>URL PARAMS<text:bookmark-end text:name="__RefHeading___Toc4215_3461777943"/></text:h>
              <text:p text:style-name="Standard"><text:span text:style-name="T98">@fish</text:span> will have the value from the url<text:span text:style-name="T275"> thanks to </text:span><text:span text:style-name="T118">params[:</text:span><text:span text:style-name="T120">url</text:span><text:span text:style-name="T121">_blabla</text:span><text:span text:style-name="T118">]</text:span></text:p>
            </table:table-cell>
          </table:table-row>
          <table:table-row>
            <table:table-cell table:style-name="Table39.A1" office:value-type="string">
              <text:p text:style-name="P259">get "/<text:span text:style-name="T1">:fish_name</text:span>" do<text:span text:style-name="T265"> <text:s text:c="2"/></text:span><text:span text:style-name="T147"># /beluga</text:span></text:p>
              <text:p text:style-name="P259"><text:s text:c="2"/>@fish = <text:span text:style-name="T1">params[:fish_name]</text:span></text:p>
              <text:p text:style-name="P259"><text:soft-page-break/><text:s text:c="2"/><text:span text:style-name="T1">erb :show</text:span>, layout: :main </text:p>
              <text:p text:style-name="P195">end</text:p>
            </table:table-cell>
          </table:table-row>
        </table:table>
        <text:h text:style-name="P367"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0">&lt;!DOCTYPE html&gt; &lt;html&gt;</text:p>
              <text:p text:style-name="P260">&lt;head&gt;</text:p>
              <text:p text:style-name="P260"><text:s text:c="2"/>&lt;title&gt;Finatra&lt;/title&gt;</text:p>
              <text:p text:style-name="P260"><text:s text:c="2"/>&lt;link rel="<text:span text:style-name="T1">stylesheet</text:span>" </text:p>
              <text:p text:style-name="P260"><text:s text:c="6"/>href="styles.css"&gt;</text:p>
              <text:p text:style-name="P260">&lt;/head&gt;</text:p>
              <text:p text:style-name="P260">&lt;body&gt;</text:p>
              <text:p text:style-name="P260"><text:s text:c="2"/><text:span text:style-name="T1">&lt;%= yield %&gt;</text:span></text:p>
              <text:p text:style-name="P260"><text:s text:c="2"/>&lt;p&gt;this is main.erb&lt;/p&gt;</text:p>
              <text:p text:style-name="P260">&lt;/body&gt;</text:p>
              <text:p text:style-name="P260">&lt;/html&gt;</text:p>
            </table:table-cell>
          </table:table-row>
        </table:table>
        <text:h text:style-name="Heading_20_3" text:outline-level="3"><text:bookmark-start text:name="__RefHeading___Toc4024_3366807044"/>/index.erb<text:bookmark-end text:name="__RefHeading___Toc4024_3366807044"/></text:h>
        <text:p text:style-name="P112">it will be <text:span text:style-name="T12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1">&lt;h1&gt;<text:span text:style-name="T266"> </text:span><text:span text:style-name="T1">&lt;%= @fish %&gt;</text:span><text:span text:style-name="T29"> </text:span>&lt;/h1&gt;</text:p>
            </table:table-cell>
          </table:table-row>
        </table:table>
        <text:h text:style-name="P368" text:outline-level="2"><text:bookmark-start text:name="__RefHeading___Toc4028_3366807044"/>db<text:span text:style-name="T267">/</text:span><text:bookmark-end text:name="__RefHeading___Toc4028_3366807044"/></text:h>
        <text:h text:style-name="Heading_20_3" text:outline-level="3"><text:bookmark-start text:name="__RefHeading___Toc4030_3366807044"/><text:s text:c="2"/><text:span text:style-name="T270">/</text:span>schema.rb<text:bookmark-end text:name="__RefHeading___Toc4030_3366807044"/></text:h>
        <table:table table:name="Table42" table:style-name="Table42">
          <table:table-column table:style-name="Table42.A"/>
          <table:table-row>
            <table:table-cell table:style-name="Table42.A1" office:value-type="string">
              <text:p text:style-name="P262">require_relative "connection"</text:p>
              <text:p text:style-name="P262"/>
              <text:p text:style-name="P262">ActiveRecord::Schema.define do </text:p>
              <text:p text:style-name="P262"><text:s text:c="2"/>create_table :fish, </text:p>
              <text:p text:style-name="P262"><text:s text:c="16"/>force: :cascade do |t|</text:p>
              <text:p text:style-name="P262"><text:s text:c="2"/><text:span text:style-name="T268"><text:s text:c="2"/></text:span>t.string<text:span text:style-name="T268"> <text:s/></text:span>:name</text:p>
              <text:p text:style-name="P262"><text:s text:c="2"/><text:span text:style-name="T268"><text:s text:c="2"/></text:span>t.string<text:span text:style-name="T268"> <text:s/></text:span>:image_url</text:p>
              <text:p text:style-name="P262"><text:s text:c="2"/><text:span text:style-name="T268"><text:s text:c="2"/></text:span>t.text <text:tab/><text:span text:style-name="T268"> <text:s/></text:span>:description</text:p>
              <text:p text:style-name="P262"><text:span text:style-name="T268"><text:s text:c="2"/></text:span>end</text:p>
              <text:p text:style-name="P26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0">ActiveRecord::Base.establish_connection</text:span>({<text:tab/>database: "finatra.db",</text:p>
              <text:p text:style-name="Preformatted_20_Text"><text:tab/>adapter:<text:tab/>"sqlite3"<text:span text:style-name="T269"> <text:s text:c="2"/></text:span>})</text:p>
            </table:table-cell>
          </table:table-row>
        </table:table>
        <text:h text:style-name="P358" text:outline-level="2"/>
        <text:h text:style-name="P372" text:outline-level="2"><text:bookmark-start text:name="__RefHeading___Toc4138_984982547"/>Form<text:span text:style-name="T272">s</text:span><text:bookmark-end text:name="__RefHeading___Toc4138_984982547"/></text:h>
        <table:table table:name="Table50" table:style-name="Table50">
          <table:table-column table:style-name="Table50.A"/>
          <table:table-row>
            <table:table-cell table:style-name="Table50.A1" office:value-type="string">
              <text:p text:style-name="P163">#form 1</text:p>
              <text:p text:style-name="P268">views/index.erb</text:p>
              <table:table table:name="Table44" table:style-name="Table44">
                <table:table-column table:style-name="Table44.A"/>
                <table:table-row>
                  <table:table-cell table:style-name="Table44.A1" office:value-type="string">
                    <text:p text:style-name="P269">&lt;p&gt;What's for dinner?&lt;/p&gt;</text:p>
                    <text:p text:style-name="P269">&lt;<text:span text:style-name="T1">form</text:span> action='cast' method='post'&gt;</text:p>
                    <text:p text:style-name="P269"><text:s text:c="2"/>&lt;ul&gt;</text:p>
                    <text:p text:style-name="P269"><text:s text:c="4"/>&lt;% Choices.each do |id, text| %&gt;</text:p>
                    <text:p text:style-name="P269"><text:tab/>&lt;li&gt;</text:p>
                    <text:p text:style-name="P269"><text:tab/> <text:s/>&lt;input type='radio' </text:p>
                    <text:p text:style-name="P269"><text:tab/> <text:s/>name='<text:span text:style-name="T1">vote</text:span>' value='&lt;%= id %&gt;'</text:p>
                    <text:p text:style-name="P269"><text:tab/> <text:s/>id='vote_&lt;%= id %&gt;' /&gt;</text:p>
                    <text:p text:style-name="P269"><text:tab/> <text:s/>&lt;%= text %&gt;</text:p>
                    <text:p text:style-name="P269"><text:bookmark-start text:name="__DdeLink__4086_984982547"/><text:tab/><text:bookmark-end text:name="__DdeLink__4086_984982547"/>&lt;/li&gt;</text:p>
                    <text:p text:style-name="P269"><text:s text:c="4"/>&lt;% end %&gt;</text:p>
                    <text:p text:style-name="P269"><text:s text:c="2"/>&lt;/ul&gt;</text:p>
                    <text:p text:style-name="P269"><text:s text:c="2"/>&lt;button type='submit'&gt;vote!&lt;/button&gt;</text:p>
                    <text:p text:style-name="P269">&lt;/form&gt;</text:p>
                  </table:table-cell>
                </table:table-row>
              </table:table>
              <text:p text:style-name="P270">app.rb</text:p>
              <table:table table:name="Table45" table:style-name="Table45">
                <table:table-column table:style-name="Table45.A"/>
                <table:table-row>
                  <table:table-cell table:style-name="Table45.A1" office:value-type="string">
                    <text:p text:style-name="P284">get '/' { erb :index }</text:p>
                    <text:p text:style-name="P284">Choices = {"1" =&gt; "uno", "2" =&gt; "d"}</text:p>
                  </table:table-cell>
                </table:table-row>
              </table:table>
              <text:p text:style-name="P157"/>
            </table:table-cell>
          </table:table-row>
        </table:table>
        <text:p text:style-name="Preformatted_20_Text"/>
        <table:table table:name="Table53" table:style-name="Table53">
          <table:table-column table:style-name="Table53.A"/>
          <table:table-row>
            <table:table-cell table:style-name="Table53.A1" office:value-type="string">
              <text:p text:style-name="P212">#<text:span text:style-name="T277">form 2</text:span></text:p>
              <text:p text:style-name="Preformatted_20_Text">views/form.erb</text:p>
              <table:table table:name="Table54" table:style-name="Table54">
                <table:table-column table:style-name="Table54.A"/>
                <table:table-row>
                  <table:table-cell table:style-name="Table54.A1" office:value-type="string">
                    <text:p text:style-name="P283">&lt;form action="/form" method="post"&gt;</text:p>
                    <text:p text:style-name="P283"><text:s text:c="2"/>&lt;input type="text" name="<text:span text:style-name="T1">message</text:span>"&gt;</text:p>
                    <text:p text:style-name="P283"><text:s text:c="2"/>&lt;input type="submit"&gt;</text:p>
                    <text:p text:style-name="P283">&lt;/form&gt;</text:p>
                  </table:table-cell>
                </table:table-row>
              </table:table>
              <text:p text:style-name="P271">app.rb</text:p>
              <table:table table:name="Table55" table:style-name="Table55">
                <table:table-column table:style-name="Table55.A"/>
                <table:table-row>
                  <table:table-cell table:style-name="Table55.A1" office:value-type="string">
                    <text:p text:style-name="P285">get '/form' { erb :form }</text:p>
                  </table:table-cell>
                </table:table-row>
              </table:table>
              <text:p text:style-name="P271"/>
            </table:table-cell>
          </table:table-row>
        </table:table>
        <text:h text:style-name="P36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4">#form 1</text:p>
              <text:p text:style-name="P266">views/cast.erb</text:p>
              <table:table table:name="Table46" table:style-name="Table46">
                <table:table-column table:style-name="Table46.A"/>
                <table:table-row>
                  <table:table-cell table:style-name="Table46.A1" office:value-type="string">
                    <text:p text:style-name="P286">&lt;p&gt;You cast: &lt;%= Choices[@<text:span text:style-name="T130">vote</text:span>] %&gt;&lt;/p&gt;</text:p>
                  </table:table-cell>
                </table:table-row>
              </table:table>
              <text:p text:style-name="P265">app.rb</text:p>
              <table:table table:name="Table47" table:style-name="Table47">
                <table:table-column table:style-name="Table47.A"/>
                <table:table-row>
                  <table:table-cell table:style-name="Table47.A1" office:value-type="string">
                    <text:p text:style-name="P282"><text:span text:style-name="T1">post</text:span> '/cast' do</text:p>
                    <text:p text:style-name="P282"><text:tab/>@title = "Thanks <text:span text:style-name="T273">for </text:span>voting!"</text:p>
                    <text:p text:style-name="P282"><text:tab/>@vote = params['<text:span text:style-name="T1">vote</text:span>']</text:p>
                    <text:p text:style-name="P282"><text:tab/>erb :cast, <text:tab/>layout: :main</text:p>
                    <text:p text:style-name="P282">end</text:p>
                  </table:table-cell>
                </table:table-row>
              </table:table>
              <text:p text:style-name="P265"/>
            </table:table-cell>
          </table:table-row>
          <table:table-row>
            <table:table-cell table:style-name="Table52.A2" office:value-type="string">
              <text:p text:style-name="P212">#<text:span text:style-name="T277">form 2</text:span></text:p>
              <text:p text:style-name="P272">app.rb</text:p>
              <table:table table:name="Table49" table:style-name="Table49">
                <table:table-column table:style-name="Table49.A"/>
                <table:table-row>
                  <table:table-cell table:style-name="Table49.A1" office:value-type="string">
                    <text:p text:style-name="P287"><text:span text:style-name="T1">post</text:span> '/form' do</text:p>
                    <text:p text:style-name="P287"><text:tab/>"you said #{params[:<text:span text:style-name="T1">message</text:span>]}"</text:p>
                    <text:p text:style-name="P287">end</text:p>
                  </table:table-cell>
                </table:table-row>
              </table:table>
              <text:p text:style-name="P272"/>
            </table:table-cell>
          </table:table-row>
        </table:table>
        <text:p text:style-name="P114"/>
        <text:p text:style-name="P264"/>
        <text:p text:style-name="P263"/>
        <text:p text:style-name="P114"/>
        <text:p text:style-name="P30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5f480a"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7</text:span><text:span text:style-name="MT14"> </text:span><text:span text:style-name="MT15"><text:s text:c="6"/></text:span><text:span text:style-name="MT16"><text:page-number text:select-page="current">13</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0T23:47:03.520805951</dc:date>
    <meta:editing-duration>P6DT15H47M40S</meta:editing-duration>
    <meta:editing-cycles>555</meta:editing-cycles>
    <meta:generator>LibreOffice/5.3.0.3$Linux_X86_64 LibreOffice_project/30m0$Build-3</meta:generator>
    <meta:document-statistic meta:table-count="60" meta:image-count="2" meta:object-count="0" meta:page-count="16" meta:paragraph-count="866" meta:word-count="4305" meta:character-count="28489" meta:non-whitespace-character-count="24401"/>
  </office:meta>
</office:document-meta>
</file>